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5.00pt" fo:font-weight="bold" fo:font-family="'Times New Roman'" style:font-family-asian="'Times New Roman'" style:font-family-complex="'Times New Roman'" fo:background-color="transparent" style:use-window-font-color="true"/>
    </style:style>
    <style:style style:name="T3" style:family="text">
      <style:text-properties fo:font-size="15.00pt" fo:font-weight="bold" fo:font-family="'Times New Roman'" style:font-family-asian="'Times New Roman'" style:font-family-complex="'Times New Roman'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3.00pt" fo:font-weight="normal" fo:font-family="'Times New Roman'" style:font-family-asian="'Times New Roman'" style:font-family-complex="'Times New Roman'" fo:background-color="transparent" style:use-window-font-color="true"/>
    </style:style>
    <style:style style:name="T6" style:family="text">
      <style:text-properties fo:font-size="13.00pt" fo:font-weight="bold" fo:font-family="'Times New Roman'" style:font-family-asian="'Times New Roman'" style:font-family-complex="'Times New Roman'" fo:background-color="transparent" style:use-window-font-color="true"/>
    </style:style>
    <style:style style:name="T7" style:family="text">
      <style:text-properties fo:font-size="13.00pt" fo:font-weight="bold" fo:font-family="'Times New Roman'" style:font-family-asian="'Times New Roman'" style:font-family-complex="'Times New Roman'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3.00pt" fo:font-weight="normal" fo:font-family="'Times New Roman'" style:font-family-asian="'Times New Roman'" style:font-family-complex="'Times New Roman'" fo:background-color="transparent" style:use-window-font-color="true"/>
    </style:style>
    <style:style style:name="T10" style:family="text">
      <style:text-properties fo:font-size="13.00pt" fo:font-weight="bold" fo:font-family="'Times New Roman'" style:font-family-asian="'Times New Roman'" style:font-family-complex="'Times New Roman'" fo:background-color="transparent" style:use-window-font-color="true"/>
    </style:style>
    <style:style style:name="T11" style:family="text">
      <style:text-properties fo:font-size="13.00pt" fo:font-weight="bold" fo:font-family="'Times New Roman'" style:font-family-asian="'Times New Roman'" style:font-family-complex="'Times New Roman'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3.00pt" fo:font-weight="bold" fo:font-family="'Times New Roman'" style:font-family-asian="'Times New Roman'" style:font-family-complex="'Times New Roman'" fo:background-color="transparent" style:use-window-font-color="true"/>
    </style:style>
    <style:style style:name="T20" style:family="text">
      <style:text-properties fo:font-size="13.00pt" fo:font-weight="bold" fo:font-family="'Times New Roman'" style:font-family-asian="'Times New Roman'" style:font-family-complex="'Times New Roman'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3.00pt" fo:font-weight="bold" fo:font-family="'Times New Roman'" style:font-family-asian="'Times New Roman'" style:font-family-complex="'Times New Roman'" fo:background-color="transparent" style:use-window-font-color="true"/>
    </style:style>
    <style:style style:name="T23" style:family="text">
      <style:text-properties fo:font-size="13.00pt" fo:font-weight="bold" fo:font-family="'Times New Roman'" style:font-family-asian="'Times New Roman'" style:font-family-complex="'Times New Roman'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3.00pt" fo:font-weight="bold" fo:font-family="'Times New Roman'" style:font-family-asian="'Times New Roman'" style:font-family-complex="'Times New Roman'" fo:background-color="transparent" style:use-window-font-color="true"/>
    </style:style>
    <style:style style:name="T4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3.00pt" fo:font-weight="bold" fo:font-family="'Times New Roman'" style:font-family-asian="'Times New Roman'" style:font-family-complex="'Times New Roman'" fo:background-color="transparent" style:use-window-font-color="true"/>
    </style:style>
    <style:style style:name="T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3.00pt" fo:font-weight="bold" fo:font-family="'Times New Roman'" style:font-family-asian="'Times New Roman'" style:font-family-complex="'Times New Roman'" fo:background-color="transparent" style:use-window-font-color="true"/>
    </style:style>
    <style:style style:name="T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1" style:family="text">
      <style:text-properties fo:font-size="13.00pt" fo:font-weight="bold" fo:font-family="'Times New Roman'" style:font-family-asian="'Times New Roman'" style:font-family-complex="'Times New Roman'" fo:background-color="transparent" style:use-window-font-color="true"/>
    </style:style>
    <style:style style:name="T1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3" style:family="text">
      <style:text-properties fo:font-size="13.00pt" fo:font-weight="bold" fo:font-family="'Times New Roman'" style:font-family-asian="'Times New Roman'" style:font-family-complex="'Times New Roman'" fo:background-color="transparent" style:use-window-font-color="true"/>
    </style:style>
    <style:style style:name="T13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7" style:family="text">
      <style:text-properties fo:font-size="10.00pt" fo:font-weight="normal" fo:font-family="Consolas" style:font-family-asian="Consolas" style:font-family-complex="Consolas" fo:background-color="#ffff00" fo:color="#646464"/>
    </style:style>
    <style:style style:name="T13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39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4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41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4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43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4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45" style:family="text">
      <style:text-properties fo:font-size="10.00pt" fo:font-weight="normal" fo:font-family="Consolas" style:font-family-asian="Consolas" style:font-family-complex="Consolas" fo:background-color="#ffff00" fo:color="#000000" fo:font-style="italic"/>
    </style:style>
    <style:style style:name="T14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47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4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49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5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51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5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53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15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55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15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57" style:family="text">
      <style:text-properties fo:font-size="10.00pt" fo:font-weight="normal" fo:font-family="Consolas" style:font-family-asian="Consolas" style:font-family-complex="Consolas" fo:background-color="#ffff00" fo:color="#0000c0" fo:font-style="italic"/>
    </style:style>
    <style:style style:name="T15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59" style:family="text">
      <style:text-properties fo:font-size="10.00pt" fo:font-weight="bold" fo:font-family="Consolas" style:font-family-asian="Consolas" style:font-family-complex="Consolas" fo:background-color="#ffff00" fo:color="#0000c0" fo:font-style="italic"/>
    </style:style>
    <style:style style:name="T16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61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16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63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6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65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16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67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16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69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7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71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17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73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17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75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7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77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17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79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8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81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18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83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18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85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8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87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18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89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19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91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9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93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19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95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19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97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9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99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20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01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20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03" style:family="text">
      <style:text-properties fo:font-size="10.00pt" fo:font-weight="normal" fo:font-family="Consolas" style:font-family-asian="Consolas" style:font-family-complex="Consolas" fo:background-color="#ffff00" fo:color="#3f7f5f"/>
    </style:style>
    <style:style style:name="T204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#ffff00" fo:color="#3f7f5f"/>
    </style:style>
    <style:style style:name="T205" style:family="text">
      <style:text-properties fo:font-size="10.00pt" fo:font-weight="normal" fo:font-family="Consolas" style:font-family-asian="Consolas" style:font-family-complex="Consolas" fo:background-color="#ffff00" fo:color="#3f7f5f"/>
    </style:style>
    <style:style style:name="T20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07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20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09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21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11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21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13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21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15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21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17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21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19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22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21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22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23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22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25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22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27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22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29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23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31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23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33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23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35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23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37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23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39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24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41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24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43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24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45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24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47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24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49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25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51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25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53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25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55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25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57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25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59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26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61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26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63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26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65" style:family="text">
      <style:text-properties fo:font-size="10.00pt" fo:font-weight="normal" fo:font-family="Consolas" style:font-family-asian="Consolas" style:font-family-complex="Consolas" fo:background-color="#ffff00" fo:color="#000000" fo:font-style="italic"/>
    </style:style>
    <style:style style:name="T26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0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271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72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273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74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275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76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277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78" style:family="text">
      <style:text-properties fo:font-size="10.00pt" fo:font-weight="normal" fo:font-family="Consolas" style:font-family-asian="Consolas" style:font-family-complex="Consolas" fo:background-color="#ffff00" fo:color="#0000c0" fo:font-style="italic"/>
    </style:style>
    <style:style style:name="T279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80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281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82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283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84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285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86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287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88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289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90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291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92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293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9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9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9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30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301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30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303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30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305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30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307" style:family="text">
      <style:text-properties fo:font-size="10.00pt" fo:font-weight="normal" fo:font-family="Consolas" style:font-family-asian="Consolas" style:font-family-complex="Consolas" fo:background-color="#ffff00" fo:color="#0000c0" fo:font-style="italic"/>
    </style:style>
    <style:style style:name="T30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309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31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311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31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313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31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315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31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317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31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319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32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321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32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323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32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325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32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327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32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329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33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331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33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333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33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335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33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337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33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339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34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341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34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343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34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345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34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347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34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349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35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3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5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5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5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7" style:family="text">
      <style:text-properties fo:font-size="10.00pt" fo:font-weight="normal" fo:font-family="Consolas" style:font-family-asian="Consolas" style:font-family-complex="Consolas" fo:background-color="#ffff00" fo:color="#646464"/>
    </style:style>
    <style:style style:name="T35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359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36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361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36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363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36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365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36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367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36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369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37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371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37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373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37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375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37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377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37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379" style:family="text">
      <style:text-properties fo:font-size="10.00pt" fo:font-weight="normal" fo:font-family="Consolas" style:font-family-asian="Consolas" style:font-family-complex="Consolas" fo:background-color="#ffff00" fo:color="#000000" fo:font-style="italic"/>
    </style:style>
    <style:style style:name="T38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381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38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383" style:family="text">
      <style:text-properties fo:font-size="10.00pt" fo:font-weight="normal" fo:font-family="Consolas" style:font-family-asian="Consolas" style:font-family-complex="Consolas" fo:background-color="#ffff00" fo:color="#0000c0" fo:font-style="italic"/>
    </style:style>
    <style:style style:name="T38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385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38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387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38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389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39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391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39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393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39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395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39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397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39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399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40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401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40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403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40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405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40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407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40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409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41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411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41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413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41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415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41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417" style:family="text">
      <style:text-properties fo:font-size="10.00pt" fo:font-weight="normal" fo:font-family="Consolas" style:font-family-asian="Consolas" style:font-family-complex="Consolas" fo:background-color="#ffff00" fo:color="#000000" fo:font-style="italic"/>
    </style:style>
    <style:style style:name="T41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419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42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421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42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423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42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425" style:family="text">
      <style:text-properties fo:font-size="10.00pt" fo:font-weight="normal" fo:font-family="Consolas" style:font-family-asian="Consolas" style:font-family-complex="Consolas" fo:background-color="#ffff00" fo:color="#000000" fo:font-style="italic"/>
    </style:style>
    <style:style style:name="T42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427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42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429" style:family="text">
      <style:text-properties fo:font-size="10.00pt" fo:font-weight="bold" fo:font-family="Consolas" style:font-family-asian="Consolas" style:font-family-complex="Consolas" fo:background-color="#ffff00" fo:color="#0000c0" fo:font-style="italic"/>
    </style:style>
    <style:style style:name="T43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431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43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433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43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435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43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437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43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439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44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441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44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443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44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445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44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447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44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449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45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451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45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453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45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455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45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457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45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459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46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461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46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463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46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465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46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467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46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469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47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471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47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473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47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475" style:family="text">
      <style:text-properties fo:font-size="10.00pt" fo:font-weight="normal" fo:font-family="Consolas" style:font-family-asian="Consolas" style:font-family-complex="Consolas" fo:background-color="#ffff00" fo:color="#000000" fo:font-style="italic"/>
    </style:style>
    <style:style style:name="T47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477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47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479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480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481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482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483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484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485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48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487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48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489" style:family="text">
      <style:text-properties fo:font-size="10.00pt" fo:font-weight="normal" fo:font-family="Consolas" style:font-family-asian="Consolas" style:font-family-complex="Consolas" fo:background-color="#ffff00" fo:color="#000000" fo:font-style="italic"/>
    </style:style>
    <style:style style:name="T49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491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49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493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49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495" style:family="text">
      <style:text-properties fo:font-size="10.00pt" fo:font-weight="bold" fo:font-family="Consolas" style:font-family-asian="Consolas" style:font-family-complex="Consolas" fo:background-color="#ffff00" fo:color="#0000c0" fo:font-style="italic"/>
    </style:style>
    <style:style style:name="T49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497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49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499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50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501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50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503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50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5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0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0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0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511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512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513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514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515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516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517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518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519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520" style:family="text">
      <style:text-properties fo:font-size="10.00pt" fo:font-weight="normal" fo:font-family="Consolas" style:font-family-asian="Consolas" style:font-family-complex="Consolas" fo:background-color="#ffff00" fo:color="#0000c0" fo:font-style="italic"/>
    </style:style>
    <style:style style:name="T521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522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523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524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525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526" style:family="text">
      <style:text-properties fo:font-size="10.00pt" fo:font-weight="bold" fo:font-family="Consolas" style:font-family-asian="Consolas" style:font-family-complex="Consolas" fo:background-color="#ffff00" fo:color="#0000c0" fo:font-style="italic"/>
    </style:style>
    <style:style style:name="T527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528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529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530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531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532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533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534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535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536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537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538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539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540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541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542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543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544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545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546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547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548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549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550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551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552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553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554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555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556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557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558" style:family="text">
      <style:text-properties fo:font-size="10.00pt" fo:font-weight="bold" fo:font-family="Consolas" style:font-family-asian="Consolas" style:font-family-complex="Consolas" fo:background-color="#ffff00" fo:color="#0000c0" fo:font-style="italic"/>
    </style:style>
    <style:style style:name="T559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560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561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562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563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564" style:family="text">
      <style:text-properties fo:font-size="10.00pt" fo:font-weight="bold" fo:font-family="Consolas" style:font-family-asian="Consolas" style:font-family-complex="Consolas" fo:background-color="#ffff00" fo:color="#0000c0" fo:font-style="italic"/>
    </style:style>
    <style:style style:name="T565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566" style:family="text">
      <style:text-properties fo:font-size="10.00pt" fo:font-weight="bold" fo:font-family="Consolas" style:font-family-asian="Consolas" style:font-family-complex="Consolas" fo:background-color="#ffff00" fo:color="#0000c0" fo:font-style="italic"/>
    </style:style>
    <style:style style:name="T567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568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569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570" style:family="text">
      <style:text-properties fo:font-size="10.00pt" fo:font-weight="bold" fo:font-family="Consolas" style:font-family-asian="Consolas" style:font-family-complex="Consolas" fo:background-color="#ffff00" fo:color="#0000c0" fo:font-style="italic"/>
    </style:style>
    <style:style style:name="T571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572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573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574" style:family="text">
      <style:text-properties fo:font-size="10.00pt" fo:font-weight="bold" fo:font-family="Consolas" style:font-family-asian="Consolas" style:font-family-complex="Consolas" fo:background-color="#ffff00" fo:color="#0000c0" fo:font-style="italic"/>
    </style:style>
    <style:style style:name="T575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576" style:family="text">
      <style:text-properties fo:font-size="10.00pt" fo:font-weight="bold" fo:font-family="Consolas" style:font-family-asian="Consolas" style:font-family-complex="Consolas" fo:background-color="#ffff00" fo:color="#0000c0" fo:font-style="italic"/>
    </style:style>
    <style:style style:name="T577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578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579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580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581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582" style:family="text">
      <style:text-properties fo:font-size="10.00pt" fo:font-weight="bold" fo:font-family="Consolas" style:font-family-asian="Consolas" style:font-family-complex="Consolas" fo:background-color="#ffff00" fo:color="#0000c0" fo:font-style="italic"/>
    </style:style>
    <style:style style:name="T583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584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585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586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587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588" style:family="text">
      <style:text-properties fo:font-size="10.00pt" fo:font-weight="bold" fo:font-family="Consolas" style:font-family-asian="Consolas" style:font-family-complex="Consolas" fo:background-color="#ffff00" fo:color="#0000c0" fo:font-style="italic"/>
    </style:style>
    <style:style style:name="T589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590" style:family="text">
      <style:text-properties fo:font-size="10.00pt" fo:font-weight="bold" fo:font-family="Consolas" style:font-family-asian="Consolas" style:font-family-complex="Consolas" fo:background-color="#ffff00" fo:color="#0000c0" fo:font-style="italic"/>
    </style:style>
    <style:style style:name="T591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592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593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594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595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596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597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598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599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600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601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60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4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605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606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607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608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609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610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611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612" style:family="text">
      <style:text-properties fo:font-size="10.00pt" fo:font-weight="normal" fo:font-family="Consolas" style:font-family-asian="Consolas" style:font-family-complex="Consolas" fo:background-color="#ffff00" fo:color="#000000" fo:font-style="italic"/>
    </style:style>
    <style:style style:name="T613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614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615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616" style:family="text">
      <style:text-properties fo:font-size="10.00pt" fo:font-weight="normal" fo:font-family="Consolas" style:font-family-asian="Consolas" style:font-family-complex="Consolas" fo:background-color="#ffff00" fo:color="#0000c0" fo:font-style="italic"/>
    </style:style>
    <style:style style:name="T617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618" style:family="text">
      <style:text-properties fo:font-size="10.00pt" fo:font-weight="normal" fo:font-family="Consolas" style:font-family-asian="Consolas" style:font-family-complex="Consolas" fo:background-color="#ffff00" fo:color="#000000" fo:font-style="italic"/>
    </style:style>
    <style:style style:name="T619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620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621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622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623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624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625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62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62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6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9" style:family="text">
      <style:text-properties fo:font-size="10.00pt" fo:font-weight="normal" fo:font-family="Consolas" style:font-family-asian="Consolas" style:font-family-complex="Consolas" fo:background-color="#ffff00" fo:color="#646464"/>
    </style:style>
    <style:style style:name="T63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631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63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633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63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635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63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637" style:family="text">
      <style:text-properties fo:font-size="10.00pt" fo:font-weight="normal" fo:font-family="Consolas" style:font-family-asian="Consolas" style:font-family-complex="Consolas" fo:background-color="#ffff00" fo:color="#000000" fo:font-style="italic"/>
    </style:style>
    <style:style style:name="T63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6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641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64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643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64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645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64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647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64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649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65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651" style:family="text">
      <style:text-properties fo:font-size="10.00pt" fo:font-weight="normal" fo:font-family="Consolas" style:font-family-asian="Consolas" style:font-family-complex="Consolas" fo:background-color="#ffff00" fo:color="#0000c0" fo:font-style="italic"/>
    </style:style>
    <style:style style:name="T65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653" style:family="text">
      <style:text-properties fo:font-size="10.00pt" fo:font-weight="bold" fo:font-family="Consolas" style:font-family-asian="Consolas" style:font-family-complex="Consolas" fo:background-color="#ffff00" fo:color="#0000c0" fo:font-style="italic"/>
    </style:style>
    <style:style style:name="T65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655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65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657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65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659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66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661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66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663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66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665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66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667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66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669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67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671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67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673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67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675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67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677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67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679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68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681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68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683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68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685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68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687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68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689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69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691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69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693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69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695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69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697" style:family="text">
      <style:text-properties fo:font-size="10.00pt" fo:font-weight="bold" fo:font-family="Consolas" style:font-family-asian="Consolas" style:font-family-complex="Consolas" fo:background-color="#ffff00" fo:color="#0000c0" fo:font-style="italic"/>
    </style:style>
    <style:style style:name="T69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699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70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701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70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703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70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705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70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707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70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709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71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711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71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713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71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715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71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717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71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719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72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721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72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723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72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725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72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727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72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729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73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731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73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733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73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735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73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737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73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739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74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741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74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743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74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745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74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747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74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749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75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751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75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753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75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755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75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757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75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759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76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761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76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763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76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765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76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767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76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769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77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771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77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773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77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775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77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7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779" style:family="text">
      <style:text-properties fo:font-size="10.00pt" fo:font-weight="normal" fo:font-family="Consolas" style:font-family-asian="Consolas" style:font-family-complex="Consolas" fo:background-color="#ffff00" fo:color="#000000" fo:font-style="italic"/>
    </style:style>
    <style:style style:name="T78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78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8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4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785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786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787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788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789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790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791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792" style:family="text">
      <style:text-properties fo:font-size="10.00pt" fo:font-weight="normal" fo:font-family="Consolas" style:font-family-asian="Consolas" style:font-family-complex="Consolas" fo:background-color="#ffff00" fo:color="#0000c0" fo:font-style="italic"/>
    </style:style>
    <style:style style:name="T793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794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795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796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797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798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799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800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801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802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803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804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805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806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807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80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0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11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81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813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81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815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81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817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81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819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82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821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82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8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825" style:family="text">
      <style:text-properties fo:font-size="10.00pt" fo:font-weight="normal" fo:font-family="Consolas" style:font-family-asian="Consolas" style:font-family-complex="Consolas" fo:background-color="#ffff00" fo:color="#000000" fo:font-style="italic"/>
    </style:style>
    <style:style style:name="T82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827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82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829" style:family="text">
      <style:text-properties fo:font-size="10.00pt" fo:font-weight="normal" fo:font-family="Consolas" style:font-family-asian="Consolas" style:font-family-complex="Consolas" fo:background-color="#ffff00" fo:color="#0000c0" fo:font-style="italic"/>
    </style:style>
    <style:style style:name="T83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831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83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833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83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835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83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837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83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839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84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841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84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843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84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845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84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847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84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849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85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851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85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853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85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855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85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857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85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859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86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861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86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863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86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865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86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867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86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869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87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871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87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873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87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875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87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877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87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879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88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881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88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883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88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885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88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887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88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889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89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891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89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893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89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895" style:family="text">
      <style:text-properties fo:font-size="10.00pt" fo:font-weight="normal" fo:font-family="Consolas" style:font-family-asian="Consolas" style:font-family-complex="Consolas" fo:background-color="#ffff00" fo:color="#000000" fo:font-style="italic"/>
    </style:style>
    <style:style style:name="T89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8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9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899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90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901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90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90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05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90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907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90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909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91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911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91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913" style:family="text">
      <style:text-properties fo:font-size="10.00pt" fo:font-weight="normal" fo:font-family="Consolas" style:font-family-asian="Consolas" style:font-family-complex="Consolas" fo:background-color="#ffff00" fo:color="#000000" fo:font-style="italic"/>
    </style:style>
    <style:style style:name="T91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915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91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917" style:family="text">
      <style:text-properties fo:font-size="10.00pt" fo:font-weight="normal" fo:font-family="Consolas" style:font-family-asian="Consolas" style:font-family-complex="Consolas" fo:background-color="#ffff00" fo:color="#0000c0" fo:font-style="italic"/>
    </style:style>
    <style:style style:name="T91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919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92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921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92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923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92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925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#ffff00" fo:color="#6a3e3e"/>
    </style:style>
    <style:style style:name="T92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927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92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929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93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931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93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933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93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935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93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937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93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939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94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941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94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943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94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945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94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947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94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949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95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951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95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953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95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955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95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957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95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959" style:family="text">
      <style:text-properties fo:font-size="10.00pt" fo:font-weight="normal" fo:font-family="Consolas" style:font-family-asian="Consolas" style:font-family-complex="Consolas" fo:background-color="#ffff00" fo:color="#000000" fo:font-style="italic"/>
    </style:style>
    <style:style style:name="T96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961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96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963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96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96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6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68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969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970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971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972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973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974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975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976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977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978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979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980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981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982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983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984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985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986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987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988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989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990" style:family="text">
      <style:text-properties fo:font-size="10.00pt" fo:font-weight="normal" fo:font-family="Consolas" style:font-family-asian="Consolas" style:font-family-complex="Consolas" fo:background-color="#ffff00" fo:color="#000000" fo:font-style="italic"/>
    </style:style>
    <style:style style:name="T991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992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993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994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995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996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997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998" style:family="text">
      <style:text-properties fo:font-size="10.00pt" fo:font-weight="normal" fo:font-family="Consolas" style:font-family-asian="Consolas" style:font-family-complex="Consolas" fo:background-color="#ffff00" fo:color="#0000c0" fo:font-style="italic"/>
    </style:style>
    <style:style style:name="T999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000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001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002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1003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004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1005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006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#ffff00" fo:color="#6a3e3e"/>
    </style:style>
    <style:style style:name="T1007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008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009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010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011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012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013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014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015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016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017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018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019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020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021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022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023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024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025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026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027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028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029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030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031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032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033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034" style:family="text">
      <style:text-properties fo:font-size="10.00pt" fo:font-weight="normal" fo:font-family="Consolas" style:font-family-asian="Consolas" style:font-family-complex="Consolas" fo:background-color="#ffff00" fo:color="#000000" fo:font-style="italic"/>
    </style:style>
    <style:style style:name="T1035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036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037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038" style:family="text">
      <style:text-properties fo:font-size="10.00pt" fo:font-weight="normal" fo:font-family="Consolas" style:font-family-asian="Consolas" style:font-family-complex="Consolas" fo:background-color="#ffff00" fo:color="#3f7f5f"/>
    </style:style>
    <style:style style:name="T1039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040" style:family="text">
      <style:text-properties fo:font-size="10.00pt" fo:font-weight="normal" fo:font-family="Consolas" style:font-family-asian="Consolas" style:font-family-complex="Consolas" fo:background-color="#ffff00" fo:color="#3f7f5f"/>
    </style:style>
    <style:style style:name="T1041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#ffff00" fo:color="#3f7f5f"/>
    </style:style>
    <style:style style:name="T1042" style:family="text">
      <style:text-properties fo:font-size="10.00pt" fo:font-weight="normal" fo:font-family="Consolas" style:font-family-asian="Consolas" style:font-family-complex="Consolas" fo:background-color="#ffff00" fo:color="#3f7f5f"/>
    </style:style>
    <style:style style:name="T1043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#ffff00" fo:color="#3f7f5f"/>
    </style:style>
    <style:style style:name="T1044" style:family="text">
      <style:text-properties fo:font-size="10.00pt" fo:font-weight="normal" fo:font-family="Consolas" style:font-family-asian="Consolas" style:font-family-complex="Consolas" fo:background-color="#ffff00" fo:color="#3f7f5f"/>
    </style:style>
    <style:style style:name="T1045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#ffff00" fo:color="#3f7f5f"/>
    </style:style>
    <style:style style:name="T1046" style:family="text">
      <style:text-properties fo:font-size="10.00pt" fo:font-weight="normal" fo:font-family="Consolas" style:font-family-asian="Consolas" style:font-family-complex="Consolas" fo:background-color="#ffff00" fo:color="#3f7f5f"/>
    </style:style>
    <style:style style:name="T1047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#ffff00" fo:color="#3f7f5f"/>
    </style:style>
    <style:style style:name="T1048" style:family="text">
      <style:text-properties fo:font-size="10.00pt" fo:font-weight="normal" fo:font-family="Consolas" style:font-family-asian="Consolas" style:font-family-complex="Consolas" fo:background-color="#ffff00" fo:color="#3f7f5f"/>
    </style:style>
    <style:style style:name="T1049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#ffff00" fo:color="#3f7f5f"/>
    </style:style>
    <style:style style:name="T1050" style:family="text">
      <style:text-properties fo:font-size="10.00pt" fo:font-weight="normal" fo:font-family="Consolas" style:font-family-asian="Consolas" style:font-family-complex="Consolas" fo:background-color="#ffff00" fo:color="#3f7f5f"/>
    </style:style>
    <style:style style:name="T1051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#ffff00" fo:color="#3f7f5f"/>
    </style:style>
    <style:style style:name="T1052" style:family="text">
      <style:text-properties fo:font-size="10.00pt" fo:font-weight="normal" fo:font-family="Consolas" style:font-family-asian="Consolas" style:font-family-complex="Consolas" fo:background-color="#ffff00" fo:color="#3f7f5f"/>
    </style:style>
    <style:style style:name="T1053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#ffff00" fo:color="#3f7f5f"/>
    </style:style>
    <style:style style:name="T1054" style:family="text">
      <style:text-properties fo:font-size="10.00pt" fo:font-weight="normal" fo:font-family="Consolas" style:font-family-asian="Consolas" style:font-family-complex="Consolas" fo:background-color="#ffff00" fo:color="#3f7f5f"/>
    </style:style>
    <style:style style:name="T1055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056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057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058" style:family="text">
      <style:text-properties fo:font-size="10.00pt" fo:font-weight="bold" fo:font-family="Consolas" style:font-family-asian="Consolas" style:font-family-complex="Consolas" fo:background-color="#ffff00" fo:color="#0000c0" fo:font-style="italic"/>
    </style:style>
    <style:style style:name="T1059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060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1061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062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063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064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1065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066" style:family="text">
      <style:text-properties fo:font-size="10.00pt" fo:font-weight="normal" fo:font-family="Consolas" style:font-family-asian="Consolas" style:font-family-complex="Consolas" fo:background-color="#ffff00" fo:color="#000000" fo:font-style="italic"/>
    </style:style>
    <style:style style:name="T1067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068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069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070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1071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072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073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074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1075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076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077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078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1079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080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1081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082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083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084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1085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086" style:family="text">
      <style:text-properties fo:font-size="10.00pt" fo:font-weight="normal" fo:font-family="Consolas" style:font-family-asian="Consolas" style:font-family-complex="Consolas" fo:background-color="#ffff00" fo:color="#000000" fo:font-style="italic"/>
    </style:style>
    <style:style style:name="T1087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088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089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090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1091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092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093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094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1095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0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97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098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099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100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1101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102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103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104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1105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106" style:family="text">
      <style:text-properties fo:font-size="10.00pt" fo:font-weight="normal" fo:font-family="Consolas" style:font-family-asian="Consolas" style:font-family-complex="Consolas" fo:background-color="#ffff00" fo:color="#000000" fo:font-style="italic"/>
    </style:style>
    <style:style style:name="T1107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108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109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110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1111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112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113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114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1115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116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117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118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119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120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121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122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123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124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125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126" style:family="text">
      <style:text-properties fo:font-size="10.00pt" fo:font-weight="normal" fo:font-family="Consolas" style:font-family-asian="Consolas" style:font-family-complex="Consolas" fo:background-color="#ffff00" fo:color="#000000" fo:font-style="italic"/>
    </style:style>
    <style:style style:name="T1127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128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129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130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131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132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133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134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135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136" style:family="text">
      <style:text-properties fo:font-size="10.00pt" fo:font-weight="bold" fo:font-family="Consolas" style:font-family-asian="Consolas" style:font-family-complex="Consolas" fo:background-color="#ffff00" fo:color="#0000c0" fo:font-style="italic"/>
    </style:style>
    <style:style style:name="T1137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138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1139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140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141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142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1143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144" style:family="text">
      <style:text-properties fo:font-size="10.00pt" fo:font-weight="normal" fo:font-family="Consolas" style:font-family-asian="Consolas" style:font-family-complex="Consolas" fo:background-color="#ffff00" fo:color="#000000" fo:font-style="italic"/>
    </style:style>
    <style:style style:name="T1145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146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147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148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1149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150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151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152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1153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154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155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156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1157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158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159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160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1161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162" style:family="text">
      <style:text-properties fo:font-size="10.00pt" fo:font-weight="normal" fo:font-family="Consolas" style:font-family-asian="Consolas" style:font-family-complex="Consolas" fo:background-color="#ffff00" fo:color="#000000" fo:font-style="italic"/>
    </style:style>
    <style:style style:name="T1163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164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165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166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1167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168" style:family="text">
      <style:text-properties fo:font-size="10.00pt" fo:font-weight="bold" fo:font-family="Consolas" style:font-family-asian="Consolas" style:font-family-complex="Consolas" fo:background-color="#ffff00" fo:color="#0000c0" fo:font-style="italic"/>
    </style:style>
    <style:style style:name="T1169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170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1171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172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173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174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1175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176" style:family="text">
      <style:text-properties fo:font-size="10.00pt" fo:font-weight="normal" fo:font-family="Consolas" style:font-family-asian="Consolas" style:font-family-complex="Consolas" fo:background-color="#ffff00" fo:color="#000000" fo:font-style="italic"/>
    </style:style>
    <style:style style:name="T1177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178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179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180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1181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182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183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184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1185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186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#ffff00" fo:color="#6a3e3e"/>
    </style:style>
    <style:style style:name="T1187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188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1189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190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1191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192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193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194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1195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196" style:family="text">
      <style:text-properties fo:font-size="10.00pt" fo:font-weight="normal" fo:font-family="Consolas" style:font-family-asian="Consolas" style:font-family-complex="Consolas" fo:background-color="#ffff00" fo:color="#000000" fo:font-style="italic"/>
    </style:style>
    <style:style style:name="T1197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198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199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200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1201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202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203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204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1205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206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207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208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1209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210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211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212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1213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214" style:family="text">
      <style:text-properties fo:font-size="10.00pt" fo:font-weight="normal" fo:font-family="Consolas" style:font-family-asian="Consolas" style:font-family-complex="Consolas" fo:background-color="#ffff00" fo:color="#000000" fo:font-style="italic"/>
    </style:style>
    <style:style style:name="T1215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216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217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218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1219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220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221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222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1223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224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1225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226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227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228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1229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230" style:family="text">
      <style:text-properties fo:font-size="10.00pt" fo:font-weight="normal" fo:font-family="Consolas" style:font-family-asian="Consolas" style:font-family-complex="Consolas" fo:background-color="#ffff00" fo:color="#000000" fo:font-style="italic"/>
    </style:style>
    <style:style style:name="T1231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232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233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234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1235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236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237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238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1239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240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241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242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243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244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245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246" style:family="text">
      <style:text-properties fo:font-size="10.00pt" fo:font-weight="normal" fo:font-family="Consolas" style:font-family-asian="Consolas" style:font-family-complex="Consolas" fo:background-color="#ffff00" fo:color="#000000" fo:font-style="italic"/>
    </style:style>
    <style:style style:name="T1247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248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249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250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251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252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1253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2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55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256" style:family="text">
      <style:text-properties fo:font-size="10.00pt" fo:font-weight="normal" fo:font-family="Consolas" style:font-family-asian="Consolas" style:font-family-complex="Consolas" fo:background-color="#ffff00" fo:color="#000000" fo:font-style="italic"/>
    </style:style>
    <style:style style:name="T1257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258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259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260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261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26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64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265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266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267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268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269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270" style:family="text">
      <style:text-properties fo:font-size="10.00pt" fo:font-weight="normal" fo:font-family="Consolas" style:font-family-asian="Consolas" style:font-family-complex="Consolas" fo:background-color="#ffff00" fo:color="#000000" fo:font-style="italic"/>
    </style:style>
    <style:style style:name="T1271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272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273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274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275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2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77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278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279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280" style:family="text">
      <style:text-properties fo:font-size="10.00pt" fo:font-weight="normal" fo:font-family="Consolas" style:font-family-asian="Consolas" style:font-family-complex="Consolas" fo:background-color="#ffff00" fo:color="#0000c0" fo:font-style="italic"/>
    </style:style>
    <style:style style:name="T1281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2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83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284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285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286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287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288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#ffff00" fo:color="#6a3e3e"/>
    </style:style>
    <style:style style:name="T1289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290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291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292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1293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294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295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296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297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2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99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300" style:family="text">
      <style:text-properties fo:font-size="10.00pt" fo:font-weight="normal" fo:font-family="Consolas" style:font-family-asian="Consolas" style:font-family-complex="Consolas" fo:background-color="#ffff00" fo:color="#000000" fo:font-style="italic"/>
    </style:style>
    <style:style style:name="T1301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30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0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05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30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307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30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309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131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311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31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313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31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315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31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317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31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319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32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321" style:family="text">
      <style:text-properties fo:font-size="10.00pt" fo:font-weight="normal" fo:font-family="Consolas" style:font-family-asian="Consolas" style:font-family-complex="Consolas" fo:background-color="#ffff00" fo:color="#000000" fo:font-style="italic"/>
    </style:style>
    <style:style style:name="T132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323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32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325" style:family="text">
      <style:text-properties fo:font-size="10.00pt" fo:font-weight="normal" fo:font-family="Consolas" style:font-family-asian="Consolas" style:font-family-complex="Consolas" fo:background-color="#ffff00" fo:color="#0000c0" fo:font-style="italic"/>
    </style:style>
    <style:style style:name="T132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327" style:family="text">
      <style:text-properties fo:font-size="10.00pt" fo:font-weight="bold" fo:font-family="Consolas" style:font-family-asian="Consolas" style:font-family-complex="Consolas" fo:background-color="#ffff00" fo:color="#0000c0" fo:font-style="italic"/>
    </style:style>
    <style:style style:name="T132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329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133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331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33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333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33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335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133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337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33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339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34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341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34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343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34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345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34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347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34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349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35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351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35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353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35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355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35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357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35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359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36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361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36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363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36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365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136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367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36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369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137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371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37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373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137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375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37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377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137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379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38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381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38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383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138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385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38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387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138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389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39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391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139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393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39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395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139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397" style:family="text">
      <style:text-properties fo:font-size="10.00pt" fo:font-weight="normal" fo:font-family="Consolas" style:font-family-asian="Consolas" style:font-family-complex="Consolas" fo:background-color="#ffff00" fo:color="#000000" fo:font-style="italic"/>
    </style:style>
    <style:style style:name="T139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399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40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401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40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403" style:family="text">
      <style:text-properties fo:font-size="10.00pt" fo:font-weight="bold" fo:font-family="Consolas" style:font-family-asian="Consolas" style:font-family-complex="Consolas" fo:background-color="#ffff00" fo:color="#0000c0" fo:font-style="italic"/>
    </style:style>
    <style:style style:name="T140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405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140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407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40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409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41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411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41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41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1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1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17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41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419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42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421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42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423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42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425" style:family="text">
      <style:text-properties fo:font-size="10.00pt" fo:font-weight="normal" fo:font-family="Consolas" style:font-family-asian="Consolas" style:font-family-complex="Consolas" fo:background-color="#ffff00" fo:color="#0000c0" fo:font-style="italic"/>
    </style:style>
    <style:style style:name="T142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427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#ffff00" fo:color="#000000"/>
    </style:style>
    <style:style style:name="T142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429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43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431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143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433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43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435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43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437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43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439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144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441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44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443" style:family="text">
      <style:text-properties fo:font-size="10.00pt" fo:font-weight="bold" fo:font-family="Consolas" style:font-family-asian="Consolas" style:font-family-complex="Consolas" fo:background-color="#ffff00" fo:color="#0000c0" fo:font-style="italic"/>
    </style:style>
    <style:style style:name="T144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445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144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44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4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50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451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452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453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454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455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456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457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458" style:family="text">
      <style:text-properties fo:font-size="10.00pt" fo:font-weight="normal" fo:font-family="Consolas" style:font-family-asian="Consolas" style:font-family-complex="Consolas" fo:background-color="#ffff00" fo:color="#0000c0" fo:font-style="italic"/>
    </style:style>
    <style:style style:name="T1459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460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461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462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463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464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1465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466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467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468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469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470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471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472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1473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47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76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477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478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479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480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481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482" style:family="text">
      <style:text-properties fo:font-size="10.00pt" fo:font-weight="normal" fo:font-family="Consolas" style:font-family-asian="Consolas" style:font-family-complex="Consolas" fo:background-color="#ffff00" fo:color="#000000" fo:font-style="italic"/>
    </style:style>
    <style:style style:name="T1483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484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485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486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487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488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489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490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1491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492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1493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494" style:family="text">
      <style:text-properties fo:font-size="10.00pt" fo:font-weight="normal" fo:font-family="Consolas" style:font-family-asian="Consolas" style:font-family-complex="Consolas" fo:background-color="#ffff00" fo:color="#0000c0" fo:font-style="italic"/>
    </style:style>
    <style:style style:name="T1495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496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1497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498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1499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500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1501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502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503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504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1505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506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1507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508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509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510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1511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512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1513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514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515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516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1517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518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519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520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1521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522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1523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524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525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526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1527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528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1529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530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531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532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1533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534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1535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536" style:family="text">
      <style:text-properties fo:font-size="10.00pt" fo:font-weight="normal" fo:font-family="Consolas" style:font-family-asian="Consolas" style:font-family-complex="Consolas" fo:background-color="#ffff00" fo:color="#000000" fo:font-style="italic"/>
    </style:style>
    <style:style style:name="T1537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53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3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41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54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543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54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545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54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547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154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549" style:family="text">
      <style:text-properties fo:font-size="10.00pt" fo:font-weight="normal" fo:font-family="Consolas" style:font-family-asian="Consolas" style:font-family-complex="Consolas" fo:background-color="#ffff00" fo:color="#0000c0" fo:font-style="italic"/>
    </style:style>
    <style:style style:name="T155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551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55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553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155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555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155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557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55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559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56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561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56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563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156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56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67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56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569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57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571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57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573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57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575" style:family="text">
      <style:text-properties fo:font-size="10.00pt" fo:font-weight="normal" fo:font-family="Consolas" style:font-family-asian="Consolas" style:font-family-complex="Consolas" fo:background-color="#ffff00" fo:color="#0000c0" fo:font-style="italic"/>
    </style:style>
    <style:style style:name="T157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577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57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579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58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581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158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583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58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585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58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587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58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589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159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59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93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59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595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59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597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59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599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60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601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160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603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160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605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60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607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60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609" style:family="text">
      <style:text-properties fo:font-size="10.00pt" fo:font-weight="bold" fo:font-family="Consolas" style:font-family-asian="Consolas" style:font-family-complex="Consolas" fo:background-color="#ffff00" fo:color="#0000c0" fo:font-style="italic"/>
    </style:style>
    <style:style style:name="T161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611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161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613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61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61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6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17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61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619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62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621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62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623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62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625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162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627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162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629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63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631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63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633" style:family="text">
      <style:text-properties fo:font-size="10.00pt" fo:font-weight="bold" fo:font-family="Consolas" style:font-family-asian="Consolas" style:font-family-complex="Consolas" fo:background-color="#ffff00" fo:color="#0000c0" fo:font-style="italic"/>
    </style:style>
    <style:style style:name="T163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635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163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637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63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6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4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6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42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643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644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645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646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647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648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649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650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1651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652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1653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654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1655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656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657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658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1659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660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661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662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1663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664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1665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666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1667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668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1669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670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1671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672" style:family="text">
      <style:text-properties fo:font-size="10.00pt" fo:font-weight="normal" fo:font-family="Consolas" style:font-family-asian="Consolas" style:font-family-complex="Consolas" fo:background-color="#ffff00" fo:color="#000000" fo:font-style="italic"/>
    </style:style>
    <style:style style:name="T1673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674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675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676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677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678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1679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680" style:family="text">
      <style:text-properties fo:font-size="10.00pt" fo:font-weight="normal" fo:font-family="Consolas" style:font-family-asian="Consolas" style:font-family-complex="Consolas" fo:background-color="#ffff00" fo:color="#000000" fo:font-style="italic"/>
    </style:style>
    <style:style style:name="T1681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682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683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684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685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686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687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688" style:family="text">
      <style:text-properties fo:font-size="10.00pt" fo:font-weight="bold" fo:font-family="Consolas" style:font-family-asian="Consolas" style:font-family-complex="Consolas" fo:background-color="#ffff00" fo:color="#0000c0" fo:font-style="italic"/>
    </style:style>
    <style:style style:name="T1689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690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1691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692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1693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694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695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696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1697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698" style:family="text">
      <style:text-properties fo:font-size="10.00pt" fo:font-weight="bold" fo:font-family="Consolas" style:font-family-asian="Consolas" style:font-family-complex="Consolas" fo:background-color="#ffff00" fo:color="#0000c0" fo:font-style="italic"/>
    </style:style>
    <style:style style:name="T1699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700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1701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702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1703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704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705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706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1707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708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709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710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711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712" style:family="text">
      <style:text-properties fo:font-size="10.00pt" fo:font-weight="bold" fo:font-family="Consolas" style:font-family-asian="Consolas" style:font-family-complex="Consolas" fo:background-color="#ffff00" fo:color="#0000c0" fo:font-style="italic"/>
    </style:style>
    <style:style style:name="T1713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714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1715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716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717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71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7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20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721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722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723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724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725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726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727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728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1729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730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1731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732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733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734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1735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736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1737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738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739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740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741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742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743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744" style:family="text">
      <style:text-properties fo:font-size="10.00pt" fo:font-weight="bold" fo:font-family="Consolas" style:font-family-asian="Consolas" style:font-family-complex="Consolas" fo:background-color="#ffff00" fo:color="#0000c0" fo:font-style="italic"/>
    </style:style>
    <style:style style:name="T1745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746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1747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748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749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75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7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52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753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754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755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756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757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758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759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760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761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762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1763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764" style:family="text">
      <style:text-properties fo:font-size="10.00pt" fo:font-weight="normal" fo:font-family="Consolas" style:font-family-asian="Consolas" style:font-family-complex="Consolas" fo:background-color="#ffff00" fo:color="#000000" fo:font-style="italic"/>
    </style:style>
    <style:style style:name="T1765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766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767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768" style:family="text">
      <style:text-properties fo:font-size="10.00pt" fo:font-weight="normal" fo:font-family="Consolas" style:font-family-asian="Consolas" style:font-family-complex="Consolas" fo:background-color="#ffff00" fo:color="#0000c0" fo:font-style="italic"/>
    </style:style>
    <style:style style:name="T1769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770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771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772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773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774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1775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776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777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778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779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780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1781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782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783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784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1785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786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787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788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1789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790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791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792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793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794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795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796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1797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798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1799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800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1801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802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1803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804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1805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806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1807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808" style:family="text">
      <style:text-properties fo:font-size="10.00pt" fo:font-weight="normal" fo:font-family="Consolas" style:font-family-asian="Consolas" style:font-family-complex="Consolas" fo:background-color="#ffff00" fo:color="#000000" fo:font-style="italic"/>
    </style:style>
    <style:style style:name="T1809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810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811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812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813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814" style:family="text">
      <style:text-properties fo:font-size="10.00pt" fo:font-weight="bold" fo:font-family="Consolas" style:font-family-asian="Consolas" style:font-family-complex="Consolas" fo:background-color="#ffff00" fo:color="#0000c0" fo:font-style="italic"/>
    </style:style>
    <style:style style:name="T1815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816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1817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818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819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82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8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22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823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824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825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826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827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828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829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830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1831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832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1833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834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1835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836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1837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838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839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84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8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42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843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844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845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846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847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848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849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850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1851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852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1853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854" style:family="text">
      <style:text-properties fo:font-size="10.00pt" fo:font-weight="normal" fo:font-family="Consolas" style:font-family-asian="Consolas" style:font-family-complex="Consolas" fo:background-color="#ffff00" fo:color="#000000" fo:font-style="italic"/>
    </style:style>
    <style:style style:name="T1855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856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857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858" style:family="text">
      <style:text-properties fo:font-size="10.00pt" fo:font-weight="normal" fo:font-family="Consolas" style:font-family-asian="Consolas" style:font-family-complex="Consolas" fo:background-color="#ffff00" fo:color="#0000c0" fo:font-style="italic"/>
    </style:style>
    <style:style style:name="T1859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860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861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862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863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864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1865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866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867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868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869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870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1871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872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873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874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1875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876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877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878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1879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880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881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882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883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884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1885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886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1887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888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1889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890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1891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892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1893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894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1895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896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1897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898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1899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900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1901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902" style:family="text">
      <style:text-properties fo:font-size="10.00pt" fo:font-weight="normal" fo:font-family="Consolas" style:font-family-asian="Consolas" style:font-family-complex="Consolas" fo:background-color="#ffff00" fo:color="#000000" fo:font-style="italic"/>
    </style:style>
    <style:style style:name="T1903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904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905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906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907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908" style:family="text">
      <style:text-properties fo:font-size="10.00pt" fo:font-weight="bold" fo:font-family="Consolas" style:font-family-asian="Consolas" style:font-family-complex="Consolas" fo:background-color="#ffff00" fo:color="#0000c0" fo:font-style="italic"/>
    </style:style>
    <style:style style:name="T1909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910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1911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912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913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9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1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9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17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91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919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92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921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92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923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192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925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92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927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192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929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93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931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193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933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93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9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3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93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9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39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94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941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94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943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94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945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194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947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94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949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195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951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195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9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5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9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56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957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958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959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960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961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962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963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964" style:family="text">
      <style:text-properties fo:font-size="10.00pt" fo:font-weight="normal" fo:font-family="Consolas" style:font-family-asian="Consolas" style:font-family-complex="Consolas" fo:background-color="#ffff00" fo:color="#000000" fo:font-style="italic"/>
    </style:style>
    <style:style style:name="T1965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9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67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968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969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970" style:family="text">
      <style:text-properties fo:font-size="10.00pt" fo:font-weight="normal" fo:font-family="Consolas" style:font-family-asian="Consolas" style:font-family-complex="Consolas" fo:background-color="#ffff00" fo:color="#0000c0" fo:font-style="italic"/>
    </style:style>
    <style:style style:name="T1971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972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973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974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975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976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1977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978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1979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980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981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982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1983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984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985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986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1987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988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989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990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1991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992" style:family="text">
      <style:text-properties fo:font-size="10.00pt" fo:font-weight="normal" fo:font-family="Consolas" style:font-family-asian="Consolas" style:font-family-complex="Consolas" fo:background-color="#ffff00" fo:color="#000000" fo:font-style="italic"/>
    </style:style>
    <style:style style:name="T1993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994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995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996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1997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1998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1999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000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2001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002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2003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004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2005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006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2007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008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2009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010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2011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012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2013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014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2015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016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2017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018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2019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020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2021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022" style:family="text">
      <style:text-properties fo:font-size="10.00pt" fo:font-weight="bold" fo:font-family="Consolas" style:font-family-asian="Consolas" style:font-family-complex="Consolas" fo:background-color="#ffff00" fo:color="#0000c0" fo:font-style="italic"/>
    </style:style>
    <style:style style:name="T2023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024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2025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026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2027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028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2029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030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2031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032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2033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034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2035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036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2037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038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2039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040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2041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042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2043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044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2045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046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2047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048" style:family="text">
      <style:text-properties fo:font-size="10.00pt" fo:font-weight="bold" fo:font-family="Consolas" style:font-family-asian="Consolas" style:font-family-complex="Consolas" fo:background-color="#ffff00" fo:color="#0000c0" fo:font-style="italic"/>
    </style:style>
    <style:style style:name="T2049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050" style:family="text">
      <style:text-properties fo:font-size="10.00pt" fo:font-weight="normal" fo:font-family="Consolas" style:font-family-asian="Consolas" style:font-family-complex="Consolas" fo:background-color="#ffff00" fo:color="#0000c0" fo:font-style="italic"/>
    </style:style>
    <style:style style:name="T2051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052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#ffff00" fo:color="#6a3e3e"/>
    </style:style>
    <style:style style:name="T2053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054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2055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056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2057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058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2059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060" style:family="text">
      <style:text-properties fo:font-size="10.00pt" fo:font-weight="bold" fo:font-family="Consolas" style:font-family-asian="Consolas" style:font-family-complex="Consolas" fo:background-color="#ffff00" fo:color="#0000c0" fo:font-style="italic"/>
    </style:style>
    <style:style style:name="T2061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062" style:family="text">
      <style:text-properties fo:font-size="10.00pt" fo:font-weight="normal" fo:font-family="Consolas" style:font-family-asian="Consolas" style:font-family-complex="Consolas" fo:background-color="#ffff00" fo:color="#0000c0" fo:font-style="italic"/>
    </style:style>
    <style:style style:name="T2063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064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#ffff00" fo:color="#6a3e3e"/>
    </style:style>
    <style:style style:name="T2065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066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2067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068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2069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070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2071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072" style:family="text">
      <style:text-properties fo:font-size="10.00pt" fo:font-weight="bold" fo:font-family="Consolas" style:font-family-asian="Consolas" style:font-family-complex="Consolas" fo:background-color="#ffff00" fo:color="#0000c0" fo:font-style="italic"/>
    </style:style>
    <style:style style:name="T2073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074" style:family="text">
      <style:text-properties fo:font-size="10.00pt" fo:font-weight="normal" fo:font-family="Consolas" style:font-family-asian="Consolas" style:font-family-complex="Consolas" fo:background-color="#ffff00" fo:color="#0000c0" fo:font-style="italic"/>
    </style:style>
    <style:style style:name="T2075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076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#ffff00" fo:color="#6a3e3e"/>
    </style:style>
    <style:style style:name="T2077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078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2079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080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2081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082" style:family="text">
      <style:text-properties fo:font-size="10.00pt" fo:font-weight="normal" fo:font-family="Consolas" style:font-family-asian="Consolas" style:font-family-complex="Consolas" fo:background-color="#ffff00" fo:color="#0000c0" fo:font-style="italic"/>
    </style:style>
    <style:style style:name="T2083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084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2085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086" style:family="text">
      <style:text-properties fo:font-size="10.00pt" fo:font-weight="normal" fo:font-family="Consolas" style:font-family-asian="Consolas" style:font-family-complex="Consolas" fo:background-color="#ffff00" fo:color="#000000" fo:font-style="italic"/>
    </style:style>
    <style:style style:name="T2087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088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2089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090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2091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092" style:family="text">
      <style:text-properties fo:font-size="10.00pt" fo:font-weight="bold" fo:font-family="Consolas" style:font-family-asian="Consolas" style:font-family-complex="Consolas" fo:background-color="#ffff00" fo:color="#0000c0" fo:font-style="italic"/>
    </style:style>
    <style:style style:name="T2093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094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2095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096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2097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098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2099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100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2101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102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#ffff00" fo:color="#6a3e3e"/>
    </style:style>
    <style:style style:name="T2103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104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2105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1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07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108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2109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110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2111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112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2113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114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2115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116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2117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118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2119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120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2121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122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2123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124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2125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126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2127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1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29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130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2131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132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2133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134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2135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136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2137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138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2139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140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2141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142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2143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144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2145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146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2147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148" style:family="text">
      <style:text-properties fo:font-size="10.00pt" fo:font-weight="normal" fo:font-family="Consolas" style:font-family-asian="Consolas" style:font-family-complex="Consolas" fo:background-color="#ffff00" fo:color="#000000" fo:font-style="italic"/>
    </style:style>
    <style:style style:name="T2149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150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2151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152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2153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1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55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156" style:family="text">
      <style:text-properties fo:font-size="10.00pt" fo:font-weight="normal" fo:font-family="Consolas" style:font-family-asian="Consolas" style:font-family-complex="Consolas" fo:background-color="#ffff00" fo:color="#3f7f5f"/>
    </style:style>
    <style:style style:name="T2157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158" style:family="text">
      <style:text-properties fo:font-size="10.00pt" fo:font-weight="normal" fo:font-family="Consolas" style:font-family-asian="Consolas" style:font-family-complex="Consolas" fo:background-color="#ffff00" fo:color="#000000" fo:font-style="italic"/>
    </style:style>
    <style:style style:name="T2159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160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2161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162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2163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1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65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166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2167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168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2169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17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1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72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2173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174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2175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176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2177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178" style:family="text">
      <style:text-properties fo:font-size="10.00pt" fo:font-weight="normal" fo:font-family="Consolas" style:font-family-asian="Consolas" style:font-family-complex="Consolas" fo:background-color="#ffff00" fo:color="#0000c0" fo:font-style="italic"/>
    </style:style>
    <style:style style:name="T2179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180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#ffff00" fo:color="#6a3e3e"/>
    </style:style>
    <style:style style:name="T2181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182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2183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18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1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86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2187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188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2189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190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2191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192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#ffff00" fo:color="#6a3e3e"/>
    </style:style>
    <style:style style:name="T2193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194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2195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19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19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1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99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220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201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220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203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220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205" style:family="text">
      <style:text-properties fo:font-size="10.00pt" fo:font-weight="normal" fo:font-family="Consolas" style:font-family-asian="Consolas" style:font-family-complex="Consolas" fo:background-color="#ffff00" fo:color="#0000c0" fo:font-style="italic"/>
    </style:style>
    <style:style style:name="T220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207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#ffff00" fo:color="#6a3e3e"/>
    </style:style>
    <style:style style:name="T220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209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221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21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21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21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2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15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221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217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221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219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222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221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222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223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222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225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222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227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222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229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223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231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223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233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223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235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223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237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223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239" style:family="text">
      <style:text-properties fo:font-size="10.00pt" fo:font-weight="bold" fo:font-family="Consolas" style:font-family-asian="Consolas" style:font-family-complex="Consolas" fo:background-color="#ffff00" fo:color="#0000c0" fo:font-style="italic"/>
    </style:style>
    <style:style style:name="T224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241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224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243" style:family="text">
      <style:text-properties fo:font-size="10.00pt" fo:font-weight="normal" fo:font-family="Consolas" style:font-family-asian="Consolas" style:font-family-complex="Consolas" fo:background-color="#ffff00" fo:color="#000000" fo:font-style="italic"/>
    </style:style>
    <style:style style:name="T224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245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224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247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224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249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225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251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225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253" style:family="text">
      <style:text-properties fo:font-size="10.00pt" fo:font-weight="normal" fo:font-family="Consolas" style:font-family-asian="Consolas" style:font-family-complex="Consolas" fo:background-color="#ffff00" fo:color="#0000c0"/>
    </style:style>
    <style:style style:name="T225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255" style:family="text">
      <style:text-properties fo:font-size="10.00pt" fo:font-weight="bold" fo:font-family="Consolas" style:font-family-asian="Consolas" style:font-family-complex="Consolas" fo:background-color="#ffff00" fo:color="#7f0055"/>
    </style:style>
    <style:style style:name="T2256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257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2258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259" style:family="text">
      <style:text-properties fo:font-size="10.00pt" fo:font-weight="bold" fo:font-family="Consolas" style:font-family-asian="Consolas" style:font-family-complex="Consolas" fo:background-color="#ffff00" fo:color="#0000c0" fo:font-style="italic"/>
    </style:style>
    <style:style style:name="T2260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261" style:family="text">
      <style:text-properties fo:font-size="10.00pt" fo:font-weight="normal" fo:font-family="Consolas" style:font-family-asian="Consolas" style:font-family-complex="Consolas" fo:background-color="#ffff00" fo:color="#2a00ff"/>
    </style:style>
    <style:style style:name="T2262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263" style:family="text">
      <style:text-properties fo:font-size="10.00pt" fo:font-weight="normal" fo:font-family="Consolas" style:font-family-asian="Consolas" style:font-family-complex="Consolas" fo:background-color="#ffff00" fo:color="#6a3e3e"/>
    </style:style>
    <style:style style:name="T2264" style:family="text">
      <style:text-properties fo:font-size="10.00pt" fo:font-weight="normal" fo:font-family="Consolas" style:font-family-asian="Consolas" style:font-family-complex="Consolas" fo:background-color="#ffff00" fo:color="#000000"/>
    </style:style>
    <style:style style:name="T226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2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68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22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70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22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72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2273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22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 fo:margin-left="2.70pt" fo:text-indent="-2.70pt">
        <style:tab-stops>
          <style:tab-stop style:position="479.20pt"/>
        </style:tab-stops>
      </style:paragraph-properties>
    </style:style>
    <style:style style:name="P2" style:family="paragraph">
      <style:paragraph-properties fo:line-height="100.00%" fo:text-align="center"/>
    </style:style>
    <style:style style:name="P3" style:family="paragraph">
      <style:paragraph-properties fo:line-height="100.00%" fo:text-align="left" fo:margin-left="2.70pt" fo:text-indent="-2.70pt">
        <style:tab-stops>
          <style:tab-stop style:position="479.20pt"/>
        </style:tab-stops>
      </style:paragraph-properties>
    </style:style>
    <style:style style:name="P4" style:family="paragraph">
      <style:paragraph-properties fo:line-height="100.00%" fo:text-align="left" fo:margin-left="2.70pt" fo:text-indent="-2.70pt">
        <style:tab-stops>
          <style:tab-stop style:position="238.25pt"/>
          <style:tab-stop style:position="3287.15pt"/>
        </style:tab-stops>
      </style:paragraph-properties>
    </style:style>
    <style:style style:name="P5" style:family="paragraph">
      <style:paragraph-properties fo:line-height="100.00%" fo:text-align="center"/>
    </style:style>
    <style:style style:name="P6" style:family="paragraph">
      <style:paragraph-properties fo:line-height="100.00%" fo:text-align="left" fo:margin-left="2.70pt" fo:text-indent="-2.70pt">
        <style:tab-stops>
          <style:tab-stop style:position="238.25pt"/>
          <style:tab-stop style:position="3287.15pt"/>
        </style:tab-stops>
      </style:paragraph-properties>
    </style:style>
    <style:style style:name="P7" style:family="paragraph">
      <style:paragraph-properties fo:line-height="100.00%" fo:text-align="center"/>
    </style:style>
    <style:style style:name="P8" style:family="paragraph">
      <style:paragraph-properties fo:line-height="100.00%" fo:text-align="left" fo:margin-left="2.70pt" fo:text-indent="-2.70pt">
        <style:tab-stops>
          <style:tab-stop style:position="238.25pt"/>
          <style:tab-stop style:position="3287.15pt"/>
        </style:tab-stops>
      </style:paragraph-properties>
    </style:style>
    <style:style style:name="P9" style:family="paragraph">
      <style:paragraph-properties fo:line-height="100.00%" fo:text-align="left"/>
    </style:style>
    <style:style style:name="P10" style:family="paragraph">
      <style:paragraph-properties fo:line-height="100.00%" fo:text-align="center"/>
    </style:style>
    <style:style style:name="P11" style:family="paragraph">
      <style:paragraph-properties fo:line-height="100.00%" fo:text-align="left"/>
    </style:style>
    <style:style style:name="P12" style:family="paragraph">
      <style:paragraph-properties fo:line-height="100.00%" fo:text-align="center"/>
    </style:style>
    <style:style style:name="P13" style:family="paragraph">
      <style:paragraph-properties fo:line-height="100.00%" fo:text-align="left"/>
    </style:style>
    <style:style style:name="P14" style:family="paragraph">
      <style:paragraph-properties fo:line-height="100.00%" fo:text-align="center"/>
    </style:style>
    <style:style style:name="P15" style:family="paragraph">
      <style:paragraph-properties fo:line-height="100.00%" fo:text-align="left"/>
    </style:style>
    <style:style style:name="P16" style:family="paragraph">
      <style:paragraph-properties fo:line-height="100.00%" fo:text-align="center"/>
    </style:style>
    <style:style style:name="P17" style:family="paragraph">
      <style:paragraph-properties fo:line-height="100.00%" fo:text-align="left"/>
    </style:style>
    <text:list-style style:name="L18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8" style:family="paragraph">
      <style:paragraph-properties fo:line-height="100.00%" fo:text-align="left"/>
    </style:style>
    <style:style style:name="P19" style:family="paragraph">
      <style:paragraph-properties fo:line-height="100.00%" fo:text-align="left"/>
    </style:style>
    <style:style style:name="P20" style:family="paragraph">
      <style:paragraph-properties fo:line-height="100.00%" fo:text-align="center"/>
    </style:style>
    <style:style style:name="P21" style:family="paragraph">
      <style:paragraph-properties fo:line-height="100.00%" fo:text-align="left"/>
    </style:style>
    <text:list-style style:name="L22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2" style:family="paragraph">
      <style:paragraph-properties fo:line-height="100.00%" fo:text-align="left"/>
    </style:style>
    <style:style style:name="P23" style:family="paragraph">
      <style:paragraph-properties fo:line-height="100.00%" fo:text-align="left"/>
    </style:style>
    <style:style style:name="P24" style:family="paragraph">
      <style:paragraph-properties fo:line-height="100.00%" fo:text-align="center"/>
    </style:style>
    <style:style style:name="P25" style:family="paragraph">
      <style:paragraph-properties fo:line-height="100.00%" fo:text-align="left"/>
    </style:style>
    <style:style style:name="P26" style:family="paragraph">
      <style:paragraph-properties fo:line-height="100.00%" fo:text-align="left" fo:margin-left="0.00pt" fo:text-indent="35.30pt"/>
    </style:style>
    <text:list-style style:name="L27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7" style:family="paragraph">
      <style:paragraph-properties fo:line-height="100.00%" fo:text-align="left"/>
    </style:style>
    <style:style style:name="P28" style:family="paragraph">
      <style:paragraph-properties fo:line-height="100.00%" fo:text-align="left" fo:margin-left="36.00pt" fo:text-indent="0.00pt"/>
    </style:style>
    <style:style style:name="P29" style:family="paragraph">
      <style:paragraph-properties fo:line-height="100.00%" fo:text-align="left"/>
    </style:style>
    <style:style style:name="P30" style:family="paragraph">
      <style:paragraph-properties fo:line-height="100.00%" fo:text-align="left" fo:margin-left="0.00pt" fo:text-indent="35.30pt"/>
    </style:style>
    <style:style style:name="P31" style:family="paragraph">
      <style:paragraph-properties fo:line-height="100.00%" fo:text-align="left"/>
    </style:style>
    <style:style style:name="P32" style:family="paragraph">
      <style:paragraph-properties fo:line-height="100.00%" fo:text-align="left" fo:margin-left="0.00pt" fo:text-indent="35.30pt"/>
    </style:style>
    <style:style style:name="P33" style:family="paragraph">
      <style:paragraph-properties fo:line-height="100.00%" fo:text-align="left"/>
    </style:style>
    <style:style style:name="P34" style:family="paragraph">
      <style:paragraph-properties fo:line-height="100.00%" fo:text-align="left" fo:margin-left="0.00pt" fo:text-indent="35.30pt"/>
    </style:style>
    <style:style style:name="P35" style:family="paragraph">
      <style:paragraph-properties fo:line-height="100.00%" fo:text-align="left"/>
    </style:style>
    <style:style style:name="P36" style:family="paragraph">
      <style:paragraph-properties fo:line-height="100.00%" fo:text-align="left" fo:margin-left="0.00pt" fo:text-indent="35.30pt"/>
    </style:style>
    <style:style style:name="P37" style:family="paragraph">
      <style:paragraph-properties fo:line-height="100.00%" fo:text-align="left"/>
    </style:style>
    <style:style style:name="P38" style:family="paragraph">
      <style:paragraph-properties fo:line-height="100.00%" fo:text-align="left" fo:margin-left="0.00pt" fo:text-indent="35.30pt"/>
    </style:style>
    <style:style style:name="P39" style:family="paragraph">
      <style:paragraph-properties fo:line-height="100.00%" fo:text-align="left"/>
    </style:style>
    <style:style style:name="P40" style:family="paragraph">
      <style:paragraph-properties fo:line-height="100.00%" fo:text-align="left" fo:margin-left="0.00pt" fo:text-indent="35.30pt"/>
    </style:style>
    <style:style style:name="P41" style:family="paragraph">
      <style:paragraph-properties fo:line-height="100.00%" fo:text-align="left"/>
    </style:style>
    <style:style style:name="P42" style:family="paragraph">
      <style:paragraph-properties fo:line-height="100.00%" fo:text-align="left" fo:margin-left="0.00pt" fo:text-indent="35.30pt"/>
    </style:style>
    <style:style style:name="P43" style:family="paragraph">
      <style:paragraph-properties fo:line-height="100.00%" fo:text-align="left"/>
    </style:style>
    <style:style style:name="P44" style:family="paragraph">
      <style:paragraph-properties fo:line-height="100.00%" fo:text-align="left" fo:margin-left="0.00pt" fo:text-indent="35.30pt"/>
    </style:style>
    <style:style style:name="P45" style:family="paragraph">
      <style:paragraph-properties fo:line-height="100.00%" fo:text-align="left"/>
    </style:style>
    <style:style style:name="P46" style:family="paragraph">
      <style:paragraph-properties fo:line-height="100.00%" fo:text-align="left" fo:margin-left="0.00pt" fo:text-indent="35.30pt"/>
    </style:style>
    <style:style style:name="P47" style:family="paragraph">
      <style:paragraph-properties fo:line-height="100.00%" fo:text-align="left"/>
    </style:style>
    <style:style style:name="P48" style:family="paragraph">
      <style:paragraph-properties fo:line-height="100.00%" fo:text-align="left" fo:margin-left="0.00pt" fo:text-indent="35.30pt"/>
    </style:style>
    <style:style style:name="P49" style:family="paragraph">
      <style:paragraph-properties fo:line-height="100.00%" fo:text-align="left"/>
    </style:style>
    <style:style style:name="P50" style:family="paragraph">
      <style:paragraph-properties fo:line-height="100.00%" fo:text-align="left" fo:margin-left="0.00pt" fo:text-indent="35.30pt"/>
    </style:style>
    <style:style style:name="P51" style:family="paragraph">
      <style:paragraph-properties fo:line-height="100.00%" fo:text-align="left"/>
    </style:style>
    <style:style style:name="P52" style:family="paragraph">
      <style:paragraph-properties fo:line-height="100.00%" fo:text-align="left" fo:margin-left="0.00pt" fo:text-indent="35.30pt"/>
    </style:style>
    <style:style style:name="P53" style:family="paragraph">
      <style:paragraph-properties fo:line-height="100.00%" fo:text-align="left"/>
    </style:style>
    <style:style style:name="P54" style:family="paragraph">
      <style:paragraph-properties fo:line-height="100.00%" fo:text-align="left" fo:margin-left="0.00pt" fo:text-indent="35.30pt"/>
    </style:style>
    <style:style style:name="P55" style:family="paragraph">
      <style:paragraph-properties fo:line-height="100.00%" fo:text-align="left"/>
    </style:style>
    <style:style style:name="P56" style:family="paragraph">
      <style:paragraph-properties fo:line-height="100.00%" fo:text-align="left" fo:margin-left="0.00pt" fo:text-indent="35.30pt"/>
    </style:style>
    <style:style style:name="P57" style:family="paragraph">
      <style:paragraph-properties fo:line-height="100.00%" fo:text-align="left"/>
    </style:style>
    <style:style style:name="P58" style:family="paragraph">
      <style:paragraph-properties fo:line-height="100.00%" fo:text-align="left" fo:margin-left="0.00pt" fo:text-indent="35.30pt"/>
    </style:style>
    <style:style style:name="P59" style:family="paragraph">
      <style:paragraph-properties fo:line-height="100.00%" fo:text-align="left"/>
    </style:style>
    <style:style style:name="P60" style:family="paragraph">
      <style:paragraph-properties fo:line-height="100.00%" fo:text-align="left" fo:margin-left="0.00pt" fo:text-indent="35.30pt"/>
    </style:style>
    <style:style style:name="P61" style:family="paragraph">
      <style:paragraph-properties fo:line-height="100.00%" fo:text-align="left"/>
    </style:style>
    <style:style style:name="P62" style:family="paragraph">
      <style:paragraph-properties fo:line-height="100.00%" fo:text-align="left" fo:margin-left="0.00pt" fo:text-indent="35.30pt"/>
    </style:style>
    <style:style style:name="P63" style:family="paragraph">
      <style:paragraph-properties fo:line-height="100.00%" fo:text-align="left"/>
    </style:style>
    <style:style style:name="P64" style:family="paragraph">
      <style:paragraph-properties fo:line-height="100.00%" fo:text-align="left" fo:margin-left="0.00pt" fo:text-indent="35.30pt"/>
    </style:style>
    <style:style style:name="P65" style:family="paragraph">
      <style:paragraph-properties fo:line-height="100.00%" fo:text-align="left"/>
    </style:style>
    <style:style style:name="P66" style:family="paragraph">
      <style:paragraph-properties fo:line-height="100.00%" fo:text-align="left" fo:margin-left="0.00pt" fo:text-indent="35.30pt"/>
    </style:style>
    <style:style style:name="P67" style:family="paragraph">
      <style:paragraph-properties fo:line-height="100.00%" fo:text-align="left"/>
    </style:style>
    <style:style style:name="P68" style:family="paragraph">
      <style:paragraph-properties fo:line-height="100.00%" fo:text-align="left" fo:margin-left="0.00pt" fo:text-indent="35.30pt"/>
    </style:style>
    <style:style style:name="P69" style:family="paragraph">
      <style:paragraph-properties fo:line-height="100.00%" fo:text-align="left"/>
    </style:style>
    <style:style style:name="P70" style:family="paragraph">
      <style:paragraph-properties fo:line-height="100.00%" fo:text-align="left" fo:margin-left="0.00pt" fo:text-indent="35.30pt"/>
    </style:style>
    <style:style style:name="P71" style:family="paragraph">
      <style:paragraph-properties fo:line-height="100.00%" fo:text-align="left"/>
    </style:style>
    <style:style style:name="P72" style:family="paragraph">
      <style:paragraph-properties fo:line-height="100.00%" fo:text-align="left" fo:margin-left="0.00pt" fo:text-indent="35.30pt"/>
    </style:style>
    <style:style style:name="P73" style:family="paragraph">
      <style:paragraph-properties fo:line-height="100.00%" fo:text-align="left"/>
    </style:style>
    <style:style style:name="P74" style:family="paragraph">
      <style:paragraph-properties fo:line-height="100.00%" fo:text-align="left" fo:margin-left="0.00pt" fo:text-indent="35.30pt"/>
    </style:style>
    <style:style style:name="P75" style:family="paragraph">
      <style:paragraph-properties fo:line-height="100.00%" fo:text-align="left"/>
    </style:style>
    <style:style style:name="P76" style:family="paragraph">
      <style:paragraph-properties fo:line-height="100.00%" fo:text-align="left" fo:margin-left="0.00pt" fo:text-indent="35.30pt"/>
    </style:style>
    <style:style style:name="P77" style:family="paragraph">
      <style:paragraph-properties fo:line-height="100.00%" fo:text-align="left"/>
    </style:style>
    <style:style style:name="TableColumn0100" style:family="table-column">
      <style:table-column-properties style:column-width="3.346528in"/>
    </style:style>
    <style:style style:name="TableColumn0101" style:family="table-column">
      <style:table-column-properties style:column-width="3.346528in"/>
    </style:style>
    <style:style style:name="Table01" style:family="table">
      <style:table-properties style:width="6.693056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03472in solid #000000" fo:border-left="0.003472in solid #000000" fo:border-right="0.003472in solid #000000" fo:border-bottom="0.003472in solid #000000" fo:padding-left="0.037500in" fo:padding-right="0.037500in" fo:vertical-align="top" fo:background-color="#ffffff"/>
    </style:style>
    <style:style style:name="TableCell010001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Row0101" style:family="table-row">
      <style:table-row-properties/>
    </style:style>
    <style:style style:name="TableCell010100" style:family="table-cell">
      <style:table-cell-properties fo:border-top="0.000694in solid #000000" fo:border-left="0.003472in solid #000000" fo:border-right="0.000694in solid #000000" fo:border-bottom="0.003472in solid #000000" fo:padding-left="0.037500in" fo:padding-right="0.037500in" fo:vertical-align="top" fo:background-color="#ffffff"/>
    </style:style>
    <style:style style:name="TableCell010101" style:family="table-cell">
      <style:table-cell-properties fo:border-top="0.000694in solid #000000" fo:border-left="0.003472in solid #000000" fo:border-right="0.003472in solid #000000" fo:border-bottom="0.003472in solid #000000" fo:padding-left="0.037500in" fo:padding-right="0.037500in" fo:vertical-align="top" fo:background-color="#ffffff"/>
    </style:style>
    <style:style style:name="TableRow0102" style:family="table-row">
      <style:table-row-properties/>
    </style:style>
    <style:style style:name="TableCell010200" style:family="table-cell">
      <style:table-cell-properties fo:border-top="0.000694in solid #000000" fo:border-left="0.003472in solid #000000" fo:border-right="0.000694in solid #000000" fo:border-bottom="0.003472in solid #000000" fo:padding-left="0.037500in" fo:padding-right="0.037500in" fo:vertical-align="top" fo:background-color="#ffffff"/>
    </style:style>
    <style:style style:name="TableCell010201" style:family="table-cell">
      <style:table-cell-properties fo:border-top="0.000694in solid #000000" fo:border-left="0.003472in solid #000000" fo:border-right="0.003472in solid #000000" fo:border-bottom="0.003472in solid #000000" fo:padding-left="0.037500in" fo:padding-right="0.037500in" fo:vertical-align="top" fo:background-color="#ffffff"/>
    </style:style>
  </office:automatic-styles>
  <office:body>
    <office:text>
      <table:table table:style-name="Table01">
        <table:table-column table:style-name="TableColumn0100"/>
        <table:table-column table:style-name="TableColumn0101"/>
        <table:table-row table:style-name="TableRow0100">
          <table:table-cell table:style-name="TableCell010000" table:number-columns-spanned="2">
            <text:p text:style-name="P2"><text:span text:style-name="T2">Politechnika<text:s/></text:span><text:span text:style-name="T3">Świętokrzyska</text:span><text:span text:style-name="T4"/></text:p>
          </table:table-cell>
          <table:covered-table-cell/>
        </table:table-row>
        <table:table-row table:style-name="TableRow0101">
          <table:table-cell table:style-name="TableCell010100">
            <text:p text:style-name="P5"><text:span text:style-name="T5">Przedmiot:</text:span></text:p>
            <text:p text:style-name="P5"><text:span text:style-name="T6"><text:s/>Podstawy In</text:span><text:span text:style-name="T7">żynierii Programowania</text:span><text:span text:style-name="T8"/></text:p>
          </table:table-cell>
          <table:table-cell table:style-name="TableCell010101">
            <text:p text:style-name="P5"><text:span text:style-name="T9">Temat:</text:span></text:p>
            <text:p text:style-name="P5"><text:span text:style-name="T10"><text:s/>System zarz</text:span><text:span text:style-name="T11">ądzania apteką</text:span></text:p>
            <text:p text:style-name="P5"><text:span text:style-name="T12"/></text:p>
          </table:table-cell>
        </table:table-row>
        <table:table-row table:style-name="TableRow0102">
          <table:table-cell table:style-name="TableCell010200">
            <text:p text:style-name="P7"><text:span text:style-name="T12"/></text:p>
            <text:p text:style-name="P7"><text:span text:style-name="T13">Data: 12.02.2018</text:span><text:span text:style-name="T14"/></text:p>
          </table:table-cell>
          <table:table-cell table:style-name="TableCell010201">
            <text:p text:style-name="P7"><text:span text:style-name="T15">Sk</text:span><text:span text:style-name="T16">ład:</text:span></text:p>
            <text:p text:style-name="P7"><text:span text:style-name="T17">Mariusz Lewczuk</text:span></text:p>
            <text:p text:style-name="P7"><text:span text:style-name="T17">Mateusz Snoch</text:span><text:span text:style-name="T18"/></text:p>
          </table:table-cell>
        </table:table-row>
      </table:table>
      <text:p text:style-name="P9"><text:span text:style-name="T18"/></text:p>
      <text:p text:style-name="P9"><text:span text:style-name="T19">I. Dokumentacja u</text:span><text:span text:style-name="T20">żytkownika:</text:span></text:p>
      <text:p text:style-name="P9"><text:span text:style-name="T21"/></text:p>
      <text:p text:style-name="P9"><text:span text:style-name="T22">1. Demonstracja u</text:span><text:span text:style-name="T23">życia aplikacji:</text:span></text:p>
      <text:p text:style-name="P9"><text:span text:style-name="T24"/></text:p>
      <text:p text:style-name="P9"><text:span text:style-name="T24"/></text:p>
      <text:p text:style-name="P9"><text:span text:style-name="T24"/></text:p>
      <text:p text:style-name="P10"><draw:frame text:anchor-type="as-char" svg:width="123.56mm" svg:height="51.33mm" style:rel-width="scale" style:rel-height="scale"><draw:object-ole xlink:href="OleObj1"/><draw:image xlink:href="ObjectReplacements/OleObj1"/></draw:frame><text:span text:style-name="T24"/></text:p>
      <text:p text:style-name="P10"><text:span text:style-name="T24"/></text:p>
      <text:p text:style-name="P11"><text:span text:style-name="T25"><text:tab/>Po w</text:span><text:span text:style-name="T26">łączeniu aplikacji wyświetla się okno z zapytaniem czy jesteśmy zarejestrowani. Po naciśnięciu przycisku<text:s/></text:span><text:span text:style-name="T27">„</text:span><text:span text:style-name="T28">Tak” przechodzimy do okna logowania. Je</text:span><text:span text:style-name="T29">śli naciśniemy przycisk<text:s/></text:span><text:span text:style-name="T30">„</text:span><text:span text:style-name="T31">Nie” przejdziemy do okna rejestracji. </text:span></text:p>
      <text:p text:style-name="P11"><text:span text:style-name="T32"/></text:p>
      <text:p text:style-name="P11"><text:span text:style-name="T32"/></text:p>
      <text:p text:style-name="P11"><text:span text:style-name="T32"/></text:p>
      <text:p text:style-name="P12"><draw:frame text:anchor-type="as-char" svg:width="123.56mm" svg:height="51.33mm" style:rel-width="scale" style:rel-height="scale"><draw:object-ole xlink:href="OleObj2"/><draw:image xlink:href="ObjectReplacements/OleObj2"/></draw:frame><text:span text:style-name="T32"/></text:p>
      <text:p text:style-name="P13"><text:span text:style-name="T32"/></text:p>
      <text:p text:style-name="P13"><text:span text:style-name="T32"/></text:p>
      <text:p text:style-name="P13"><text:span text:style-name="T33"><text:tab/>Okno rejestracji wygl</text:span><text:span text:style-name="T34">ąda następująco. Musimy podać imię, nazwisko, nazwę użytkownika, hasło oraz wiek i nacisnąć<text:s/></text:span><text:span text:style-name="T35">„</text:span><text:span text:style-name="T36">Zarejestruj”,<text:s/></text:span><text:span text:style-name="T37">żeby się zarejestrować. Przycisk<text:s/></text:span><text:span text:style-name="T38">„</text:span><text:span text:style-name="T39">Menu G</text:span><text:span text:style-name="T40">ł</text:span><text:span text:style-name="T41">ówne” sprawi<text:s/></text:span><text:span text:style-name="T42">że wr</text:span><text:span text:style-name="T43">ócimy do pierwszego okna.</text:span></text:p>
      <text:p text:style-name="P13"><text:span text:style-name="T44"/></text:p>
      <text:p text:style-name="P13"><text:span text:style-name="T44"/></text:p>
      <text:p text:style-name="P13"><text:span text:style-name="T44"/></text:p>
      <text:p text:style-name="P14"><draw:frame text:anchor-type="as-char" svg:width="123.56mm" svg:height="51.33mm" style:rel-width="scale" style:rel-height="scale"><draw:object-ole xlink:href="OleObj3"/><draw:image xlink:href="ObjectReplacements/OleObj3"/></draw:frame><text:span text:style-name="T44"/></text:p>
      <text:p text:style-name="P15"><text:span text:style-name="T44"/></text:p>
      <text:p text:style-name="P15"><text:span text:style-name="T45"><text:s/><text:tab/></text:span><text:span text:style-name="T46">Okno logowania. Pozwala ona poprzez wygenerowany wcze</text:span><text:span text:style-name="T47">śniej login i hasło wejść na określone okno, albo kierownika albo farmaceuty. Klienci muszą wcześniej się zarejestrować.<text:s text:c="2"/>Po wpisaniu danych poprzez przycisk "Zaloguj" przechodzimy do danej sekcji. Z tego okna r</text:span><text:span text:style-name="T48">ównie</text:span><text:span text:style-name="T49">ż można przejść do okna rejestracji poprzez przycisk<text:s/></text:span><text:span text:style-name="T50">„</text:span><text:span text:style-name="T51">Nie posiadam konta”.</text:span></text:p>
      <text:p text:style-name="P15"><text:span text:style-name="T52"/></text:p>
      <text:p text:style-name="P15"><text:span text:style-name="T52"/></text:p>
      <text:p text:style-name="P15"><text:span text:style-name="T52"/></text:p>
      <text:p text:style-name="P15"><text:span text:style-name="T52"/></text:p>
      <text:p text:style-name="P15"><text:span text:style-name="T53">Kierownik:</text:span></text:p>
      <text:p text:style-name="P15"><text:span text:style-name="T54"/></text:p>
      <text:p text:style-name="P16"><draw:frame text:anchor-type="as-char" svg:width="165.89mm" svg:height="85.20mm" style:rel-width="scale" style:rel-height="scale"><draw:object-ole xlink:href="OleObj4"/><draw:image xlink:href="ObjectReplacements/OleObj4"/></draw:frame><text:span text:style-name="T54"/></text:p>
      <text:p text:style-name="P17"><text:span text:style-name="T54"/></text:p>
      <text:p text:style-name="P17"><text:span text:style-name="T54"/></text:p>
      <text:p text:style-name="P17"><text:span text:style-name="T54"/></text:p>
      <text:p text:style-name="P17"><text:span text:style-name="T55"><text:tab/>Okienko to pojawia si</text:span><text:span text:style-name="T56">ę tylko jeśli zalogujemy się jako kierownik. W pole tekstowe wpisujemy potrzebne informacje. </text:span></text:p>
      <text:list text:style-name="L18">
        <text:list-item>
          <text:p text:style-name="P18"><text:span text:style-name="T57">przycisk<text:s/></text:span><text:span text:style-name="T58">„</text:span><text:span text:style-name="T59">Zatrudnij” - je</text:span><text:span text:style-name="T60">śli chcemy zatrudnić nowego farmaceutę musimy wpisać w odpowiedniej kolejności: imię, nazwisko, nazwa użytkownika, wiek, wynagrodzenie i konto oraz przydzielamy mu nazwę użytkownika i hasło w polach tekstowych.</text:span></text:p>
        </text:list-item>
        <text:list-item>
          <text:p text:style-name="P18"><text:span text:style-name="T61">przycisk<text:s/></text:span><text:span text:style-name="T62">„</text:span><text:span text:style-name="T63">Zwolnij”- przy zwolnieniu oprócz naci</text:span><text:span text:style-name="T64">śnięcia przycisku najpierw wpisujemy imię, nazwisko oraz nazwę użytkownika farmaceuty, wtedy farmaceuta zniknie z bazy danych. </text:span></text:p>
        </text:list-item>
        <text:list-item>
          <text:p text:style-name="P18"><text:span text:style-name="T65">przycisk<text:s/></text:span><text:span text:style-name="T66">„</text:span><text:span text:style-name="T67">Zamow produkty”- je</text:span><text:span text:style-name="T68">śli pierwszy raz zamawiamy dany lek to zostaje on dodany do bazy danych, ale jeśli jest już w bazie to zostaje zaktualizowana jego ilość. Raz zam</text:span><text:span text:style-name="T69">ówiony lek zostaje w bazie nawet je</text:span><text:span text:style-name="T70">śli klienci wykupią wszystko, jego ilość będzie ustawiona na 0. Trzeba wpisać w pole tekstowe nazwę leku oraz ilość. </text:span></text:p>
        </text:list-item>
        <text:list-item>
          <text:p text:style-name="P18"><text:span text:style-name="T71">przycisk<text:s/></text:span><text:span text:style-name="T72">„</text:span><text:span text:style-name="T73">Uaktualnij dane” s</text:span><text:span text:style-name="T74">łuży do edytowania informacji o farmaceucie.</text:span></text:p>
        </text:list-item>
        <text:list-item>
          <text:p text:style-name="P18"><text:span text:style-name="T75">przycisk<text:s/></text:span><text:span text:style-name="T76">„</text:span><text:span text:style-name="T77">Oproznij kase” b</text:span><text:span text:style-name="T78">ędzie zerować kasę na następny dzień oraz zapisywać do bazy utarg z danego dnia.</text:span></text:p>
        </text:list-item>
      </text:list>
      <text:p text:style-name="P19"><text:span text:style-name="T79"/></text:p>
      <text:p text:style-name="P19"><text:span text:style-name="T79"/></text:p>
      <text:p text:style-name="P19"><text:span text:style-name="T79"/></text:p>
      <text:p text:style-name="P19"><text:span text:style-name="T80">Klient:</text:span></text:p>
      <text:p text:style-name="P19"><text:span text:style-name="T81"/></text:p>
      <text:p text:style-name="P20"><draw:frame text:anchor-type="as-char" svg:width="165.89mm" svg:height="84.14mm" style:rel-width="scale" style:rel-height="scale"><draw:object-ole xlink:href="OleObj5"/><draw:image xlink:href="ObjectReplacements/OleObj5"/></draw:frame><text:span text:style-name="T81"/></text:p>
      <text:p text:style-name="P20"><text:span text:style-name="T81"/></text:p>
      <text:p text:style-name="P21"><text:span text:style-name="T82"><text:tab/>Okienko to jest przeznaczone dla klientów.</text:span></text:p>
      <text:list text:style-name="L22">
        <text:list-item>
          <text:p text:style-name="P22"><text:span text:style-name="T82">Przycisk<text:s/></text:span><text:span text:style-name="T83">„</text:span><text:span text:style-name="T84">Sprawdz Dostepnosc”<text:s/></text:span><text:span text:style-name="T85">–</text:span><text:span text:style-name="T86"><text:s/>pobiera z bazy danych informacj</text:span><text:span text:style-name="T87">ę o ilości wskazanego przez użytkownika leku.</text:span></text:p>
        </text:list-item>
        <text:list-item>
          <text:p text:style-name="P22"><text:span text:style-name="T88">Przycisk<text:s/></text:span><text:span text:style-name="T89">„</text:span><text:span text:style-name="T90">Zamow Leki”<text:s/></text:span><text:span text:style-name="T91">–</text:span><text:span text:style-name="T92"><text:s/>tworzy zamówienie na leki i dodaje je do bazy danych.</text:span></text:p>
        </text:list-item>
        <text:list-item>
          <text:p text:style-name="P22"><text:span text:style-name="T93">Przycisk<text:s/></text:span><text:span text:style-name="T94">„</text:span><text:span text:style-name="T95">Wyswietl dost</text:span><text:span text:style-name="T96">ępne produkty” - wyświetla wszystkie<text:s text:c="2"/>produkty i ich ilość jakie są w aptece.</text:span></text:p>
        </text:list-item>
        <text:list-item>
          <text:p text:style-name="P22"><text:span text:style-name="T97">Przycisk<text:s/></text:span><text:span text:style-name="T98">„</text:span><text:span text:style-name="T99">Wyswietl moje zamowienie” - wy</text:span><text:span text:style-name="T100">świetla całe zam</text:span><text:span text:style-name="T101">ówienie jakie przeprowadzili</text:span><text:span text:style-name="T102">śmy.</text:span></text:p>
        </text:list-item>
        <text:list-item>
          <text:p text:style-name="P22"><text:span text:style-name="T103">Przycisk<text:s/></text:span><text:span text:style-name="T104">„</text:span><text:span text:style-name="T105">Wyczysc Pola”<text:s/></text:span><text:span text:style-name="T106">–</text:span><text:span text:style-name="T107"><text:s/>usuwa ca</text:span><text:span text:style-name="T108">łą treść ze wszystkich p</text:span><text:span text:style-name="T109">ól.</text:span></text:p>
        </text:list-item>
      </text:list>
      <text:p text:style-name="P23"><text:span text:style-name="T110"/></text:p>
      <text:p text:style-name="P23"><text:span text:style-name="T110"/></text:p>
      <text:p text:style-name="P23"><text:span text:style-name="T110"/></text:p>
      <text:p text:style-name="P23"><text:span text:style-name="T110"/></text:p>
      <text:p text:style-name="P23"><text:span text:style-name="T110"/></text:p>
      <text:p text:style-name="P23"><text:span text:style-name="T110"/></text:p>
      <text:p text:style-name="P23"><text:span text:style-name="T110"/></text:p>
      <text:p text:style-name="P23"><text:span text:style-name="T110"/></text:p>
      <text:p text:style-name="P23"><text:span text:style-name="T110"/></text:p>
      <text:p text:style-name="P23"><text:span text:style-name="T110"/></text:p>
      <text:p text:style-name="P23"><text:span text:style-name="T110"/></text:p>
      <text:p text:style-name="P23"><text:span text:style-name="T110"/></text:p>
      <text:p text:style-name="P23"><text:span text:style-name="T110"/></text:p>
      <text:p text:style-name="P23"><text:span text:style-name="T110"/></text:p>
      <text:p text:style-name="P23"><text:span text:style-name="T110"/></text:p>
      <text:p text:style-name="P23"><text:span text:style-name="T110"/></text:p>
      <text:p text:style-name="P23"><text:span text:style-name="T110"/></text:p>
      <text:p text:style-name="P23"><text:span text:style-name="T110"/></text:p>
      <text:p text:style-name="P23"><text:span text:style-name="T111">Farmaceuta:</text:span></text:p>
      <text:p text:style-name="P23"><text:span text:style-name="T112"/></text:p>
      <text:p text:style-name="P24"><draw:frame text:anchor-type="as-char" svg:width="165.89mm" svg:height="83.08mm" style:rel-width="scale" style:rel-height="scale"><draw:object-ole xlink:href="OleObj6"/><draw:image xlink:href="ObjectReplacements/OleObj6"/></draw:frame><text:span text:style-name="T112"/></text:p>
      <text:p text:style-name="P25"><text:span text:style-name="T112"/></text:p>
      <text:p text:style-name="P26"><text:span text:style-name="T113">Okienko to jest przeznaczone dla farmaceuty.</text:span></text:p>
      <text:list text:style-name="L27">
        <text:list-item>
          <text:p text:style-name="P27"><text:span text:style-name="T113">Przycisk<text:s/></text:span><text:span text:style-name="T114">„</text:span><text:span text:style-name="T115">Wyswietl oczekuj</text:span><text:span text:style-name="T116">ące zamowienia”- wyświetla zam</text:span><text:span text:style-name="T117">ówienia oczekuj</text:span><text:span text:style-name="T118">ące na realizacje.</text:span></text:p>
        </text:list-item>
        <text:list-item>
          <text:p text:style-name="P27"><text:span text:style-name="T119">Przycisk<text:s/></text:span><text:span text:style-name="T120">„</text:span><text:span text:style-name="T121">Obsluga zamowien”- s</text:span><text:span text:style-name="T122">łuży do obsługi oczekujących zam</text:span><text:span text:style-name="T123">ówie</text:span><text:span text:style-name="T124">ń oraz potrzebuje id zam</text:span><text:span text:style-name="T125">ówienia.</text:span></text:p>
        </text:list-item>
        <text:list-item>
          <text:p text:style-name="P27"><text:span text:style-name="T126">Przycisk<text:s/></text:span><text:span text:style-name="T127">„</text:span><text:span text:style-name="T128">Otworz/Zamknij kase”- s</text:span><text:span text:style-name="T129">łuży do otwarcia i zamknięcia kasy.</text:span></text:p>
        </text:list-item>
      </text:list>
      <text:p text:style-name="P28"><text:span text:style-name="T130"/></text:p>
      <text:p text:style-name="P29"><text:span text:style-name="T130"/></text:p>
      <text:p text:style-name="P29"><text:span text:style-name="T130"/></text:p>
      <text:p text:style-name="P29"><text:span text:style-name="T130"/></text:p>
      <text:p text:style-name="P29"><text:span text:style-name="T131"><text:tab/></text:span></text:p>
      <text:p text:style-name="P29"><text:span text:style-name="T132"/></text:p>
      <text:p text:style-name="P29"><text:span text:style-name="T133">II. Dokumentacja techniczna:</text:span></text:p>
      <text:p text:style-name="P29"><text:span text:style-name="T134"><text:tab/>1.Nasza aplikacja rozwi</text:span><text:span text:style-name="T135">ązuje problem systemu zarządzania apteką.</text:span></text:p>
      <text:p text:style-name="P29"><text:span text:style-name="T136"><text:tab/></text:span></text:p>
      <text:p text:style-name="P29"><text:span text:style-name="T136"><text:tab/>2.Kod:</text:span></text:p>
      <text:p text:style-name="P29"><text:span text:style-name="T136"><text:tab/></text:span></text:p>
      <text:p text:style-name="P29"><text:span text:style-name="T137">@Override</text:span></text:p>
      <text:p text:style-name="P29"><text:span text:style-name="T138"><text:tab/></text:span><text:span text:style-name="T139">public</text:span><text:span text:style-name="T140"><text:s/></text:span><text:span text:style-name="T141">void</text:span><text:span text:style-name="T142"><text:s/>dodajUzytkownikaDB()<text:s/></text:span><text:span text:style-name="T143">throws</text:span><text:span text:style-name="T144"><text:s/>Exception {</text:span></text:p>
      <text:p text:style-name="P29"><text:span text:style-name="T144"><text:tab/><text:tab/>ConnectToDB.</text:span><text:span text:style-name="T145">polacz</text:span><text:span text:style-name="T146">(); </text:span></text:p>
      <text:p text:style-name="P29"><text:span text:style-name="T146"><text:tab/><text:tab/></text:span></text:p>
      <text:p text:style-name="P29"><text:span text:style-name="T146"><text:tab/><text:tab/>String<text:s/></text:span><text:span text:style-name="T147">hasloDB</text:span><text:span text:style-name="T148"><text:s/>=<text:s/></text:span><text:span text:style-name="T149">new</text:span><text:span text:style-name="T150"><text:s/>String(</text:span><text:span text:style-name="T151">super</text:span><text:span text:style-name="T152">.</text:span><text:span text:style-name="T153">haslo</text:span><text:span text:style-name="T154">);</text:span></text:p>
      <text:p text:style-name="P29"><text:span text:style-name="T154"><text:tab/><text:tab/>setIdFromDB();</text:span></text:p>
      <text:p text:style-name="P29"><text:span text:style-name="T154"><text:tab/><text:tab/>setKlientId();</text:span></text:p>
      <text:p text:style-name="P29"><text:span text:style-name="T154"><text:tab/><text:tab/></text:span><text:span text:style-name="T155">st</text:span><text:span text:style-name="T156"><text:s/>= ConnectToDB.</text:span><text:span text:style-name="T157">con</text:span><text:span text:style-name="T158">.createStatement();</text:span></text:p>
      <text:p text:style-name="P29"><text:span text:style-name="T158"><text:tab/><text:tab/>System.</text:span><text:span text:style-name="T159">out</text:span><text:span text:style-name="T160">.println(</text:span><text:span text:style-name="T161">"Insert into uzytkownik(id_uzytkownik,nazwau,haslo,imie,wiek,nazwisko,typ) values("</text:span><text:span text:style-name="T162"><text:s/>+<text:s/></text:span><text:span text:style-name="T163">super</text:span><text:span text:style-name="T164">.</text:span><text:span text:style-name="T165">id</text:span><text:span text:style-name="T166"><text:s/>+<text:s/></text:span><text:span text:style-name="T167">",'"</text:span><text:span text:style-name="T168"><text:s/>+<text:s/></text:span><text:span text:style-name="T169">super</text:span><text:span text:style-name="T170">.</text:span><text:span text:style-name="T171">nazwaU</text:span><text:span text:style-name="T172"><text:s/>+<text:s/></text:span><text:span text:style-name="T173">"','"</text:span><text:span text:style-name="T174"><text:s/>+<text:s/></text:span><text:span text:style-name="T175">hasloDB</text:span><text:span text:style-name="T176"><text:s/>+<text:s/></text:span><text:span text:style-name="T177">"','"</text:span><text:span text:style-name="T178"><text:s/>+<text:s/></text:span><text:span text:style-name="T179">super</text:span><text:span text:style-name="T180">.</text:span><text:span text:style-name="T181">imie</text:span><text:span text:style-name="T182"><text:s/>+<text:s/></text:span><text:span text:style-name="T183">"',"</text:span><text:span text:style-name="T184"><text:s text:c="2"/>+<text:s/></text:span><text:span text:style-name="T185">super</text:span><text:span text:style-name="T186">.</text:span><text:span text:style-name="T187">wiek</text:span><text:span text:style-name="T188"><text:s/>+<text:s/></text:span><text:span text:style-name="T189">",'"</text:span><text:span text:style-name="T190"><text:s/>+<text:s/></text:span><text:span text:style-name="T191">super</text:span><text:span text:style-name="T192">.</text:span><text:span text:style-name="T193">nazwisko</text:span><text:span text:style-name="T194"><text:s/>+<text:s/></text:span><text:span text:style-name="T195">"','"</text:span><text:span text:style-name="T196"><text:s/>+<text:s/></text:span><text:span text:style-name="T197">super</text:span><text:span text:style-name="T198">.</text:span><text:span text:style-name="T199">typ</text:span><text:span text:style-name="T200"><text:s/>+</text:span><text:span text:style-name="T201">"',0)"</text:span><text:span text:style-name="T202">);</text:span></text:p>
      <text:p text:style-name="P29"><text:span text:style-name="T202"><text:tab/><text:tab/></text:span><text:span text:style-name="T203">//System.out.println("Insert into<text:s/></text:span><text:span text:style-name="T204">klient</text:span><text:span text:style-name="T205">(id_klient,uzytkownik_id_uzytkownik) values(" + getId_klient() + "," + id + ")");</text:span></text:p>
      <text:p text:style-name="P29"><text:span text:style-name="T206"><text:tab/><text:tab/></text:span><text:span text:style-name="T207">rs</text:span><text:span text:style-name="T208"><text:s/>=<text:s/></text:span><text:span text:style-name="T209">st</text:span><text:span text:style-name="T210">.executeQuery(</text:span><text:span text:style-name="T211">"Insert into uzytkownik(id_uzytkownik,nazwau,haslo,imie,wiek,nazwisko,typ,apteka_id_apteka) values("</text:span><text:span text:style-name="T212"><text:s/>+<text:s/></text:span><text:span text:style-name="T213">super</text:span><text:span text:style-name="T214">.</text:span><text:span text:style-name="T215">id</text:span><text:span text:style-name="T216"><text:s/>+<text:s/></text:span><text:span text:style-name="T217">",'"</text:span><text:span text:style-name="T218"><text:s/>+<text:s/></text:span><text:span text:style-name="T219">super</text:span><text:span text:style-name="T220">.</text:span><text:span text:style-name="T221">nazwaU</text:span><text:span text:style-name="T222"><text:s/>+<text:s/></text:span><text:span text:style-name="T223">"','"</text:span><text:span text:style-name="T224"><text:s/>+<text:s/></text:span><text:span text:style-name="T225">hasloDB</text:span><text:span text:style-name="T226"><text:s/>+<text:s/></text:span><text:span text:style-name="T227">"','"</text:span><text:span text:style-name="T228"><text:s/>+<text:s/></text:span><text:span text:style-name="T229">super</text:span><text:span text:style-name="T230">.</text:span><text:span text:style-name="T231">imie</text:span><text:span text:style-name="T232"><text:s/>+<text:s/></text:span><text:span text:style-name="T233">"',"</text:span><text:span text:style-name="T234"><text:s text:c="2"/>+<text:s/></text:span><text:span text:style-name="T235">super</text:span><text:span text:style-name="T236">.</text:span><text:span text:style-name="T237">wiek</text:span><text:span text:style-name="T238"><text:s/>+<text:s/></text:span><text:span text:style-name="T239">",'"</text:span><text:span text:style-name="T240"><text:s/>+<text:s/></text:span><text:span text:style-name="T241">super</text:span><text:span text:style-name="T242">.</text:span><text:span text:style-name="T243">nazwisko</text:span><text:span text:style-name="T244"><text:s/>+<text:s/></text:span><text:span text:style-name="T245">"','"</text:span><text:span text:style-name="T246">+<text:s/></text:span><text:span text:style-name="T247">super</text:span><text:span text:style-name="T248">.</text:span><text:span text:style-name="T249">typ</text:span><text:span text:style-name="T250"><text:s/>+<text:s/></text:span><text:span text:style-name="T251">"',0)"</text:span><text:span text:style-name="T252">);</text:span></text:p>
      <text:p text:style-name="P29"><text:span text:style-name="T252"><text:tab/><text:tab/></text:span><text:span text:style-name="T253">rs</text:span><text:span text:style-name="T254"><text:s/>=<text:s/></text:span><text:span text:style-name="T255">st</text:span><text:span text:style-name="T256">.executeQuery(</text:span><text:span text:style-name="T257">"Insert into klient(id_klient,uzytkownik_id_uzytkownik) values("</text:span><text:span text:style-name="T258"><text:s/>+ getId_klient() +<text:s/></text:span><text:span text:style-name="T259">","</text:span><text:span text:style-name="T260"><text:s/>+<text:s/></text:span><text:span text:style-name="T261">id</text:span><text:span text:style-name="T262"><text:s/>+<text:s/></text:span><text:span text:style-name="T263">")"</text:span><text:span text:style-name="T264">);</text:span></text:p>
      <text:p text:style-name="P29"><text:span text:style-name="T264"><text:tab/><text:tab/>ConnectToDB.</text:span><text:span text:style-name="T265">rozlacz</text:span><text:span text:style-name="T266">();</text:span></text:p>
      <text:p text:style-name="P29"><text:span text:style-name="T266"><text:tab/>}</text:span></text:p>
      <text:p text:style-name="P29"><text:span text:style-name="T267"/></text:p>
      <text:p text:style-name="P29"><text:span text:style-name="T268">Funkcja ta dodaje klienta do bazy danych.</text:span></text:p>
      <text:p text:style-name="P29"><text:span text:style-name="T269"/></text:p>
      <text:p text:style-name="P29"><text:span text:style-name="T270">public</text:span><text:span text:style-name="T271"><text:s/></text:span><text:span text:style-name="T272">void</text:span><text:span text:style-name="T273"><text:s/>setKlientId()<text:s/></text:span><text:span text:style-name="T274">throws</text:span><text:span text:style-name="T275"><text:s/>Exception {</text:span></text:p>
      <text:p text:style-name="P29"><text:span text:style-name="T275"><text:tab/><text:tab/></text:span></text:p>
      <text:p text:style-name="P29"><text:span text:style-name="T275"><text:tab/><text:tab/></text:span><text:span text:style-name="T276">st</text:span><text:span text:style-name="T277"><text:s/>= ConnectToDB.</text:span><text:span text:style-name="T278">con</text:span><text:span text:style-name="T279">.createStatement();</text:span></text:p>
      <text:p text:style-name="P29"><text:span text:style-name="T279"><text:tab/><text:tab/>ResultSet<text:s/></text:span><text:span text:style-name="T280">rs2</text:span><text:span text:style-name="T281"><text:s/>=<text:s/></text:span><text:span text:style-name="T282">st</text:span><text:span text:style-name="T283">.executeQuery(</text:span><text:span text:style-name="T284">"select * from klient"</text:span><text:span text:style-name="T285">);</text:span></text:p>
      <text:p text:style-name="P29"><text:span text:style-name="T285"><text:tab/><text:tab/></text:span><text:span text:style-name="T286">while</text:span><text:span text:style-name="T287"><text:s/>(</text:span><text:span text:style-name="T288">rs2</text:span><text:span text:style-name="T289">.next()) {</text:span></text:p>
      <text:p text:style-name="P29"><text:span text:style-name="T289"><text:tab/><text:tab/><text:tab/></text:span><text:span text:style-name="T290">this</text:span><text:span text:style-name="T291">.</text:span><text:span text:style-name="T292">id_klient</text:span><text:span text:style-name="T293">++;</text:span></text:p>
      <text:p text:style-name="P29"><text:span text:style-name="T293"><text:tab/><text:tab/>}</text:span></text:p>
      <text:p text:style-name="P29"><text:span text:style-name="T293"><text:tab/>}</text:span></text:p>
      <text:p text:style-name="P29"><text:span text:style-name="T294"/></text:p>
      <text:p text:style-name="P29"><text:span text:style-name="T295"><text:tab/></text:span><text:span text:style-name="T296">Znalezienie nast</text:span><text:span text:style-name="T297">ępnego id klienta.</text:span></text:p>
      <text:p text:style-name="P29"><text:span text:style-name="T298"/></text:p>
      <text:p text:style-name="P29"><text:span text:style-name="T298"/></text:p>
      <text:p text:style-name="P29"><text:span text:style-name="T299">public</text:span><text:span text:style-name="T300"><text:s/></text:span><text:span text:style-name="T301">void</text:span><text:span text:style-name="T302"><text:s/>setCurrentKlientId()<text:s/></text:span><text:span text:style-name="T303">throws</text:span><text:span text:style-name="T304"><text:s/>Exception {</text:span></text:p>
      <text:p text:style-name="P29"><text:span text:style-name="T304"><text:tab/><text:tab/></text:span></text:p>
      <text:p text:style-name="P29"><text:span text:style-name="T304"><text:tab/><text:tab/></text:span><text:span text:style-name="T305">st</text:span><text:span text:style-name="T306"><text:s/>= ConnectToDB.</text:span><text:span text:style-name="T307">con</text:span><text:span text:style-name="T308">.createStatement();</text:span></text:p>
      <text:p text:style-name="P29"><text:span text:style-name="T308"><text:tab/><text:tab/></text:span><text:span text:style-name="T309">int</text:span><text:span text:style-name="T310"><text:s/></text:span><text:span text:style-name="T311">i</text:span><text:span text:style-name="T312"><text:s/>= 0;</text:span></text:p>
      <text:p text:style-name="P29"><text:span text:style-name="T312"><text:tab/><text:tab/>ResultSet<text:s/></text:span><text:span text:style-name="T313">rs2</text:span><text:span text:style-name="T314"><text:s/>=<text:s/></text:span><text:span text:style-name="T315">st</text:span><text:span text:style-name="T316">.executeQuery(</text:span><text:span text:style-name="T317">"select * from uzytkownik"</text:span><text:span text:style-name="T318"><text:s/>);</text:span></text:p>
      <text:p text:style-name="P29"><text:span text:style-name="T318"><text:tab/><text:tab/></text:span><text:span text:style-name="T319">while</text:span><text:span text:style-name="T320"><text:s/>(</text:span><text:span text:style-name="T321">rs2</text:span><text:span text:style-name="T322">.next()) {</text:span></text:p>
      <text:p text:style-name="P29"><text:span text:style-name="T322"><text:tab/><text:tab/><text:tab/></text:span><text:span text:style-name="T323">i</text:span><text:span text:style-name="T324">++;</text:span></text:p>
      <text:p text:style-name="P29"><text:span text:style-name="T324"><text:tab/><text:tab/><text:tab/></text:span><text:span text:style-name="T325">if</text:span><text:span text:style-name="T326">(</text:span><text:span text:style-name="T327">super</text:span><text:span text:style-name="T328">.</text:span><text:span text:style-name="T329">imie</text:span><text:span text:style-name="T330">.equals(</text:span><text:span text:style-name="T331">rs2</text:span><text:span text:style-name="T332">.getString(4)) &amp;&amp;<text:s/></text:span><text:span text:style-name="T333">super</text:span><text:span text:style-name="T334">.</text:span><text:span text:style-name="T335">nazwisko</text:span><text:span text:style-name="T336">.equals(</text:span><text:span text:style-name="T337">rs2</text:span><text:span text:style-name="T338">.getString(6)) ) {</text:span></text:p>
      <text:p text:style-name="P29"><text:span text:style-name="T338"><text:tab/><text:tab/><text:tab/><text:tab/></text:span><text:span text:style-name="T339">break</text:span><text:span text:style-name="T340">;</text:span></text:p>
      <text:p text:style-name="P29"><text:span text:style-name="T340"><text:tab/><text:tab/><text:tab/>}</text:span></text:p>
      <text:p text:style-name="P29"><text:span text:style-name="T340"><text:tab/><text:tab/>}</text:span></text:p>
      <text:p text:style-name="P29"><text:span text:style-name="T340"><text:tab/><text:tab/></text:span><text:span text:style-name="T341">rs2</text:span><text:span text:style-name="T342"><text:s/>=<text:s/></text:span><text:span text:style-name="T343">st</text:span><text:span text:style-name="T344">.executeQuery(</text:span><text:span text:style-name="T345">"select * from klient where uzytkownik_id_uzytkownik = "</text:span><text:span text:style-name="T346">+<text:s/></text:span><text:span text:style-name="T347">i</text:span><text:span text:style-name="T348"><text:s/>);</text:span></text:p>
      <text:p text:style-name="P29"><text:span text:style-name="T348"><text:tab/><text:tab/>setId_klient(</text:span><text:span text:style-name="T349">rs2</text:span><text:span text:style-name="T350">.getInt(1));</text:span></text:p>
      <text:p text:style-name="P29"><text:span text:style-name="T350"><text:tab/>}</text:span></text:p>
      <text:p text:style-name="P29"><text:span text:style-name="T351"/></text:p>
      <text:p text:style-name="P29"><text:span text:style-name="T352"><text:tab/></text:span><text:span text:style-name="T353">Funkcja wyszukuje id u</text:span><text:span text:style-name="T354">żytkownika, kt</text:span><text:span text:style-name="T355">óry jest aktualnie zalogowany.</text:span></text:p>
      <text:p text:style-name="P29"><text:span text:style-name="T356"/></text:p>
      <text:p text:style-name="P29"><text:span text:style-name="T357">@SuppressWarnings</text:span><text:span text:style-name="T358">(</text:span><text:span text:style-name="T359">"resource"</text:span><text:span text:style-name="T360">)</text:span></text:p>
      <text:p text:style-name="P29"><text:span text:style-name="T360"><text:tab/></text:span><text:span text:style-name="T361">public</text:span><text:span text:style-name="T362"><text:s/>String zamowLeki(String[]<text:s/></text:span><text:span text:style-name="T363">lines</text:span><text:span text:style-name="T364">) {</text:span></text:p>
      <text:p text:style-name="P29"><text:span text:style-name="T364"><text:tab/><text:tab/>Produkty<text:s/></text:span><text:span text:style-name="T365">produkt</text:span><text:span text:style-name="T366"><text:s/>=<text:s/></text:span><text:span text:style-name="T367">new</text:span><text:span text:style-name="T368"><text:s/>Produkty();</text:span></text:p>
      <text:p text:style-name="P29"><text:span text:style-name="T368"><text:tab/><text:tab/>Zamowienie<text:s/></text:span><text:span text:style-name="T369">zamow</text:span><text:span text:style-name="T370"><text:s/>=<text:s/></text:span><text:span text:style-name="T371">new</text:span><text:span text:style-name="T372"><text:s/>Zamowienie();</text:span></text:p>
      <text:p text:style-name="P29"><text:span text:style-name="T372"><text:tab/><text:tab/>String<text:s/></text:span><text:span text:style-name="T373">str</text:span><text:span text:style-name="T374"><text:s/>=<text:s/></text:span><text:span text:style-name="T375">null</text:span><text:span text:style-name="T376">;</text:span></text:p>
      <text:p text:style-name="P29"><text:span text:style-name="T376"><text:tab/><text:tab/></text:span><text:span text:style-name="T377">try</text:span><text:span text:style-name="T378"><text:s/>{</text:span></text:p>
      <text:p text:style-name="P29"><text:span text:style-name="T378"><text:tab/><text:tab/><text:tab/>ConnectToDB.</text:span><text:span text:style-name="T379">polacz</text:span><text:span text:style-name="T380">();</text:span></text:p>
      <text:p text:style-name="P29"><text:span text:style-name="T380"><text:tab/><text:tab/><text:tab/>Statement<text:s/></text:span><text:span text:style-name="T381">st</text:span><text:span text:style-name="T382"><text:s/>= ConnectToDB.</text:span><text:span text:style-name="T383">con</text:span><text:span text:style-name="T384">.createStatement();</text:span></text:p>
      <text:p text:style-name="P29"><text:span text:style-name="T384"><text:tab/><text:tab/><text:tab/>ResultSet<text:s/></text:span><text:span text:style-name="T385">rs</text:span><text:span text:style-name="T386"><text:s/>=<text:s/></text:span><text:span text:style-name="T387">st</text:span><text:span text:style-name="T388">.executeQuery(</text:span><text:span text:style-name="T389">"Select \"id_produkty\", nazwa, ilosc from produkty"</text:span><text:span text:style-name="T390">);</text:span></text:p>
      <text:p text:style-name="P29"><text:span text:style-name="T390"><text:tab/><text:tab/><text:tab/></text:span><text:span text:style-name="T391">while</text:span><text:span text:style-name="T392"><text:s/>(</text:span><text:span text:style-name="T393">rs</text:span><text:span text:style-name="T394">.next()) {</text:span></text:p>
      <text:p text:style-name="P29"><text:span text:style-name="T394"><text:tab/><text:tab/><text:tab/><text:tab/></text:span><text:span text:style-name="T395">produkt</text:span><text:span text:style-name="T396">.setId(</text:span><text:span text:style-name="T397">rs</text:span><text:span text:style-name="T398">.getInt(1));</text:span></text:p>
      <text:p text:style-name="P29"><text:span text:style-name="T398"><text:tab/><text:tab/><text:tab/><text:tab/></text:span><text:span text:style-name="T399">produkt</text:span><text:span text:style-name="T400">.setNazwa(</text:span><text:span text:style-name="T401">rs</text:span><text:span text:style-name="T402">.getString(2));</text:span></text:p>
      <text:p text:style-name="P29"><text:span text:style-name="T402"><text:tab/><text:tab/><text:tab/><text:tab/></text:span><text:span text:style-name="T403">produkt</text:span><text:span text:style-name="T404">.setIlosc(</text:span><text:span text:style-name="T405">rs</text:span><text:span text:style-name="T406">.getInt(3));</text:span></text:p>
      <text:p text:style-name="P29"><text:span text:style-name="T406"><text:tab/><text:tab/><text:tab/><text:tab/></text:span><text:span text:style-name="T407">if</text:span><text:span text:style-name="T408">(</text:span><text:span text:style-name="T409">lines</text:span><text:span text:style-name="T410">[0].equals(</text:span><text:span text:style-name="T411">produkt</text:span><text:span text:style-name="T412">.getNazwa()) &amp;&amp;<text:s/></text:span><text:span text:style-name="T413">produkt</text:span><text:span text:style-name="T414">.getIlosc()&gt;0 &amp;&amp;<text:s/></text:span><text:span text:style-name="T415">produkt</text:span><text:span text:style-name="T416">.getIlosc()&gt;=Integer.</text:span><text:span text:style-name="T417">parseInt</text:span><text:span text:style-name="T418">(</text:span><text:span text:style-name="T419">lines</text:span><text:span text:style-name="T420">[1])) {</text:span></text:p>
      <text:p text:style-name="P29"><text:span text:style-name="T420"><text:tab/><text:tab/><text:tab/><text:tab/><text:tab/></text:span><text:span text:style-name="T421">produkt</text:span><text:span text:style-name="T422">.setIlosc(</text:span><text:span text:style-name="T423">produkt</text:span><text:span text:style-name="T424">.getIlosc()-Integer.</text:span><text:span text:style-name="T425">parseInt</text:span><text:span text:style-name="T426">(</text:span><text:span text:style-name="T427">lines</text:span><text:span text:style-name="T428">[1]));</text:span></text:p>
      <text:p text:style-name="P29"><text:span text:style-name="T428"><text:tab/><text:tab/><text:tab/><text:tab/><text:tab/>System.</text:span><text:span text:style-name="T429">out</text:span><text:span text:style-name="T430">.println(</text:span><text:span text:style-name="T431">"update produkty set ilosc ="</text:span><text:span text:style-name="T432">+</text:span><text:span text:style-name="T433">produkt</text:span><text:span text:style-name="T434">.getIlosc() +</text:span><text:span text:style-name="T435">" where nazwa =' "</text:span><text:span text:style-name="T436">+<text:s/></text:span><text:span text:style-name="T437">produkt</text:span><text:span text:style-name="T438">.getNazwa()+</text:span><text:span text:style-name="T439">"'"</text:span><text:span text:style-name="T440">);</text:span></text:p>
      <text:p text:style-name="P29"><text:span text:style-name="T440"><text:tab/><text:tab/><text:tab/><text:tab/><text:tab/></text:span><text:span text:style-name="T441">rs</text:span><text:span text:style-name="T442"><text:s/>=<text:s/></text:span><text:span text:style-name="T443">st</text:span><text:span text:style-name="T444">.executeQuery(</text:span><text:span text:style-name="T445">"update produkty set ilosc ="</text:span><text:span text:style-name="T446">+</text:span><text:span text:style-name="T447">produkt</text:span><text:span text:style-name="T448">.getIlosc() +</text:span><text:span text:style-name="T449">" where nazwa = '"</text:span><text:span text:style-name="T450">+<text:s/></text:span><text:span text:style-name="T451">produkt</text:span><text:span text:style-name="T452">.getNazwa()+</text:span><text:span text:style-name="T453">"'"</text:span><text:span text:style-name="T454">);</text:span></text:p>
      <text:p text:style-name="P29"><text:span text:style-name="T454"><text:tab/><text:tab/><text:tab/><text:tab/><text:tab/></text:span><text:span text:style-name="T455">zamow</text:span><text:span text:style-name="T456">.setIdZamowienia();</text:span></text:p>
      <text:p text:style-name="P29"><text:span text:style-name="T456"><text:tab/><text:tab/><text:tab/><text:tab/><text:tab/>setCurrentKlientId();</text:span></text:p>
      <text:p text:style-name="P29"><text:span text:style-name="T456"><text:tab/><text:tab/><text:tab/><text:tab/><text:tab/></text:span><text:span text:style-name="T457">rs</text:span><text:span text:style-name="T458"><text:s/>=<text:s/></text:span><text:span text:style-name="T459">st</text:span><text:span text:style-name="T460">.executeQuery(</text:span><text:span text:style-name="T461">"insert into zamowienie(id_zamowienia,rodzaj,stan,klient_id_klient,produkty_id_produkty) values("</text:span><text:span text:style-name="T462"><text:s/>+<text:s/></text:span><text:span text:style-name="T463">zamow</text:span><text:span text:style-name="T464">.getIdZamowienia() +<text:s/></text:span><text:span text:style-name="T465">",'Z',false,"</text:span><text:span text:style-name="T466"><text:s/>+ getId_klient());</text:span></text:p>
      <text:p text:style-name="P29"><text:span text:style-name="T466"><text:tab/><text:tab/><text:tab/><text:tab/><text:tab/></text:span><text:span text:style-name="T467">str</text:span><text:span text:style-name="T468"><text:s/>=<text:s/></text:span><text:span text:style-name="T469">"Zamowiles "</text:span><text:span text:style-name="T470">+<text:s/></text:span><text:span text:style-name="T471">produkt</text:span><text:span text:style-name="T472">.getNazwa() +<text:s/></text:span><text:span text:style-name="T473">"<text:s text:c="2"/>w ilosci: "</text:span><text:span text:style-name="T474">+ Integer.</text:span><text:span text:style-name="T475">parseInt</text:span><text:span text:style-name="T476">(</text:span><text:span text:style-name="T477">lines</text:span><text:span text:style-name="T478">[1]) +</text:span><text:span text:style-name="T479">"\nPozosta</text:span><text:span text:style-name="T480">ło:"</text:span><text:span text:style-name="T481"><text:s/>+<text:s/></text:span><text:span text:style-name="T482">produkt</text:span><text:span text:style-name="T483">.getIlosc()+</text:span><text:span text:style-name="T484">"\n"</text:span><text:span text:style-name="T485">;</text:span></text:p>
      <text:p text:style-name="P29"><text:span text:style-name="T486"><text:tab/><text:tab/><text:tab/><text:tab/><text:tab/></text:span><text:span text:style-name="T487">break</text:span><text:span text:style-name="T488">;</text:span></text:p>
      <text:p text:style-name="P29"><text:span text:style-name="T488"><text:tab/><text:tab/><text:tab/><text:tab/>}</text:span></text:p>
      <text:p text:style-name="P29"><text:span text:style-name="T488"><text:tab/><text:tab/><text:tab/>}</text:span></text:p>
      <text:p text:style-name="P29"><text:span text:style-name="T488"><text:tab/><text:tab/><text:tab/>ConnectToDB.</text:span><text:span text:style-name="T489">rozlacz</text:span><text:span text:style-name="T490">();</text:span></text:p>
      <text:p text:style-name="P29"><text:span text:style-name="T490"><text:tab/><text:tab/>}<text:s/></text:span><text:span text:style-name="T491">catch</text:span><text:span text:style-name="T492"><text:s/>(Exception<text:s/></text:span><text:span text:style-name="T493">e1</text:span><text:span text:style-name="T494">) {</text:span></text:p>
      <text:p text:style-name="P29"><text:span text:style-name="T494"><text:tab/><text:tab/><text:tab/>System.</text:span><text:span text:style-name="T495">out</text:span><text:span text:style-name="T496">.println(</text:span><text:span text:style-name="T497">"Exception w towrzeniu zamowienia."</text:span><text:span text:style-name="T498">);</text:span></text:p>
      <text:p text:style-name="P29"><text:span text:style-name="T498"><text:tab/><text:tab/><text:tab/></text:span><text:span text:style-name="T499">e1</text:span><text:span text:style-name="T500">.printStackTrace();</text:span></text:p>
      <text:p text:style-name="P29"><text:span text:style-name="T500"><text:tab/><text:tab/>}</text:span></text:p>
      <text:p text:style-name="P29"><text:span text:style-name="T500"><text:tab/><text:tab/></text:span><text:span text:style-name="T501">return</text:span><text:span text:style-name="T502"><text:s/></text:span><text:span text:style-name="T503">str</text:span><text:span text:style-name="T504">;</text:span></text:p>
      <text:p text:style-name="P29"><text:span text:style-name="T504"><text:tab/>}</text:span></text:p>
      <text:p text:style-name="P29"><text:span text:style-name="T505"/></text:p>
      <text:p text:style-name="P30"><text:span text:style-name="T506">Funkcja s</text:span><text:span text:style-name="T507">łuży do zamawiania lek</text:span><text:span text:style-name="T508">ów.</text:span></text:p>
      <text:p text:style-name="P31"><text:span text:style-name="T509"/></text:p>
      <text:p text:style-name="P31"><text:span text:style-name="T510">private</text:span><text:span text:style-name="T511"><text:s/></text:span><text:span text:style-name="T512">void</text:span><text:span text:style-name="T513"><text:s/>initialize() {</text:span></text:p>
      <text:p text:style-name="P31"><text:span text:style-name="T513"><text:tab/><text:tab/></text:span><text:span text:style-name="T514">frame</text:span><text:span text:style-name="T515"><text:s/>=<text:s/></text:span><text:span text:style-name="T516">new</text:span><text:span text:style-name="T517"><text:s/>JFrame();</text:span></text:p>
      <text:p text:style-name="P31"><text:span text:style-name="T517"><text:tab/><text:tab/></text:span><text:span text:style-name="T518">frame</text:span><text:span text:style-name="T519">.setTitle(GlowneMenu.</text:span><text:span text:style-name="T520">title</text:span><text:span text:style-name="T521">);</text:span></text:p>
      <text:p text:style-name="P31"><text:span text:style-name="T521"><text:tab/><text:tab/></text:span><text:span text:style-name="T522">frame</text:span><text:span text:style-name="T523">.setBounds(100, 100, 450, 300);</text:span></text:p>
      <text:p text:style-name="P31"><text:span text:style-name="T523"><text:tab/><text:tab/></text:span><text:span text:style-name="T524">frame</text:span><text:span text:style-name="T525">.setDefaultCloseOperation(JFrame.</text:span><text:span text:style-name="T526">EXIT_ON_CLOSE</text:span><text:span text:style-name="T527">);</text:span></text:p>
      <text:p text:style-name="P31"><text:span text:style-name="T527"><text:tab/><text:tab/></text:span></text:p>
      <text:p text:style-name="P31"><text:span text:style-name="T527"><text:tab/><text:tab/>JButton<text:s/></text:span><text:span text:style-name="T528">btnSprzedaj</text:span><text:span text:style-name="T529"><text:s/>=<text:s/></text:span><text:span text:style-name="T530">new</text:span><text:span text:style-name="T531"><text:s/>JButton(</text:span><text:span text:style-name="T532">"Sprzedaj"</text:span><text:span text:style-name="T533">);</text:span></text:p>
      <text:p text:style-name="P31"><text:span text:style-name="T533"><text:tab/><text:tab/></text:span><text:span text:style-name="T534">btnSprzedaj</text:span><text:span text:style-name="T535">.setAction(</text:span><text:span text:style-name="T536">action</text:span><text:span text:style-name="T537">);</text:span></text:p>
      <text:p text:style-name="P31"><text:span text:style-name="T537"><text:tab/><text:tab/></text:span></text:p>
      <text:p text:style-name="P31"><text:span text:style-name="T537"><text:tab/><text:tab/>JButton<text:s/></text:span><text:span text:style-name="T538">button</text:span><text:span text:style-name="T539"><text:s/>=<text:s/></text:span><text:span text:style-name="T540">new</text:span><text:span text:style-name="T541"><text:s/>JButton(</text:span><text:span text:style-name="T542">"GlowneMenu"</text:span><text:span text:style-name="T543">);</text:span></text:p>
      <text:p text:style-name="P31"><text:span text:style-name="T543"><text:tab/><text:tab/></text:span><text:span text:style-name="T544">button</text:span><text:span text:style-name="T545">.setAction(</text:span><text:span text:style-name="T546">action_1</text:span><text:span text:style-name="T547">);</text:span></text:p>
      <text:p text:style-name="P31"><text:span text:style-name="T547"><text:tab/><text:tab/>GroupLayout<text:s/></text:span><text:span text:style-name="T548">groupLayout</text:span><text:span text:style-name="T549"><text:s/>=<text:s/></text:span><text:span text:style-name="T550">new</text:span><text:span text:style-name="T551"><text:s/>GroupLayout(</text:span><text:span text:style-name="T552">frame</text:span><text:span text:style-name="T553">.getContentPane());</text:span></text:p>
      <text:p text:style-name="P31"><text:span text:style-name="T553"><text:tab/><text:tab/></text:span><text:span text:style-name="T554">groupLayout</text:span><text:span text:style-name="T555">.setHorizontalGroup(</text:span></text:p>
      <text:p text:style-name="P31"><text:span text:style-name="T555"><text:tab/><text:tab/><text:tab/></text:span><text:span text:style-name="T556">groupLayout</text:span><text:span text:style-name="T557">.createParallelGroup(Alignment.</text:span><text:span text:style-name="T558">LEADING</text:span><text:span text:style-name="T559">)</text:span></text:p>
      <text:p text:style-name="P31"><text:span text:style-name="T559"><text:tab/><text:tab/><text:tab/><text:tab/>.addGroup(</text:span><text:span text:style-name="T560">groupLayout</text:span><text:span text:style-name="T561">.createSequentialGroup()</text:span></text:p>
      <text:p text:style-name="P31"><text:span text:style-name="T561"><text:tab/><text:tab/><text:tab/><text:tab/><text:tab/>.addComponent(</text:span><text:span text:style-name="T562">btnSprzedaj</text:span><text:span text:style-name="T563">)</text:span></text:p>
      <text:p text:style-name="P31"><text:span text:style-name="T563"><text:tab/><text:tab/><text:tab/><text:tab/><text:tab/>.addContainerGap(359, Short.</text:span><text:span text:style-name="T564">MAX_VALUE</text:span><text:span text:style-name="T565">))</text:span></text:p>
      <text:p text:style-name="P31"><text:span text:style-name="T565"><text:tab/><text:tab/><text:tab/><text:tab/>.addGroup(Alignment.</text:span><text:span text:style-name="T566">TRAILING</text:span><text:span text:style-name="T567">,<text:s/></text:span><text:span text:style-name="T568">groupLayout</text:span><text:span text:style-name="T569">.createSequentialGroup()</text:span></text:p>
      <text:p text:style-name="P31"><text:span text:style-name="T569"><text:tab/><text:tab/><text:tab/><text:tab/><text:tab/>.addContainerGap(337, Short.</text:span><text:span text:style-name="T570">MAX_VALUE</text:span><text:span text:style-name="T571">)</text:span></text:p>
      <text:p text:style-name="P31"><text:span text:style-name="T571"><text:tab/><text:tab/><text:tab/><text:tab/><text:tab/>.addComponent(</text:span><text:span text:style-name="T572">button</text:span><text:span text:style-name="T573">, GroupLayout.</text:span><text:span text:style-name="T574">PREFERRED_SIZE</text:span><text:span text:style-name="T575">, 97, GroupLayout.</text:span><text:span text:style-name="T576">PREFERRED_SIZE</text:span><text:span text:style-name="T577">))</text:span></text:p>
      <text:p text:style-name="P31"><text:span text:style-name="T577"><text:tab/><text:tab/>);</text:span></text:p>
      <text:p text:style-name="P31"><text:span text:style-name="T577"><text:tab/><text:tab/></text:span><text:span text:style-name="T578">groupLayout</text:span><text:span text:style-name="T579">.setVerticalGroup(</text:span></text:p>
      <text:p text:style-name="P31"><text:span text:style-name="T579"><text:tab/><text:tab/><text:tab/></text:span><text:span text:style-name="T580">groupLayout</text:span><text:span text:style-name="T581">.createParallelGroup(Alignment.</text:span><text:span text:style-name="T582">LEADING</text:span><text:span text:style-name="T583">)</text:span></text:p>
      <text:p text:style-name="P31"><text:span text:style-name="T583"><text:tab/><text:tab/><text:tab/><text:tab/>.addGroup(</text:span><text:span text:style-name="T584">groupLayout</text:span><text:span text:style-name="T585">.createSequentialGroup()</text:span></text:p>
      <text:p text:style-name="P31"><text:span text:style-name="T585"><text:tab/><text:tab/><text:tab/><text:tab/><text:tab/>.addContainerGap()</text:span></text:p>
      <text:p text:style-name="P31"><text:span text:style-name="T585"><text:tab/><text:tab/><text:tab/><text:tab/><text:tab/>.addComponent(</text:span><text:span text:style-name="T586">btnSprzedaj</text:span><text:span text:style-name="T587">)</text:span></text:p>
      <text:p text:style-name="P31"><text:span text:style-name="T587"><text:tab/><text:tab/><text:tab/><text:tab/><text:tab/>.addPreferredGap(ComponentPlacement.</text:span><text:span text:style-name="T588">RELATED</text:span><text:span text:style-name="T589">, 204, Short.</text:span><text:span text:style-name="T590">MAX_VALUE</text:span><text:span text:style-name="T591">)</text:span></text:p>
      <text:p text:style-name="P31"><text:span text:style-name="T591"><text:tab/><text:tab/><text:tab/><text:tab/><text:tab/>.addComponent(</text:span><text:span text:style-name="T592">button</text:span><text:span text:style-name="T593">))</text:span></text:p>
      <text:p text:style-name="P31"><text:span text:style-name="T593"><text:tab/><text:tab/>);</text:span></text:p>
      <text:p text:style-name="P31"><text:span text:style-name="T593"><text:tab/><text:tab/></text:span><text:span text:style-name="T594">frame</text:span><text:span text:style-name="T595">.getContentPane().setLayout(</text:span><text:span text:style-name="T596">groupLayout</text:span><text:span text:style-name="T597">);</text:span></text:p>
      <text:p text:style-name="P31"><text:span text:style-name="T597"><text:tab/><text:tab/></text:span></text:p>
      <text:p text:style-name="P31"><text:span text:style-name="T597"><text:tab/><text:tab/></text:span><text:span text:style-name="T598">frame</text:span><text:span text:style-name="T599">.setVisible(</text:span><text:span text:style-name="T600">true</text:span><text:span text:style-name="T601">);</text:span></text:p>
      <text:p text:style-name="P31"><text:span text:style-name="T601"><text:tab/>}</text:span></text:p>
      <text:p text:style-name="P32"><text:span text:style-name="T602">Funkcja ta tworzy okienko.</text:span></text:p>
      <text:p text:style-name="P33"><text:span text:style-name="T603"/></text:p>
      <text:p text:style-name="P33"><text:span text:style-name="T604">public</text:span><text:span text:style-name="T605"><text:s/></text:span><text:span text:style-name="T606">static</text:span><text:span text:style-name="T607"><text:s/></text:span><text:span text:style-name="T608">void</text:span><text:span text:style-name="T609"><text:s/>polacz()<text:s/></text:span><text:span text:style-name="T610">throws</text:span><text:span text:style-name="T611"><text:s/>Exception {</text:span></text:p>
      <text:p text:style-name="P33"><text:span text:style-name="T611"><text:tab/><text:tab/>Class.</text:span><text:span text:style-name="T612">forName</text:span><text:span text:style-name="T613">(</text:span><text:span text:style-name="T614">"oracle.jdbc.driver.OracleDriver"</text:span><text:span text:style-name="T615">);</text:span></text:p>
      <text:p text:style-name="P33"><text:span text:style-name="T615"><text:tab/><text:tab/></text:span><text:span text:style-name="T616">con</text:span><text:span text:style-name="T617"><text:s/>= DriverManager.</text:span><text:span text:style-name="T618">getConnection</text:span><text:span text:style-name="T619">(</text:span><text:span text:style-name="T620">"jdbc:oracle:thin:@localhost:1521:xe"</text:span><text:span text:style-name="T621">,<text:s/></text:span><text:span text:style-name="T622">"system"</text:span><text:span text:style-name="T623">,<text:s/></text:span><text:span text:style-name="T624">"oracle"</text:span><text:span text:style-name="T625">);</text:span></text:p>
      <text:p text:style-name="P33"><text:span text:style-name="T625"><text:tab/></text:span><text:span text:style-name="T626">}</text:span></text:p>
      <text:p text:style-name="P33"><text:span text:style-name="T626">Funkcja ta<text:s/></text:span><text:span text:style-name="T627">łączy się z bazą danych</text:span></text:p>
      <text:p text:style-name="P33"><text:span text:style-name="T628"/></text:p>
      <text:p text:style-name="P33"><text:span text:style-name="T628"/></text:p>
      <text:p text:style-name="P33"><text:span text:style-name="T629">@Override</text:span></text:p>
      <text:p text:style-name="P33"><text:span text:style-name="T630"><text:tab/></text:span><text:span text:style-name="T631">public</text:span><text:span text:style-name="T632"><text:s/></text:span><text:span text:style-name="T633">void</text:span><text:span text:style-name="T634"><text:s/>dodajUzytkownikaDB()<text:s/></text:span><text:span text:style-name="T635">throws</text:span><text:span text:style-name="T636"><text:s/>Exception {</text:span></text:p>
      <text:p text:style-name="P33"><text:span text:style-name="T636"><text:tab/><text:tab/>ConnectToDB.</text:span><text:span text:style-name="T637">polacz</text:span><text:span text:style-name="T638">();</text:span></text:p>
      <text:p text:style-name="P33"><text:span text:style-name="T639"/></text:p>
      <text:p text:style-name="P33"><text:span text:style-name="T640"><text:tab/><text:tab/>String<text:s/></text:span><text:span text:style-name="T641">hasloDB</text:span><text:span text:style-name="T642"><text:s/>=<text:s/></text:span><text:span text:style-name="T643">new</text:span><text:span text:style-name="T644"><text:s/>String(</text:span><text:span text:style-name="T645">super</text:span><text:span text:style-name="T646">.</text:span><text:span text:style-name="T647">haslo</text:span><text:span text:style-name="T648">);</text:span></text:p>
      <text:p text:style-name="P33"><text:span text:style-name="T648"><text:tab/><text:tab/></text:span><text:span text:style-name="T649">st</text:span><text:span text:style-name="T650"><text:s/>= ConnectToDB.</text:span><text:span text:style-name="T651">con</text:span><text:span text:style-name="T652">.createStatement();</text:span></text:p>
      <text:p text:style-name="P33"><text:span text:style-name="T652"><text:tab/><text:tab/>setIdFromDB();</text:span></text:p>
      <text:p text:style-name="P33"><text:span text:style-name="T652"><text:tab/><text:tab/>setFarmaceutaId();</text:span></text:p>
      <text:p text:style-name="P33"><text:span text:style-name="T652"><text:tab/><text:tab/>System.</text:span><text:span text:style-name="T653">out</text:span><text:span text:style-name="T654">.println(</text:span><text:span text:style-name="T655">"Insert into uzytkownik(id_uzytkownik,nazwau,haslo,imie,wiek,nazwisko,typ) values("</text:span></text:p>
      <text:p text:style-name="P33"><text:span text:style-name="T656"><text:tab/><text:tab/><text:tab/><text:tab/>+<text:s/></text:span><text:span text:style-name="T657">super</text:span><text:span text:style-name="T658">.</text:span><text:span text:style-name="T659">id</text:span><text:span text:style-name="T660"><text:s/>+<text:s/></text:span><text:span text:style-name="T661">",'"</text:span><text:span text:style-name="T662"><text:s/>+<text:s/></text:span><text:span text:style-name="T663">super</text:span><text:span text:style-name="T664">.</text:span><text:span text:style-name="T665">nazwaU</text:span><text:span text:style-name="T666"><text:s/>+<text:s/></text:span><text:span text:style-name="T667">"','"</text:span><text:span text:style-name="T668"><text:s/>+<text:s/></text:span><text:span text:style-name="T669">hasloDB</text:span><text:span text:style-name="T670"><text:s/>+<text:s/></text:span><text:span text:style-name="T671">"','"</text:span><text:span text:style-name="T672"><text:s/>+<text:s/></text:span><text:span text:style-name="T673">super</text:span><text:span text:style-name="T674">.</text:span><text:span text:style-name="T675">imie</text:span><text:span text:style-name="T676"><text:s/>+<text:s/></text:span><text:span text:style-name="T677">"',"</text:span><text:span text:style-name="T678"><text:s/>+<text:s/></text:span><text:span text:style-name="T679">super</text:span><text:span text:style-name="T680">.</text:span><text:span text:style-name="T681">wiek</text:span><text:span text:style-name="T682"><text:s/>+<text:s/></text:span><text:span text:style-name="T683">",'"</text:span></text:p>
      <text:p text:style-name="P33"><text:span text:style-name="T684"><text:tab/><text:tab/><text:tab/><text:tab/>+<text:s/></text:span><text:span text:style-name="T685">super</text:span><text:span text:style-name="T686">.</text:span><text:span text:style-name="T687">nazwisko</text:span><text:span text:style-name="T688"><text:s/>+<text:s/></text:span><text:span text:style-name="T689">"','"</text:span><text:span text:style-name="T690"><text:s/>+<text:s/></text:span><text:span text:style-name="T691">super</text:span><text:span text:style-name="T692">.</text:span><text:span text:style-name="T693">typ</text:span><text:span text:style-name="T694"><text:s/>+<text:s/></text:span><text:span text:style-name="T695">"',0)"</text:span><text:span text:style-name="T696">);</text:span></text:p>
      <text:p text:style-name="P33"><text:span text:style-name="T696"><text:tab/><text:tab/>System.</text:span><text:span text:style-name="T697">out</text:span><text:span text:style-name="T698">.println(</text:span></text:p>
      <text:p text:style-name="P33"><text:span text:style-name="T698"><text:tab/><text:tab/><text:tab/><text:tab/></text:span><text:span text:style-name="T699">"Insert into farmaceuta(id_farmaceuta,wynagrodzenie,konto_bankowe,uzytkownik_id_uzytkownik) values("</text:span></text:p>
      <text:p text:style-name="P33"><text:span text:style-name="T700"><text:tab/><text:tab/><text:tab/><text:tab/><text:tab/><text:tab/>+ getId_farmaceuta() +<text:s/></text:span><text:span text:style-name="T701">","</text:span><text:span text:style-name="T702"><text:s/>+ getWynagrodzenie() +<text:s/></text:span><text:span text:style-name="T703">",'"</text:span><text:span text:style-name="T704"><text:s/>+ getKontoBankowe() +<text:s/></text:span><text:span text:style-name="T705">"',"</text:span><text:span text:style-name="T706"><text:s/>+<text:s/></text:span><text:span text:style-name="T707">super</text:span><text:span text:style-name="T708">.</text:span><text:span text:style-name="T709">id</text:span></text:p>
      <text:p text:style-name="P33"><text:span text:style-name="T710"><text:tab/><text:tab/><text:tab/><text:tab/><text:tab/><text:tab/>+<text:s/></text:span><text:span text:style-name="T711">")"</text:span><text:span text:style-name="T712">);</text:span></text:p>
      <text:p text:style-name="P33"><text:span text:style-name="T712"><text:tab/><text:tab/></text:span><text:span text:style-name="T713">rs</text:span><text:span text:style-name="T714"><text:s/>=<text:s/></text:span><text:span text:style-name="T715">st</text:span><text:span text:style-name="T716">.executeQuery(</text:span></text:p>
      <text:p text:style-name="P33"><text:span text:style-name="T716"><text:tab/><text:tab/><text:tab/><text:tab/></text:span><text:span text:style-name="T717">"Insert into uzytkownik(id_uzytkownik,nazwau,haslo,imie,wiek,nazwisko,typ,apteka_id_apteka) values("</text:span></text:p>
      <text:p text:style-name="P33"><text:span text:style-name="T718"><text:tab/><text:tab/><text:tab/><text:tab/><text:tab/><text:tab/>+<text:s/></text:span><text:span text:style-name="T719">super</text:span><text:span text:style-name="T720">.</text:span><text:span text:style-name="T721">id</text:span><text:span text:style-name="T722"><text:s/>+<text:s/></text:span><text:span text:style-name="T723">",'"</text:span><text:span text:style-name="T724"><text:s/>+<text:s/></text:span><text:span text:style-name="T725">super</text:span><text:span text:style-name="T726">.</text:span><text:span text:style-name="T727">nazwaU</text:span><text:span text:style-name="T728"><text:s/>+<text:s/></text:span><text:span text:style-name="T729">"','"</text:span><text:span text:style-name="T730"><text:s/>+<text:s/></text:span><text:span text:style-name="T731">hasloDB</text:span><text:span text:style-name="T732"><text:s/>+<text:s/></text:span><text:span text:style-name="T733">"','"</text:span><text:span text:style-name="T734"><text:s/>+<text:s/></text:span><text:span text:style-name="T735">super</text:span><text:span text:style-name="T736">.</text:span><text:span text:style-name="T737">imie</text:span><text:span text:style-name="T738"><text:s/>+<text:s/></text:span><text:span text:style-name="T739">"',"</text:span><text:span text:style-name="T740"><text:s/>+<text:s/></text:span><text:span text:style-name="T741">super</text:span><text:span text:style-name="T742">.</text:span><text:span text:style-name="T743">wiek</text:span></text:p>
      <text:p text:style-name="P33"><text:span text:style-name="T744"><text:tab/><text:tab/><text:tab/><text:tab/><text:tab/><text:tab/>+<text:s/></text:span><text:span text:style-name="T745">",'"</text:span><text:span text:style-name="T746"><text:s/>+<text:s/></text:span><text:span text:style-name="T747">super</text:span><text:span text:style-name="T748">.</text:span><text:span text:style-name="T749">nazwisko</text:span><text:span text:style-name="T750"><text:s/>+<text:s/></text:span><text:span text:style-name="T751">"','"</text:span><text:span text:style-name="T752"><text:s/>+<text:s/></text:span><text:span text:style-name="T753">super</text:span><text:span text:style-name="T754">.</text:span><text:span text:style-name="T755">typ</text:span><text:span text:style-name="T756"><text:s/>+<text:s/></text:span><text:span text:style-name="T757">"',0)"</text:span><text:span text:style-name="T758">);</text:span></text:p>
      <text:p text:style-name="P33"><text:span text:style-name="T758"><text:tab/><text:tab/></text:span><text:span text:style-name="T759">rs</text:span><text:span text:style-name="T760"><text:s/>=<text:s/></text:span><text:span text:style-name="T761">st</text:span><text:span text:style-name="T762">.executeQuery(</text:span></text:p>
      <text:p text:style-name="P33"><text:span text:style-name="T762"><text:tab/><text:tab/><text:tab/><text:tab/></text:span><text:span text:style-name="T763">"Insert into farmaceuta(id_farmaceuta,wynagrodzenie,konto_bankowe,uzytkownik_id_uzytkownik) values("</text:span></text:p>
      <text:p text:style-name="P33"><text:span text:style-name="T764"><text:tab/><text:tab/><text:tab/><text:tab/><text:tab/><text:tab/>+ getId_farmaceuta() +<text:s/></text:span><text:span text:style-name="T765">","</text:span><text:span text:style-name="T766"><text:s/>+ getWynagrodzenie() +<text:s/></text:span><text:span text:style-name="T767">",'"</text:span><text:span text:style-name="T768"><text:s/>+ getKontoBankowe() +<text:s/></text:span><text:span text:style-name="T769">"',"</text:span><text:span text:style-name="T770"><text:s/>+<text:s/></text:span><text:span text:style-name="T771">super</text:span><text:span text:style-name="T772">.</text:span><text:span text:style-name="T773">id</text:span></text:p>
      <text:p text:style-name="P33"><text:span text:style-name="T774"><text:tab/><text:tab/><text:tab/><text:tab/><text:tab/><text:tab/>+<text:s/></text:span><text:span text:style-name="T775">")"</text:span><text:span text:style-name="T776">);</text:span></text:p>
      <text:p text:style-name="P33"><text:span text:style-name="T777"/></text:p>
      <text:p text:style-name="P33"><text:span text:style-name="T778"><text:tab/><text:tab/>ConnectToDB.</text:span><text:span text:style-name="T779">rozlacz</text:span><text:span text:style-name="T780">();</text:span></text:p>
      <text:p text:style-name="P33"><text:span text:style-name="T780"><text:tab/>}</text:span></text:p>
      <text:p text:style-name="P33"><text:span text:style-name="T781">Funkcja ta dodaje farmaceut</text:span><text:span text:style-name="T782">ę do bazy danych.</text:span></text:p>
      <text:p text:style-name="P33"><text:span text:style-name="T783"/></text:p>
      <text:p text:style-name="P33"><text:span text:style-name="T784">public</text:span><text:span text:style-name="T785"><text:s/></text:span><text:span text:style-name="T786">void</text:span><text:span text:style-name="T787"><text:s/>setFarmaceutaId()<text:s/></text:span><text:span text:style-name="T788">throws</text:span><text:span text:style-name="T789"><text:s/>Exception {</text:span></text:p>
      <text:p text:style-name="P33"><text:span text:style-name="T789"><text:tab/><text:tab/></text:span><text:span text:style-name="T790">st</text:span><text:span text:style-name="T791"><text:s/>= ConnectToDB.</text:span><text:span text:style-name="T792">con</text:span><text:span text:style-name="T793">.createStatement();</text:span></text:p>
      <text:p text:style-name="P33"><text:span text:style-name="T793"><text:tab/><text:tab/>ResultSet<text:s/></text:span><text:span text:style-name="T794">rs2</text:span><text:span text:style-name="T795"><text:s/>=<text:s/></text:span><text:span text:style-name="T796">st</text:span><text:span text:style-name="T797">.executeQuery(</text:span><text:span text:style-name="T798">"select * from farmaceuta"</text:span><text:span text:style-name="T799">);</text:span></text:p>
      <text:p text:style-name="P33"><text:span text:style-name="T799"><text:tab/><text:tab/></text:span><text:span text:style-name="T800">while</text:span><text:span text:style-name="T801"><text:s/>(</text:span><text:span text:style-name="T802">rs2</text:span><text:span text:style-name="T803">.next()) {</text:span></text:p>
      <text:p text:style-name="P33"><text:span text:style-name="T803"><text:tab/><text:tab/><text:tab/></text:span><text:span text:style-name="T804">this</text:span><text:span text:style-name="T805">.</text:span><text:span text:style-name="T806">id_farmaceuta</text:span><text:span text:style-name="T807">++;</text:span></text:p>
      <text:p text:style-name="P33"><text:span text:style-name="T807"><text:tab/><text:tab/>}</text:span></text:p>
      <text:p text:style-name="P33"><text:span text:style-name="T807"><text:tab/>}</text:span></text:p>
      <text:p text:style-name="P34"><text:span text:style-name="T808">Znalezienie nast</text:span><text:span text:style-name="T809">ępnego id farmaceuty.</text:span></text:p>
      <text:p text:style-name="P35"><text:span text:style-name="T810"/></text:p>
      <text:p text:style-name="P35"><text:span text:style-name="T810"/></text:p>
      <text:p text:style-name="P35"><text:span text:style-name="T811">public</text:span><text:span text:style-name="T812"><text:s/>String oczekujaceZamowienia()<text:s/></text:span><text:span text:style-name="T813">throws</text:span><text:span text:style-name="T814"><text:s/>Exception {</text:span></text:p>
      <text:p text:style-name="P35"><text:span text:style-name="T814"><text:tab/><text:tab/>Zamowienie<text:s/></text:span><text:span text:style-name="T815">zam</text:span><text:span text:style-name="T816"><text:s/>=<text:s/></text:span><text:span text:style-name="T817">new</text:span><text:span text:style-name="T818"><text:s/>Zamowienie();</text:span></text:p>
      <text:p text:style-name="P35"><text:span text:style-name="T818"><text:tab/><text:tab/>String<text:s/></text:span><text:span text:style-name="T819">zamowienia</text:span><text:span text:style-name="T820"><text:s/>=<text:s/></text:span><text:span text:style-name="T821">""</text:span><text:span text:style-name="T822">;</text:span></text:p>
      <text:p text:style-name="P35"><text:span text:style-name="T823"/></text:p>
      <text:p text:style-name="P35"><text:span text:style-name="T824"><text:tab/><text:tab/>ConnectToDB.</text:span><text:span text:style-name="T825">polacz</text:span><text:span text:style-name="T826">();</text:span></text:p>
      <text:p text:style-name="P35"><text:span text:style-name="T826"><text:tab/><text:tab/></text:span><text:span text:style-name="T827">st</text:span><text:span text:style-name="T828"><text:s/>= ConnectToDB.</text:span><text:span text:style-name="T829">con</text:span><text:span text:style-name="T830">.createStatement();</text:span></text:p>
      <text:p text:style-name="P35"><text:span text:style-name="T830"><text:tab/><text:tab/></text:span><text:span text:style-name="T831">rs</text:span><text:span text:style-name="T832"><text:s/>=<text:s/></text:span><text:span text:style-name="T833">st</text:span><text:span text:style-name="T834">.executeQuery(</text:span></text:p>
      <text:p text:style-name="P35"><text:span text:style-name="T834"><text:tab/><text:tab/><text:tab/><text:tab/></text:span><text:span text:style-name="T835">"Select z.id_zamowienia, z.rodzaj, z.stan, z.ilosc, z.klient_id_klient, z.produkty_id_produkty, p.nazwa from zamowienie z, produkty p where z.produkty_id_produkty = \"id_produkty\""</text:span><text:span text:style-name="T836">);</text:span></text:p>
      <text:p text:style-name="P35"><text:span text:style-name="T836"><text:tab/><text:tab/></text:span><text:span text:style-name="T837">while</text:span><text:span text:style-name="T838"><text:s/>(</text:span><text:span text:style-name="T839">rs</text:span><text:span text:style-name="T840">.next()) {</text:span></text:p>
      <text:p text:style-name="P35"><text:span text:style-name="T840"><text:tab/><text:tab/><text:tab/></text:span><text:span text:style-name="T841">zam</text:span><text:span text:style-name="T842">.setId(</text:span><text:span text:style-name="T843">rs</text:span><text:span text:style-name="T844">.getInt(1));</text:span></text:p>
      <text:p text:style-name="P35"><text:span text:style-name="T844"><text:tab/><text:tab/><text:tab/></text:span><text:span text:style-name="T845">zam</text:span><text:span text:style-name="T846">.setRodzaj(</text:span><text:span text:style-name="T847">rs</text:span><text:span text:style-name="T848">.getString(2));</text:span></text:p>
      <text:p text:style-name="P35"><text:span text:style-name="T848"><text:tab/><text:tab/><text:tab/></text:span><text:span text:style-name="T849">zam</text:span><text:span text:style-name="T850">.setStan(</text:span><text:span text:style-name="T851">rs</text:span><text:span text:style-name="T852">.getString(3));</text:span></text:p>
      <text:p text:style-name="P35"><text:span text:style-name="T852"><text:tab/><text:tab/><text:tab/></text:span><text:span text:style-name="T853">zam</text:span><text:span text:style-name="T854">.setIlosc(</text:span><text:span text:style-name="T855">rs</text:span><text:span text:style-name="T856">.getInt(4));</text:span></text:p>
      <text:p text:style-name="P35"><text:span text:style-name="T856"><text:tab/><text:tab/><text:tab/></text:span><text:span text:style-name="T857">zam</text:span><text:span text:style-name="T858">.setIdKlient(</text:span><text:span text:style-name="T859">rs</text:span><text:span text:style-name="T860">.getInt(5));</text:span></text:p>
      <text:p text:style-name="P35"><text:span text:style-name="T860"><text:tab/><text:tab/><text:tab/></text:span><text:span text:style-name="T861">zam</text:span><text:span text:style-name="T862">.setIdProdukt(</text:span><text:span text:style-name="T863">rs</text:span><text:span text:style-name="T864">.getInt(6));</text:span></text:p>
      <text:p text:style-name="P35"><text:span text:style-name="T864"><text:tab/><text:tab/><text:tab/></text:span><text:span text:style-name="T865">if</text:span><text:span text:style-name="T866"><text:s/>(</text:span><text:span text:style-name="T867">zam</text:span><text:span text:style-name="T868">.getStan().equals(</text:span><text:span text:style-name="T869">"false"</text:span><text:span text:style-name="T870">)) {</text:span></text:p>
      <text:p text:style-name="P35"><text:span text:style-name="T870"><text:tab/><text:tab/><text:tab/><text:tab/></text:span><text:span text:style-name="T871">zamowienia</text:span><text:span text:style-name="T872"><text:s/>+=<text:s/></text:span><text:span text:style-name="T873">"Id: "</text:span><text:span text:style-name="T874"><text:s/>+<text:s/></text:span><text:span text:style-name="T875">zam</text:span><text:span text:style-name="T876">.getIdZamowienia() +<text:s/></text:span><text:span text:style-name="T877">" Rodzaj: "</text:span><text:span text:style-name="T878"><text:s/>+<text:s/></text:span><text:span text:style-name="T879">zam</text:span><text:span text:style-name="T880">.getRodzaj() +<text:s/></text:span><text:span text:style-name="T881">" Ilosc opakowan: "</text:span></text:p>
      <text:p text:style-name="P35"><text:span text:style-name="T882"><text:tab/><text:tab/><text:tab/><text:tab/><text:tab/><text:tab/>+<text:s/></text:span><text:span text:style-name="T883">zam</text:span><text:span text:style-name="T884">.getIlosc() +<text:s/></text:span><text:span text:style-name="T885">" Id_klienta: "</text:span><text:span text:style-name="T886"><text:s/>+<text:s/></text:span><text:span text:style-name="T887">zam</text:span><text:span text:style-name="T888">.getIdKlient() +<text:s/></text:span><text:span text:style-name="T889">" Produkt: "</text:span><text:span text:style-name="T890"><text:s/>+<text:s/></text:span><text:span text:style-name="T891">rs</text:span><text:span text:style-name="T892">.getString(7) +<text:s/></text:span><text:span text:style-name="T893">"\n"</text:span><text:span text:style-name="T894">;</text:span></text:p>
      <text:p text:style-name="P35"><text:span text:style-name="T894"><text:tab/><text:tab/><text:tab/>}</text:span></text:p>
      <text:p text:style-name="P35"><text:span text:style-name="T894"><text:tab/><text:tab/>}</text:span></text:p>
      <text:p text:style-name="P35"><text:span text:style-name="T894"><text:tab/><text:tab/>ConnectToDB.</text:span><text:span text:style-name="T895">rozlacz</text:span><text:span text:style-name="T896">();</text:span></text:p>
      <text:p text:style-name="P35"><text:span text:style-name="T897"/></text:p>
      <text:p text:style-name="P35"><text:span text:style-name="T898"><text:tab/><text:tab/></text:span><text:span text:style-name="T899">return</text:span><text:span text:style-name="T900"><text:s/></text:span><text:span text:style-name="T901">zamowienia</text:span><text:span text:style-name="T902">;</text:span></text:p>
      <text:p text:style-name="P35"><text:span text:style-name="T902"><text:tab/>}</text:span></text:p>
      <text:p text:style-name="P36"><text:span text:style-name="T903">Wypisanie wszystkich oczekujacych na realizacje zamowien.</text:span></text:p>
      <text:p text:style-name="P37"><text:span text:style-name="T904"/></text:p>
      <text:p text:style-name="P37"><text:span text:style-name="T904"/></text:p>
      <text:p text:style-name="P37"><text:span text:style-name="T905">public</text:span><text:span text:style-name="T906"><text:s/>String kasaOZ()<text:s/></text:span><text:span text:style-name="T907">throws</text:span><text:span text:style-name="T908"><text:s/>Exception {</text:span></text:p>
      <text:p text:style-name="P37"><text:span text:style-name="T908"><text:tab/><text:tab/>String<text:s/></text:span><text:span text:style-name="T909">s</text:span><text:span text:style-name="T910"><text:s/>=<text:s/></text:span><text:span text:style-name="T911">""</text:span><text:span text:style-name="T912">;</text:span></text:p>
      <text:p text:style-name="P37"><text:span text:style-name="T912"><text:tab/><text:tab/>ConnectToDB.</text:span><text:span text:style-name="T913">polacz</text:span><text:span text:style-name="T914">();</text:span></text:p>
      <text:p text:style-name="P37"><text:span text:style-name="T914"><text:tab/><text:tab/></text:span><text:span text:style-name="T915">st</text:span><text:span text:style-name="T916"><text:s/>= ConnectToDB.</text:span><text:span text:style-name="T917">con</text:span><text:span text:style-name="T918">.createStatement();</text:span></text:p>
      <text:p text:style-name="P37"><text:span text:style-name="T918"><text:tab/><text:tab/></text:span><text:span text:style-name="T919">rs</text:span><text:span text:style-name="T920"><text:s/>=<text:s/></text:span><text:span text:style-name="T921">st</text:span><text:span text:style-name="T922">.executeQuery(</text:span><text:span text:style-name="T923">"Select \"id_kasa\", stan from kasa where \"id_kasa\" = 0"</text:span><text:span text:style-name="T924">);</text:span></text:p>
      <text:p text:style-name="P37"><text:span text:style-name="T924"><text:tab/><text:tab/>ResultSet<text:s/></text:span><text:span text:style-name="T925">rs2</text:span><text:span text:style-name="T926">;</text:span></text:p>
      <text:p text:style-name="P37"><text:span text:style-name="T926"><text:tab/><text:tab/></text:span><text:span text:style-name="T927">while</text:span><text:span text:style-name="T928"><text:s/>(</text:span><text:span text:style-name="T929">rs</text:span><text:span text:style-name="T930">.next()) {</text:span></text:p>
      <text:p text:style-name="P37"><text:span text:style-name="T930"><text:tab/><text:tab/><text:tab/></text:span><text:span text:style-name="T931">if</text:span><text:span text:style-name="T932"><text:s/>(</text:span><text:span text:style-name="T933">rs</text:span><text:span text:style-name="T934">.getString(2).equals(</text:span><text:span text:style-name="T935">"OTWARTA"</text:span><text:span text:style-name="T936">)) {</text:span></text:p>
      <text:p text:style-name="P37"><text:span text:style-name="T936"><text:tab/><text:tab/><text:tab/><text:tab/></text:span><text:span text:style-name="T937">rs2</text:span><text:span text:style-name="T938"><text:s/>=<text:s/></text:span><text:span text:style-name="T939">st</text:span><text:span text:style-name="T940">.executeQuery(</text:span><text:span text:style-name="T941">"update kasa set stan = 'ZAMKNIETA' where \"id_kasa\" = 0"</text:span><text:span text:style-name="T942">);</text:span></text:p>
      <text:p text:style-name="P37"><text:span text:style-name="T942"><text:tab/><text:tab/><text:tab/><text:tab/></text:span><text:span text:style-name="T943">s</text:span><text:span text:style-name="T944"><text:s/>=<text:s/></text:span><text:span text:style-name="T945">"Kasa zostala zamknieta"</text:span><text:span text:style-name="T946">;<text:tab/><text:tab/></text:span></text:p>
      <text:p text:style-name="P37"><text:span text:style-name="T946"><text:tab/><text:tab/><text:tab/>}</text:span><text:span text:style-name="T947">else</text:span><text:span text:style-name="T948"><text:s/>{</text:span></text:p>
      <text:p text:style-name="P37"><text:span text:style-name="T948"><text:tab/><text:tab/><text:tab/><text:tab/></text:span><text:span text:style-name="T949">rs2</text:span><text:span text:style-name="T950"><text:s/>=<text:s/></text:span><text:span text:style-name="T951">st</text:span><text:span text:style-name="T952">.executeQuery(</text:span><text:span text:style-name="T953">"update kasa set stan = 'OTWARTA' where \"id_kasa\" = 0"</text:span><text:span text:style-name="T954">);</text:span></text:p>
      <text:p text:style-name="P37"><text:span text:style-name="T954"><text:tab/><text:tab/><text:tab/><text:tab/></text:span><text:span text:style-name="T955">s</text:span><text:span text:style-name="T956"><text:s/>=<text:s/></text:span><text:span text:style-name="T957">"Kasa zostala otwarta"</text:span><text:span text:style-name="T958">;</text:span></text:p>
      <text:p text:style-name="P37"><text:span text:style-name="T958"><text:tab/><text:tab/><text:tab/>}</text:span></text:p>
      <text:p text:style-name="P37"><text:span text:style-name="T958"><text:tab/><text:tab/>}</text:span></text:p>
      <text:p text:style-name="P37"><text:span text:style-name="T958"><text:tab/><text:tab/>ConnectToDB.</text:span><text:span text:style-name="T959">rozlacz</text:span><text:span text:style-name="T960">();</text:span></text:p>
      <text:p text:style-name="P37"><text:span text:style-name="T960"><text:tab/><text:tab/></text:span><text:span text:style-name="T961">return</text:span><text:span text:style-name="T962"><text:s/></text:span><text:span text:style-name="T963">s</text:span><text:span text:style-name="T964">;</text:span></text:p>
      <text:p text:style-name="P37"><text:span text:style-name="T964"><text:tab/>}</text:span></text:p>
      <text:p text:style-name="P38"><text:span text:style-name="T965">Funkcja ta s</text:span><text:span text:style-name="T966">łuży do otwarcie/zamknięcia kasy.</text:span></text:p>
      <text:p text:style-name="P39"><text:span text:style-name="T967"/></text:p>
      <text:p text:style-name="P39"><text:span text:style-name="T968">public</text:span><text:span text:style-name="T969"><text:s/>String zlozZamowienie(String<text:s/></text:span><text:span text:style-name="T970">lines</text:span><text:span text:style-name="T971">[])<text:s/></text:span><text:span text:style-name="T972">throws</text:span><text:span text:style-name="T973"><text:s/>Exception {</text:span></text:p>
      <text:p text:style-name="P39"><text:span text:style-name="T973"><text:tab/><text:tab/>Zamowienie<text:s/></text:span><text:span text:style-name="T974">zamow</text:span><text:span text:style-name="T975"><text:s/>=<text:s/></text:span><text:span text:style-name="T976">new</text:span><text:span text:style-name="T977"><text:s/>Zamowienie();</text:span></text:p>
      <text:p text:style-name="P39"><text:span text:style-name="T977"><text:tab/><text:tab/>Produkty<text:s/></text:span><text:span text:style-name="T978">produkt</text:span><text:span text:style-name="T979"><text:s/>=<text:s/></text:span><text:span text:style-name="T980">new</text:span><text:span text:style-name="T981"><text:s/>Produkty();</text:span></text:p>
      <text:p text:style-name="P39"><text:span text:style-name="T981"><text:tab/><text:tab/>Magazyn<text:s/></text:span><text:span text:style-name="T982">mag</text:span><text:span text:style-name="T983"><text:s/>=<text:s/></text:span><text:span text:style-name="T984">new</text:span><text:span text:style-name="T985"><text:s/>Magazyn();</text:span></text:p>
      <text:p text:style-name="P39"><text:span text:style-name="T985"><text:tab/><text:tab/>String<text:s/></text:span><text:span text:style-name="T986">str</text:span><text:span text:style-name="T987"><text:s/>=<text:s/></text:span><text:span text:style-name="T988">""</text:span><text:span text:style-name="T989">;</text:span></text:p>
      <text:p text:style-name="P39"><text:span text:style-name="T989"><text:tab/><text:tab/>ConnectToDB.</text:span><text:span text:style-name="T990">polacz</text:span><text:span text:style-name="T991">();</text:span></text:p>
      <text:p text:style-name="P39"><text:span text:style-name="T991"><text:tab/><text:tab/>Boolean<text:s/></text:span><text:span text:style-name="T992">canI</text:span><text:span text:style-name="T993"><text:s/>=<text:s/></text:span><text:span text:style-name="T994">false</text:span><text:span text:style-name="T995">;</text:span></text:p>
      <text:p text:style-name="P39"><text:span text:style-name="T995"><text:tab/><text:tab/></text:span><text:span text:style-name="T996">st</text:span><text:span text:style-name="T997"><text:s/>= ConnectToDB.</text:span><text:span text:style-name="T998">con</text:span><text:span text:style-name="T999">.createStatement();</text:span></text:p>
      <text:p text:style-name="P39"><text:span text:style-name="T999"><text:tab/><text:tab/>ResultSet<text:s/></text:span><text:span text:style-name="T1000">rs</text:span><text:span text:style-name="T1001"><text:s/>=<text:s/></text:span><text:span text:style-name="T1002">st</text:span><text:span text:style-name="T1003">.executeQuery(</text:span><text:span text:style-name="T1004">"Select \"id_produkty\", nazwa, ilosc from produkty"</text:span><text:span text:style-name="T1005">);</text:span></text:p>
      <text:p text:style-name="P39"><text:span text:style-name="T1005"><text:tab/><text:tab/>ResultSet<text:s/></text:span><text:span text:style-name="T1006">rs2</text:span><text:span text:style-name="T1007">;</text:span></text:p>
      <text:p text:style-name="P39"><text:span text:style-name="T1007"><text:tab/><text:tab/></text:span><text:span text:style-name="T1008">mag</text:span><text:span text:style-name="T1009">.sprawdzIlosc();</text:span></text:p>
      <text:p text:style-name="P39"><text:span text:style-name="T1009"><text:tab/><text:tab/></text:span><text:span text:style-name="T1010">while</text:span><text:span text:style-name="T1011"><text:s/>(</text:span><text:span text:style-name="T1012">rs</text:span><text:span text:style-name="T1013">.next()) {</text:span></text:p>
      <text:p text:style-name="P39"><text:span text:style-name="T1013"><text:tab/><text:tab/><text:tab/></text:span><text:span text:style-name="T1014">produkt</text:span><text:span text:style-name="T1015">.setId(</text:span><text:span text:style-name="T1016">rs</text:span><text:span text:style-name="T1017">.getInt(1));</text:span></text:p>
      <text:p text:style-name="P39"><text:span text:style-name="T1017"><text:tab/><text:tab/><text:tab/></text:span><text:span text:style-name="T1018">produkt</text:span><text:span text:style-name="T1019">.setNazwa(</text:span><text:span text:style-name="T1020">rs</text:span><text:span text:style-name="T1021">.getString(2));</text:span></text:p>
      <text:p text:style-name="P39"><text:span text:style-name="T1021"><text:tab/><text:tab/><text:tab/></text:span><text:span text:style-name="T1022">produkt</text:span><text:span text:style-name="T1023">.setIlosc(</text:span><text:span text:style-name="T1024">rs</text:span><text:span text:style-name="T1025">.getInt(3));</text:span></text:p>
      <text:p text:style-name="P39"><text:span text:style-name="T1025"><text:tab/><text:tab/><text:tab/></text:span><text:span text:style-name="T1026">if</text:span><text:span text:style-name="T1027"><text:s/>(<text:s/></text:span><text:span text:style-name="T1028">lines</text:span><text:span text:style-name="T1029">[0].equals(</text:span><text:span text:style-name="T1030">produkt</text:span><text:span text:style-name="T1031">.getNazwa()) &amp;&amp;<text:s/></text:span><text:span text:style-name="T1032">mag</text:span><text:span text:style-name="T1033">.getWolneMiejsca() &gt;= Integer.</text:span><text:span text:style-name="T1034">parseInt</text:span><text:span text:style-name="T1035">(</text:span><text:span text:style-name="T1036">lines</text:span><text:span text:style-name="T1037">[1])) {</text:span></text:p>
      <text:p text:style-name="P39"><text:span text:style-name="T1037"><text:tab/><text:tab/><text:tab/><text:tab/></text:span><text:span text:style-name="T1038">//produkt.setIlosc(produkt.getIlosc() + Integer.parseInt(lines[1]));</text:span></text:p>
      <text:p text:style-name="P39"><text:span text:style-name="T1039"><text:tab/><text:tab/><text:tab/><text:tab/></text:span><text:span text:style-name="T1040">/*System.out.println("update<text:s/></text:span><text:span text:style-name="T1041">produkty</text:span><text:span text:style-name="T1042"><text:s/>set<text:s/></text:span><text:span text:style-name="T1043">ilosc</text:span><text:span text:style-name="T1044"><text:s/>=" + produkt.getIlosc() + " where<text:s/></text:span><text:span text:style-name="T1045">nazwa</text:span><text:span text:style-name="T1046"><text:s/>=' "</text:span></text:p>
      <text:p text:style-name="P39"><text:span text:style-name="T1046"><text:tab/><text:tab/><text:tab/><text:tab/><text:tab/><text:tab/>+ produkt.getNazwa() + "'");</text:span></text:p>
      <text:p text:style-name="P39"><text:span text:style-name="T1046"><text:tab/><text:tab/><text:tab/><text:tab/></text:span><text:span text:style-name="T1047">rs</text:span><text:span text:style-name="T1048"><text:s/>= st.executeQuery("update<text:s/></text:span><text:span text:style-name="T1049">produkty</text:span><text:span text:style-name="T1050"><text:s/>set<text:s/></text:span><text:span text:style-name="T1051">ilosc</text:span><text:span text:style-name="T1052"><text:s/>=" + produkt.getIlosc() + "where<text:s/></text:span><text:span text:style-name="T1053">nazwa</text:span><text:span text:style-name="T1054"><text:s/>= '"</text:span></text:p>
      <text:p text:style-name="P39"><text:span text:style-name="T1054"><text:tab/><text:tab/><text:tab/><text:tab/><text:tab/><text:tab/>+ produkt.getNazwa() + "'");*/</text:span></text:p>
      <text:p text:style-name="P39"><text:span text:style-name="T1055"><text:tab/><text:tab/><text:tab/><text:tab/></text:span><text:span text:style-name="T1056">zamow</text:span><text:span text:style-name="T1057">.setCurrentId();</text:span></text:p>
      <text:p text:style-name="P39"><text:span text:style-name="T1057"><text:tab/><text:tab/><text:tab/><text:tab/>System.</text:span><text:span text:style-name="T1058">out</text:span><text:span text:style-name="T1059">.println(</text:span></text:p>
      <text:p text:style-name="P39"><text:span text:style-name="T1059"><text:tab/><text:tab/><text:tab/><text:tab/><text:tab/><text:tab/></text:span><text:span text:style-name="T1060">"insert into zamowienie(id_zamowienia,rodzaj,stan,ilosc,klient_id_klient,produkty_id_produkty) values("</text:span></text:p>
      <text:p text:style-name="P39"><text:span text:style-name="T1061"><text:tab/><text:tab/><text:tab/><text:tab/><text:tab/><text:tab/><text:tab/><text:tab/>+<text:s/></text:span><text:span text:style-name="T1062">zamow</text:span><text:span text:style-name="T1063">.getIdZamowienia() +<text:s/></text:span><text:span text:style-name="T1064">",'SKLEP','false',"</text:span><text:span text:style-name="T1065"><text:s/>+ Integer.</text:span><text:span text:style-name="T1066">parseInt</text:span><text:span text:style-name="T1067">(</text:span><text:span text:style-name="T1068">lines</text:span><text:span text:style-name="T1069">[1]) +<text:s/></text:span><text:span text:style-name="T1070">", NULL ,"</text:span></text:p>
      <text:p text:style-name="P39"><text:span text:style-name="T1071"><text:tab/><text:tab/><text:tab/><text:tab/><text:tab/><text:tab/><text:tab/><text:tab/>+<text:s/></text:span><text:span text:style-name="T1072">produkt</text:span><text:span text:style-name="T1073">.getId() +<text:s/></text:span><text:span text:style-name="T1074">")"</text:span><text:span text:style-name="T1075">);</text:span></text:p>
      <text:p text:style-name="P39"><text:span text:style-name="T1075"><text:tab/><text:tab/><text:tab/><text:tab/></text:span><text:span text:style-name="T1076">rs2</text:span><text:span text:style-name="T1077"><text:s/>=<text:s/></text:span><text:span text:style-name="T1078">st</text:span><text:span text:style-name="T1079">.executeQuery(</text:span></text:p>
      <text:p text:style-name="P39"><text:span text:style-name="T1079"><text:tab/><text:tab/><text:tab/><text:tab/><text:tab/><text:tab/></text:span><text:span text:style-name="T1080">"insert into zamowienie(id_zamowienia,rodzaj,stan,ilosc,klient_id_klient,produkty_id_produkty) values("</text:span></text:p>
      <text:p text:style-name="P39"><text:span text:style-name="T1081"><text:tab/><text:tab/><text:tab/><text:tab/><text:tab/><text:tab/><text:tab/><text:tab/>+<text:s/></text:span><text:span text:style-name="T1082">zamow</text:span><text:span text:style-name="T1083">.getIdZamowienia() +<text:s/></text:span><text:span text:style-name="T1084">",'SKLEP','false',"</text:span><text:span text:style-name="T1085"><text:s/>+ Integer.</text:span><text:span text:style-name="T1086">parseInt</text:span><text:span text:style-name="T1087">(</text:span><text:span text:style-name="T1088">lines</text:span><text:span text:style-name="T1089">[1]) +<text:s/></text:span><text:span text:style-name="T1090">", NULL ,"</text:span></text:p>
      <text:p text:style-name="P39"><text:span text:style-name="T1091"><text:tab/><text:tab/><text:tab/><text:tab/><text:tab/><text:tab/><text:tab/><text:tab/>+<text:s/></text:span><text:span text:style-name="T1092">produkt</text:span><text:span text:style-name="T1093">.getId() +<text:s/></text:span><text:span text:style-name="T1094">")"</text:span><text:span text:style-name="T1095">);</text:span></text:p>
      <text:p text:style-name="P39"><text:span text:style-name="T1096"/></text:p>
      <text:p text:style-name="P39"><text:span text:style-name="T1097"><text:tab/><text:tab/><text:tab/><text:tab/><text:s/></text:span><text:span text:style-name="T1098">str</text:span><text:span text:style-name="T1099"><text:s/>=<text:s/></text:span><text:span text:style-name="T1100">"Zamowiles "</text:span><text:span text:style-name="T1101"><text:s/>+<text:s/></text:span><text:span text:style-name="T1102">produkt</text:span><text:span text:style-name="T1103">.getNazwa() +<text:s/></text:span><text:span text:style-name="T1104">" do sklepu, w ilosci: "</text:span><text:span text:style-name="T1105"><text:s/>+</text:span></text:p>
      <text:p text:style-name="P39"><text:span text:style-name="T1105"><text:tab/><text:tab/><text:tab/><text:tab/> Integer.</text:span><text:span text:style-name="T1106">parseInt</text:span><text:span text:style-name="T1107">(</text:span><text:span text:style-name="T1108">lines</text:span><text:span text:style-name="T1109">[1]) +<text:s/></text:span><text:span text:style-name="T1110">". ID twojego zamowienia to: "</text:span><text:span text:style-name="T1111">+</text:span></text:p>
      <text:p text:style-name="P39"><text:span text:style-name="T1111"><text:tab/><text:tab/><text:tab/><text:tab/><text:s/></text:span><text:span text:style-name="T1112">zamow</text:span><text:span text:style-name="T1113">.getIdZamowienia() +</text:span><text:span text:style-name="T1114">". Podaj je w kasie.\n"</text:span><text:span text:style-name="T1115">;</text:span></text:p>
      <text:p text:style-name="P39"><text:span text:style-name="T1115"><text:tab/><text:tab/><text:tab/><text:tab/><text:s/></text:span><text:span text:style-name="T1116">canI</text:span><text:span text:style-name="T1117"><text:s/>=<text:s/></text:span><text:span text:style-name="T1118">true</text:span><text:span text:style-name="T1119">;</text:span></text:p>
      <text:p text:style-name="P39"><text:span text:style-name="T1119"><text:tab/><text:tab/><text:tab/><text:tab/></text:span><text:span text:style-name="T1120">break</text:span><text:span text:style-name="T1121">;</text:span></text:p>
      <text:p text:style-name="P39"><text:span text:style-name="T1121"><text:tab/><text:tab/><text:tab/>}</text:span></text:p>
      <text:p text:style-name="P39"><text:span text:style-name="T1121"><text:tab/><text:tab/>}<text:s/></text:span><text:span text:style-name="T1122">if</text:span><text:span text:style-name="T1123"><text:s/>(</text:span><text:span text:style-name="T1124">mag</text:span><text:span text:style-name="T1125">.getWolneMiejsca() &gt;= Integer.</text:span><text:span text:style-name="T1126">parseInt</text:span><text:span text:style-name="T1127">(</text:span><text:span text:style-name="T1128">lines</text:span><text:span text:style-name="T1129">[1]) &amp;&amp; !</text:span><text:span text:style-name="T1130">canI</text:span><text:span text:style-name="T1131">) {</text:span></text:p>
      <text:p text:style-name="P39"><text:span text:style-name="T1131"><text:tab/><text:tab/><text:tab/></text:span><text:span text:style-name="T1132">produkt</text:span><text:span text:style-name="T1133">.setCurrentId();</text:span></text:p>
      <text:p text:style-name="P39"><text:span text:style-name="T1133"><text:tab/><text:tab/><text:tab/></text:span><text:span text:style-name="T1134">zamow</text:span><text:span text:style-name="T1135">.setCurrentId();</text:span></text:p>
      <text:p text:style-name="P39"><text:span text:style-name="T1135"><text:tab/><text:tab/><text:tab/>System.</text:span><text:span text:style-name="T1136">out</text:span><text:span text:style-name="T1137">.println(</text:span><text:span text:style-name="T1138">"insert into produkty(\"id_produkty\",koszt,nazwa,dawka,typ,ilosc,MAGAZYN_ID_MAGAZYN) values("</text:span><text:span text:style-name="T1139"><text:s/>+<text:s/></text:span><text:span text:style-name="T1140">produkt</text:span><text:span text:style-name="T1141">.getId() +<text:s/></text:span><text:span text:style-name="T1142">","</text:span><text:span text:style-name="T1143"><text:s/>+ Double.</text:span><text:span text:style-name="T1144">parseDouble</text:span><text:span text:style-name="T1145">(</text:span><text:span text:style-name="T1146">lines</text:span><text:span text:style-name="T1147">[2]) +<text:s/></text:span><text:span text:style-name="T1148">",'"</text:span><text:span text:style-name="T1149"><text:s/>+<text:s/></text:span><text:span text:style-name="T1150">lines</text:span><text:span text:style-name="T1151">[0]+<text:s/></text:span><text:span text:style-name="T1152">"','"</text:span><text:span text:style-name="T1153"><text:s/>+<text:s/></text:span><text:span text:style-name="T1154">lines</text:span><text:span text:style-name="T1155">[3] +<text:s/></text:span><text:span text:style-name="T1156">"','"</text:span><text:span text:style-name="T1157"><text:s/>+<text:s/></text:span><text:span text:style-name="T1158">lines</text:span><text:span text:style-name="T1159">[4] +<text:s/></text:span><text:span text:style-name="T1160">"',"</text:span><text:span text:style-name="T1161"><text:s/>+ Integer.</text:span><text:span text:style-name="T1162">parseInt</text:span><text:span text:style-name="T1163">(</text:span><text:span text:style-name="T1164">lines</text:span><text:span text:style-name="T1165">[1]) +<text:s/></text:span><text:span text:style-name="T1166">",0)"</text:span><text:span text:style-name="T1167">);</text:span></text:p>
      <text:p text:style-name="P39"><text:span text:style-name="T1167"><text:tab/><text:tab/><text:tab/>System.</text:span><text:span text:style-name="T1168">out</text:span><text:span text:style-name="T1169">.println(</text:span><text:span text:style-name="T1170">"insert into zamowienie(id_zamowienia,rodzaj,stan,ilosc,klient_id_klient,produkty_id_produkty) values("</text:span></text:p>
      <text:p text:style-name="P39"><text:span text:style-name="T1171"><text:tab/><text:tab/><text:tab/><text:tab/><text:tab/>+<text:s/></text:span><text:span text:style-name="T1172">zamow</text:span><text:span text:style-name="T1173">.getIdZamowienia() +<text:s/></text:span><text:span text:style-name="T1174">",'SKLEP','false',"</text:span><text:span text:style-name="T1175"><text:s/>+ Integer.</text:span><text:span text:style-name="T1176">parseInt</text:span><text:span text:style-name="T1177">(</text:span><text:span text:style-name="T1178">lines</text:span><text:span text:style-name="T1179">[1]) +<text:s/></text:span><text:span text:style-name="T1180">", NULL ,"</text:span></text:p>
      <text:p text:style-name="P39"><text:span text:style-name="T1181"><text:tab/><text:tab/><text:tab/><text:tab/><text:tab/>+<text:s/></text:span><text:span text:style-name="T1182">produkt</text:span><text:span text:style-name="T1183">.getId() +<text:s/></text:span><text:span text:style-name="T1184">")"</text:span><text:span text:style-name="T1185">); </text:span></text:p>
      <text:p text:style-name="P39"><text:span text:style-name="T1185"><text:tab/><text:tab/><text:tab/>ResultSet<text:s/></text:span><text:span text:style-name="T1186">rs3</text:span><text:span text:style-name="T1187"><text:s/>=<text:s/></text:span><text:span text:style-name="T1188">st</text:span><text:span text:style-name="T1189">.executeQuery(</text:span><text:span text:style-name="T1190">"insert into produkty(\"id_produkty\",koszt,nazwa,dawka,typ,ilosc,MAGAZYN_ID_MAGAZYN) values("</text:span><text:span text:style-name="T1191"><text:s/>+<text:s/></text:span><text:span text:style-name="T1192">produkt</text:span><text:span text:style-name="T1193">.getId() +<text:s/></text:span><text:span text:style-name="T1194">","</text:span><text:span text:style-name="T1195"><text:s/>+ Double.</text:span><text:span text:style-name="T1196">parseDouble</text:span><text:span text:style-name="T1197">(</text:span><text:span text:style-name="T1198">lines</text:span><text:span text:style-name="T1199">[2]) +<text:s/></text:span><text:span text:style-name="T1200">",'"</text:span><text:span text:style-name="T1201"><text:s/>+<text:s/></text:span><text:span text:style-name="T1202">lines</text:span><text:span text:style-name="T1203">[0]+<text:s/></text:span><text:span text:style-name="T1204">"','"</text:span><text:span text:style-name="T1205"><text:s/>+<text:s/></text:span><text:span text:style-name="T1206">lines</text:span><text:span text:style-name="T1207">[3] +<text:s/></text:span><text:span text:style-name="T1208">"','"</text:span><text:span text:style-name="T1209"><text:s/>+<text:s/></text:span><text:span text:style-name="T1210">lines</text:span><text:span text:style-name="T1211">[4] +<text:s/></text:span><text:span text:style-name="T1212">"',"</text:span><text:span text:style-name="T1213"><text:s/>+ Integer.</text:span><text:span text:style-name="T1214">parseInt</text:span><text:span text:style-name="T1215">(</text:span><text:span text:style-name="T1216">lines</text:span><text:span text:style-name="T1217">[1]) +<text:s/></text:span><text:span text:style-name="T1218">",0)"</text:span><text:span text:style-name="T1219">); </text:span></text:p>
      <text:p text:style-name="P39"><text:span text:style-name="T1219"><text:tab/><text:tab/><text:tab/></text:span><text:span text:style-name="T1220">rs3</text:span><text:span text:style-name="T1221"><text:s/>=<text:s/></text:span><text:span text:style-name="T1222">st</text:span><text:span text:style-name="T1223">.executeQuery(</text:span><text:span text:style-name="T1224">"insert into zamowienie(id_zamowienia,rodzaj,stan,ilosc,klient_id_klient,produkty_id_produkty) values("</text:span></text:p>
      <text:p text:style-name="P39"><text:span text:style-name="T1225"><text:tab/><text:tab/><text:tab/><text:tab/><text:tab/>+<text:s/></text:span><text:span text:style-name="T1226">zamow</text:span><text:span text:style-name="T1227">.getIdZamowienia() +<text:s/></text:span><text:span text:style-name="T1228">",'SKLEP','false',"</text:span><text:span text:style-name="T1229"><text:s/>+ Integer.</text:span><text:span text:style-name="T1230">parseInt</text:span><text:span text:style-name="T1231">(</text:span><text:span text:style-name="T1232">lines</text:span><text:span text:style-name="T1233">[1]) +<text:s/></text:span><text:span text:style-name="T1234">", NULL ,"</text:span></text:p>
      <text:p text:style-name="P39"><text:span text:style-name="T1235"><text:tab/><text:tab/><text:tab/><text:tab/><text:tab/>+<text:s/></text:span><text:span text:style-name="T1236">produkt</text:span><text:span text:style-name="T1237">.getId() +<text:s/></text:span><text:span text:style-name="T1238">")"</text:span><text:span text:style-name="T1239">);</text:span></text:p>
      <text:p text:style-name="P39"><text:span text:style-name="T1239"><text:tab/><text:tab/>}</text:span><text:span text:style-name="T1240">else</text:span><text:span text:style-name="T1241"><text:s/></text:span><text:span text:style-name="T1242">if</text:span><text:span text:style-name="T1243">(</text:span><text:span text:style-name="T1244">mag</text:span><text:span text:style-name="T1245">.getWolneMiejsca() &lt; Integer.</text:span><text:span text:style-name="T1246">parseInt</text:span><text:span text:style-name="T1247">(</text:span><text:span text:style-name="T1248">lines</text:span><text:span text:style-name="T1249">[1])){</text:span></text:p>
      <text:p text:style-name="P39"><text:span text:style-name="T1249"><text:tab/><text:tab/><text:tab/></text:span><text:span text:style-name="T1250">str</text:span><text:span text:style-name="T1251"><text:s/>=<text:s/></text:span><text:span text:style-name="T1252">"Nie mamy wystarczajacej ilosci miejsc w magazynie"</text:span><text:span text:style-name="T1253">;</text:span></text:p>
      <text:p text:style-name="P39"><text:span text:style-name="T1253"><text:tab/><text:tab/>}</text:span></text:p>
      <text:p text:style-name="P39"><text:span text:style-name="T1254"/></text:p>
      <text:p text:style-name="P39"><text:span text:style-name="T1255"><text:tab/><text:tab/>ConnectToDB.</text:span><text:span text:style-name="T1256">rozlacz</text:span><text:span text:style-name="T1257">();</text:span></text:p>
      <text:p text:style-name="P39"><text:span text:style-name="T1257"><text:tab/><text:tab/></text:span><text:span text:style-name="T1258">return</text:span><text:span text:style-name="T1259"><text:s/></text:span><text:span text:style-name="T1260">str</text:span><text:span text:style-name="T1261">;</text:span></text:p>
      <text:p text:style-name="P39"><text:span text:style-name="T1261"><text:tab/>}</text:span></text:p>
      <text:p text:style-name="P40"><text:span text:style-name="T1262">Zlozenie zamowienia przez Kierownika.</text:span></text:p>
      <text:p text:style-name="P41"><text:span text:style-name="T1263"/></text:p>
      <text:p text:style-name="P41"><text:span text:style-name="T1263"/></text:p>
      <text:p text:style-name="P41"><text:span text:style-name="T1264">public</text:span><text:span text:style-name="T1265"><text:s/></text:span><text:span text:style-name="T1266">void</text:span><text:span text:style-name="T1267"><text:s/>podsumowanie()<text:s/></text:span><text:span text:style-name="T1268">throws</text:span><text:span text:style-name="T1269"><text:s/>Exception {</text:span></text:p>
      <text:p text:style-name="P41"><text:span text:style-name="T1269"><text:tab/><text:tab/>ConnectToDB.</text:span><text:span text:style-name="T1270">polacz</text:span><text:span text:style-name="T1271">();</text:span></text:p>
      <text:p text:style-name="P41"><text:span text:style-name="T1271"><text:tab/><text:tab/>Kasa<text:s/></text:span><text:span text:style-name="T1272">kasa</text:span><text:span text:style-name="T1273"><text:s/>=<text:s/></text:span><text:span text:style-name="T1274">new</text:span><text:span text:style-name="T1275"><text:s/>Kasa();</text:span></text:p>
      <text:p text:style-name="P41"><text:span text:style-name="T1276"/></text:p>
      <text:p text:style-name="P41"><text:span text:style-name="T1277"><text:tab/><text:tab/>Statement<text:s/></text:span><text:span text:style-name="T1278">st</text:span><text:span text:style-name="T1279"><text:s/>= ConnectToDB.</text:span><text:span text:style-name="T1280">con</text:span><text:span text:style-name="T1281">.createStatement();</text:span></text:p>
      <text:p text:style-name="P41"><text:span text:style-name="T1282"/></text:p>
      <text:p text:style-name="P41"><text:span text:style-name="T1283"><text:tab/><text:tab/></text:span><text:span text:style-name="T1284">if</text:span><text:span text:style-name="T1285"><text:s/>(</text:span><text:span text:style-name="T1286">kasa</text:span><text:span text:style-name="T1287">.getStanKasy()) {</text:span></text:p>
      <text:p text:style-name="P41"><text:span text:style-name="T1287"><text:tab/><text:tab/><text:tab/>ResultSet<text:s/></text:span><text:span text:style-name="T1288">rs</text:span><text:span text:style-name="T1289"><text:s/>=<text:s/></text:span><text:span text:style-name="T1290">st</text:span><text:span text:style-name="T1291">.executeQuery(</text:span><text:span text:style-name="T1292">"insert into dzien"</text:span><text:span text:style-name="T1293">);</text:span></text:p>
      <text:p text:style-name="P41"><text:span text:style-name="T1293"><text:tab/><text:tab/><text:tab/></text:span><text:span text:style-name="T1294">kasa</text:span><text:span text:style-name="T1295">.getPieniadze();</text:span></text:p>
      <text:p text:style-name="P41"><text:span text:style-name="T1295"><text:tab/><text:tab/><text:tab/></text:span><text:span text:style-name="T1296">kasa</text:span><text:span text:style-name="T1297">.setPieniadze(0.0f);</text:span></text:p>
      <text:p text:style-name="P41"><text:span text:style-name="T1297"><text:tab/><text:tab/>}</text:span></text:p>
      <text:p text:style-name="P41"><text:span text:style-name="T1298"/></text:p>
      <text:p text:style-name="P41"><text:span text:style-name="T1299"><text:tab/><text:tab/>ConnectToDB.</text:span><text:span text:style-name="T1300">rozlacz</text:span><text:span text:style-name="T1301">();</text:span></text:p>
      <text:p text:style-name="P41"><text:span text:style-name="T1301"><text:tab/>}</text:span></text:p>
      <text:p text:style-name="P42"><text:span text:style-name="T1302">Funkcja s</text:span><text:span text:style-name="T1303">łuży do podsumowania dnia.</text:span></text:p>
      <text:p text:style-name="P43"><text:span text:style-name="T1304"/></text:p>
      <text:p text:style-name="P43"><text:span text:style-name="T1305">public</text:span><text:span text:style-name="T1306"><text:s/>String wyswietlZamowienia() {</text:span></text:p>
      <text:p text:style-name="P43"><text:span text:style-name="T1306"><text:tab/><text:tab/>String<text:s/></text:span><text:span text:style-name="T1307">zamowienia</text:span><text:span text:style-name="T1308"><text:s/>=<text:s/></text:span><text:span text:style-name="T1309">""</text:span><text:span text:style-name="T1310">;</text:span></text:p>
      <text:p text:style-name="P43"><text:span text:style-name="T1310"><text:tab/><text:tab/>Zamowienie<text:s/></text:span><text:span text:style-name="T1311">zam</text:span><text:span text:style-name="T1312"><text:s/>=<text:s/></text:span><text:span text:style-name="T1313">new</text:span><text:span text:style-name="T1314"><text:s/>Zamowienie();</text:span></text:p>
      <text:p text:style-name="P43"><text:span text:style-name="T1314"><text:tab/><text:tab/>Produkty<text:s/></text:span><text:span text:style-name="T1315">pro</text:span><text:span text:style-name="T1316"><text:s/>=<text:s/></text:span><text:span text:style-name="T1317">new</text:span><text:span text:style-name="T1318"><text:s/>Produkty();</text:span></text:p>
      <text:p text:style-name="P43"><text:span text:style-name="T1318"><text:tab/><text:tab/></text:span><text:span text:style-name="T1319">try</text:span><text:span text:style-name="T1320"><text:s/>{</text:span></text:p>
      <text:p text:style-name="P43"><text:span text:style-name="T1320"><text:tab/><text:tab/><text:tab/>ConnectToDB.</text:span><text:span text:style-name="T1321">polacz</text:span><text:span text:style-name="T1322">();</text:span></text:p>
      <text:p text:style-name="P43"><text:span text:style-name="T1322"><text:tab/><text:tab/><text:tab/>Statement<text:s/></text:span><text:span text:style-name="T1323">st</text:span><text:span text:style-name="T1324"><text:s/>= ConnectToDB.</text:span><text:span text:style-name="T1325">con</text:span><text:span text:style-name="T1326">.createStatement();</text:span></text:p>
      <text:p text:style-name="P43"><text:span text:style-name="T1326"><text:tab/><text:tab/><text:tab/>setCurrentKlientId();</text:span></text:p>
      <text:p text:style-name="P43"><text:span text:style-name="T1326"><text:tab/><text:tab/><text:tab/>System.</text:span><text:span text:style-name="T1327">out</text:span><text:span text:style-name="T1328">.println(</text:span></text:p>
      <text:p text:style-name="P43"><text:span text:style-name="T1328"><text:tab/><text:tab/><text:tab/><text:tab/><text:tab/></text:span><text:span text:style-name="T1329">"Select z.id_zamowienia, z.stan, z.ilosc, z.produkty_id_produkty, p.nazwa from zamowienie z, produkty p where z.produkty_id_produkty = \"id_produkty\" and klient_id_klient = "</text:span></text:p>
      <text:p text:style-name="P43"><text:span text:style-name="T1330"><text:tab/><text:tab/><text:tab/><text:tab/><text:tab/><text:tab/><text:tab/>+ getId_klient());</text:span></text:p>
      <text:p text:style-name="P43"><text:span text:style-name="T1330"><text:tab/><text:tab/><text:tab/>ResultSet<text:s/></text:span><text:span text:style-name="T1331">rs</text:span><text:span text:style-name="T1332"><text:s/>=<text:s/></text:span><text:span text:style-name="T1333">st</text:span><text:span text:style-name="T1334">.executeQuery(</text:span></text:p>
      <text:p text:style-name="P43"><text:span text:style-name="T1334"><text:tab/><text:tab/><text:tab/><text:tab/><text:tab/></text:span><text:span text:style-name="T1335">"Select z.id_zamowienia, z.stan, z.ilosc, z.produkty_id_produkty, p.nazwa from zamowienie z, produkty p where z.produkty_id_produkty = \"id_produkty\" and klient_id_klient = "</text:span></text:p>
      <text:p text:style-name="P43"><text:span text:style-name="T1336"><text:tab/><text:tab/><text:tab/><text:tab/><text:tab/><text:tab/><text:tab/>+ getId_klient());</text:span></text:p>
      <text:p text:style-name="P43"><text:span text:style-name="T1336"><text:tab/><text:tab/><text:tab/></text:span><text:span text:style-name="T1337">while</text:span><text:span text:style-name="T1338"><text:s/>(</text:span><text:span text:style-name="T1339">rs</text:span><text:span text:style-name="T1340">.next()) {</text:span></text:p>
      <text:p text:style-name="P43"><text:span text:style-name="T1340"><text:tab/><text:tab/><text:tab/><text:tab/></text:span><text:span text:style-name="T1341">zam</text:span><text:span text:style-name="T1342">.setId(</text:span><text:span text:style-name="T1343">rs</text:span><text:span text:style-name="T1344">.getInt(1));</text:span></text:p>
      <text:p text:style-name="P43"><text:span text:style-name="T1344"><text:tab/><text:tab/><text:tab/><text:tab/></text:span><text:span text:style-name="T1345">zam</text:span><text:span text:style-name="T1346">.setStan(</text:span><text:span text:style-name="T1347">rs</text:span><text:span text:style-name="T1348">.getString(2));</text:span></text:p>
      <text:p text:style-name="P43"><text:span text:style-name="T1348"><text:tab/><text:tab/><text:tab/><text:tab/></text:span><text:span text:style-name="T1349">zam</text:span><text:span text:style-name="T1350">.setIlosc(</text:span><text:span text:style-name="T1351">rs</text:span><text:span text:style-name="T1352">.getInt(3));</text:span></text:p>
      <text:p text:style-name="P43"><text:span text:style-name="T1352"><text:tab/><text:tab/><text:tab/><text:tab/></text:span><text:span text:style-name="T1353">zam</text:span><text:span text:style-name="T1354">.setIdProdukt(</text:span><text:span text:style-name="T1355">rs</text:span><text:span text:style-name="T1356">.getInt(4));</text:span></text:p>
      <text:p text:style-name="P43"><text:span text:style-name="T1356"><text:tab/><text:tab/><text:tab/><text:tab/></text:span><text:span text:style-name="T1357">pro</text:span><text:span text:style-name="T1358">.setNazwa(</text:span><text:span text:style-name="T1359">rs</text:span><text:span text:style-name="T1360">.getString(5));</text:span></text:p>
      <text:p text:style-name="P43"><text:span text:style-name="T1360"><text:tab/><text:tab/><text:tab/><text:tab/></text:span><text:span text:style-name="T1361">if</text:span><text:span text:style-name="T1362"><text:s/>(</text:span><text:span text:style-name="T1363">zam</text:span><text:span text:style-name="T1364">.getStan().equals(</text:span><text:span text:style-name="T1365">"true"</text:span><text:span text:style-name="T1366">)) {</text:span></text:p>
      <text:p text:style-name="P43"><text:span text:style-name="T1366"><text:tab/><text:tab/><text:tab/><text:tab/><text:tab/></text:span><text:span text:style-name="T1367">zamowienia</text:span><text:span text:style-name="T1368"><text:s/>+=<text:s/></text:span><text:span text:style-name="T1369">"Zamowiles lek - "</text:span><text:span text:style-name="T1370"><text:s/>+<text:s/></text:span><text:span text:style-name="T1371">pro</text:span><text:span text:style-name="T1372">.getNazwa() +<text:s/></text:span><text:span text:style-name="T1373">" w ilosci: "</text:span><text:span text:style-name="T1374"><text:s/>+<text:s/></text:span><text:span text:style-name="T1375">zam</text:span><text:span text:style-name="T1376">.getIlosc()</text:span></text:p>
      <text:p text:style-name="P43"><text:span text:style-name="T1376"><text:tab/><text:tab/><text:tab/><text:tab/><text:tab/><text:tab/><text:tab/>+<text:s/></text:span><text:span text:style-name="T1377">". Zamowienie zostalo zrealizowane\n"</text:span><text:span text:style-name="T1378">;</text:span></text:p>
      <text:p text:style-name="P43"><text:span text:style-name="T1378"><text:tab/><text:tab/><text:tab/><text:tab/>}<text:s/></text:span><text:span text:style-name="T1379">else</text:span><text:span text:style-name="T1380"><text:s/>{</text:span></text:p>
      <text:p text:style-name="P43"><text:span text:style-name="T1380"><text:tab/><text:tab/><text:tab/><text:tab/><text:tab/></text:span><text:span text:style-name="T1381">zamowienia</text:span><text:span text:style-name="T1382"><text:s/>+=<text:s/></text:span><text:span text:style-name="T1383">"Zamowiles lek - "</text:span><text:span text:style-name="T1384"><text:s/>+<text:s/></text:span><text:span text:style-name="T1385">pro</text:span><text:span text:style-name="T1386">.getNazwa() +<text:s/></text:span><text:span text:style-name="T1387">" w ilosci: "</text:span><text:span text:style-name="T1388"><text:s/>+<text:s/></text:span><text:span text:style-name="T1389">zam</text:span><text:span text:style-name="T1390">.getIlosc()</text:span></text:p>
      <text:p text:style-name="P43"><text:span text:style-name="T1390"><text:tab/><text:tab/><text:tab/><text:tab/><text:tab/><text:tab/><text:tab/>+<text:s/></text:span><text:span text:style-name="T1391">". Zamowienie nie zostalo jeszcze zrealizowane, ID twojego zamowienia to: "</text:span><text:span text:style-name="T1392"><text:s/>+<text:s/></text:span><text:span text:style-name="T1393">zam</text:span><text:span text:style-name="T1394">.getIdZamowienia() +<text:s/></text:span><text:span text:style-name="T1395">"\n"</text:span><text:span text:style-name="T1396">;</text:span></text:p>
      <text:p text:style-name="P43"><text:span text:style-name="T1396"><text:tab/><text:tab/><text:tab/><text:tab/>}</text:span></text:p>
      <text:p text:style-name="P43"><text:span text:style-name="T1396"><text:tab/><text:tab/><text:tab/>}</text:span></text:p>
      <text:p text:style-name="P43"><text:span text:style-name="T1396"><text:tab/><text:tab/><text:tab/>ConnectToDB.</text:span><text:span text:style-name="T1397">rozlacz</text:span><text:span text:style-name="T1398">();</text:span></text:p>
      <text:p text:style-name="P43"><text:span text:style-name="T1398"><text:tab/><text:tab/>}<text:s/></text:span><text:span text:style-name="T1399">catch</text:span><text:span text:style-name="T1400"><text:s/>(</text:span></text:p>
      <text:p text:style-name="P43"><text:span text:style-name="T1400"><text:tab/><text:tab/>Exception<text:s/></text:span><text:span text:style-name="T1401">e1</text:span><text:span text:style-name="T1402">) {</text:span></text:p>
      <text:p text:style-name="P43"><text:span text:style-name="T1402"><text:tab/><text:tab/><text:tab/>System.</text:span><text:span text:style-name="T1403">out</text:span><text:span text:style-name="T1404">.println(</text:span><text:span text:style-name="T1405">"Exception w sprawdzaniu zamowien."</text:span><text:span text:style-name="T1406">);</text:span></text:p>
      <text:p text:style-name="P43"><text:span text:style-name="T1406"><text:tab/><text:tab/><text:tab/></text:span><text:span text:style-name="T1407">e1</text:span><text:span text:style-name="T1408">.printStackTrace();</text:span></text:p>
      <text:p text:style-name="P43"><text:span text:style-name="T1408"><text:tab/><text:tab/>}</text:span></text:p>
      <text:p text:style-name="P43"><text:span text:style-name="T1408"><text:tab/><text:tab/></text:span><text:span text:style-name="T1409">return</text:span><text:span text:style-name="T1410"><text:s/></text:span><text:span text:style-name="T1411">zamowienia</text:span><text:span text:style-name="T1412">;</text:span></text:p>
      <text:p text:style-name="P43"><text:span text:style-name="T1412"><text:tab/>}</text:span></text:p>
      <text:p text:style-name="P44"><text:span text:style-name="T1413">Funkcja s</text:span><text:span text:style-name="T1414">łuży do wyświetlenia zam</text:span><text:span text:style-name="T1415">ówienia.</text:span></text:p>
      <text:p text:style-name="P45"><text:span text:style-name="T1416"/></text:p>
      <text:p text:style-name="P45"><text:span text:style-name="T1416"/></text:p>
      <text:p text:style-name="P45"><text:span text:style-name="T1417">public</text:span><text:span text:style-name="T1418"><text:s/></text:span><text:span text:style-name="T1419">void</text:span><text:span text:style-name="T1420"><text:s/>sprawdzIlosc()<text:s/></text:span><text:span text:style-name="T1421">throws</text:span><text:span text:style-name="T1422"><text:s/>Exception {</text:span></text:p>
      <text:p text:style-name="P45"><text:span text:style-name="T1422"><text:tab/><text:tab/>Statement<text:s/></text:span><text:span text:style-name="T1423">st</text:span><text:span text:style-name="T1424"><text:s/>= ConnectToDB.</text:span><text:span text:style-name="T1425">con</text:span><text:span text:style-name="T1426">.createStatement();</text:span></text:p>
      <text:p text:style-name="P45"><text:span text:style-name="T1426"><text:tab/><text:tab/>ResultSet<text:s/></text:span><text:span text:style-name="T1427">rs2</text:span><text:span text:style-name="T1428"><text:s/>=<text:s/></text:span><text:span text:style-name="T1429">st</text:span><text:span text:style-name="T1430">.executeQuery(</text:span><text:span text:style-name="T1431">"select ilosc_wolnych_miejsc from magazyn where \"id_magazyn\" = 0"</text:span><text:span text:style-name="T1432">);</text:span></text:p>
      <text:p text:style-name="P45"><text:span text:style-name="T1432"><text:tab/><text:tab/></text:span><text:span text:style-name="T1433">while</text:span><text:span text:style-name="T1434"><text:s/>(</text:span><text:span text:style-name="T1435">rs2</text:span><text:span text:style-name="T1436">.next()) {</text:span></text:p>
      <text:p text:style-name="P45"><text:span text:style-name="T1436"><text:tab/><text:tab/><text:tab/></text:span><text:span text:style-name="T1437">this</text:span><text:span text:style-name="T1438">.</text:span><text:span text:style-name="T1439">wolneMiejsca</text:span><text:span text:style-name="T1440"><text:s/>=<text:s/></text:span><text:span text:style-name="T1441">rs2</text:span><text:span text:style-name="T1442">.getInt(1);</text:span></text:p>
      <text:p text:style-name="P45"><text:span text:style-name="T1442"><text:tab/><text:tab/><text:tab/>System.</text:span><text:span text:style-name="T1443">out</text:span><text:span text:style-name="T1444">.println(</text:span><text:span text:style-name="T1445">wolneMiejsca</text:span><text:span text:style-name="T1446">);</text:span></text:p>
      <text:p text:style-name="P45"><text:span text:style-name="T1446"><text:tab/><text:tab/>}</text:span></text:p>
      <text:p text:style-name="P45"><text:span text:style-name="T1446"><text:tab/>}</text:span></text:p>
      <text:p text:style-name="P46"><text:span text:style-name="T1447">Funkcja sprawdza ilo</text:span><text:span text:style-name="T1448">ść wolnych miejsc w magazynie.</text:span></text:p>
      <text:p text:style-name="P47"><text:span text:style-name="T1449"/></text:p>
      <text:p text:style-name="P47"><text:span text:style-name="T1449"/></text:p>
      <text:p text:style-name="P47"><text:span text:style-name="T1450">public</text:span><text:span text:style-name="T1451"><text:s/></text:span><text:span text:style-name="T1452">void</text:span><text:span text:style-name="T1453"><text:s/>setCurrentId()<text:s/></text:span><text:span text:style-name="T1454">throws</text:span><text:span text:style-name="T1455"><text:s/>Exception {</text:span></text:p>
      <text:p text:style-name="P47"><text:span text:style-name="T1455"><text:tab/><text:tab/>Statement<text:s/></text:span><text:span text:style-name="T1456">st</text:span><text:span text:style-name="T1457"><text:s/>= ConnectToDB.</text:span><text:span text:style-name="T1458">con</text:span><text:span text:style-name="T1459">.createStatement();</text:span></text:p>
      <text:p text:style-name="P47"><text:span text:style-name="T1459"><text:tab/><text:tab/>ResultSet<text:s/></text:span><text:span text:style-name="T1460">rs2</text:span><text:span text:style-name="T1461"><text:s/>=<text:s/></text:span><text:span text:style-name="T1462">st</text:span><text:span text:style-name="T1463">.executeQuery(</text:span><text:span text:style-name="T1464">"select * from produkty"</text:span><text:span text:style-name="T1465">);</text:span></text:p>
      <text:p text:style-name="P47"><text:span text:style-name="T1465"><text:tab/><text:tab/></text:span><text:span text:style-name="T1466">while</text:span><text:span text:style-name="T1467"><text:s/>(</text:span><text:span text:style-name="T1468">rs2</text:span><text:span text:style-name="T1469">.next()) {</text:span></text:p>
      <text:p text:style-name="P47"><text:span text:style-name="T1469"><text:tab/><text:tab/><text:tab/></text:span><text:span text:style-name="T1470">this</text:span><text:span text:style-name="T1471">.</text:span><text:span text:style-name="T1472">id</text:span><text:span text:style-name="T1473">++;</text:span></text:p>
      <text:p text:style-name="P47"><text:span text:style-name="T1473"><text:tab/><text:tab/>}</text:span></text:p>
      <text:p text:style-name="P47"><text:span text:style-name="T1473"><text:tab/>}</text:span></text:p>
      <text:p text:style-name="P48"><text:span text:style-name="T1474">Ustawia kolejne id produktu.</text:span></text:p>
      <text:p text:style-name="P49"><text:span text:style-name="T1475"/></text:p>
      <text:p text:style-name="P49"><text:span text:style-name="T1476">public</text:span><text:span text:style-name="T1477"><text:s/></text:span><text:span text:style-name="T1478">void</text:span><text:span text:style-name="T1479"><text:s/>dodajUzytkownikaDB()<text:s/></text:span><text:span text:style-name="T1480">throws</text:span><text:span text:style-name="T1481"><text:s/>Exception {</text:span></text:p>
      <text:p text:style-name="P49"><text:span text:style-name="T1481"><text:tab/><text:tab/>ConnectToDB.</text:span><text:span text:style-name="T1482">polacz</text:span><text:span text:style-name="T1483">();</text:span></text:p>
      <text:p text:style-name="P49"><text:span text:style-name="T1483"><text:tab/><text:tab/>String<text:s/></text:span><text:span text:style-name="T1484">hasloDB</text:span><text:span text:style-name="T1485"><text:s/>=<text:s/></text:span><text:span text:style-name="T1486">new</text:span><text:span text:style-name="T1487"><text:s/>String(</text:span><text:span text:style-name="T1488">this</text:span><text:span text:style-name="T1489">.</text:span><text:span text:style-name="T1490">haslo</text:span><text:span text:style-name="T1491">);</text:span></text:p>
      <text:p text:style-name="P49"><text:span text:style-name="T1491"><text:tab/><text:tab/></text:span><text:span text:style-name="T1492">st</text:span><text:span text:style-name="T1493"><text:s/>= ConnectToDB.</text:span><text:span text:style-name="T1494">con</text:span><text:span text:style-name="T1495">.createStatement();</text:span></text:p>
      <text:p text:style-name="P49"><text:span text:style-name="T1495"><text:tab/><text:tab/></text:span><text:span text:style-name="T1496">rs</text:span><text:span text:style-name="T1497"><text:s/>=<text:s/></text:span><text:span text:style-name="T1498">st</text:span><text:span text:style-name="T1499">.executeQuery(</text:span><text:span text:style-name="T1500">"Insert into uzytkownik(id_uzytkownik,nazwau,haslo,imie,wiek,nazwisko,typ) values("</text:span><text:span text:style-name="T1501"><text:s/>+<text:s/></text:span><text:span text:style-name="T1502">this</text:span><text:span text:style-name="T1503">.</text:span><text:span text:style-name="T1504">id</text:span></text:p>
      <text:p text:style-name="P49"><text:span text:style-name="T1505"><text:tab/><text:tab/><text:tab/><text:tab/>+<text:s/></text:span><text:span text:style-name="T1506">","</text:span><text:span text:style-name="T1507"><text:s/>+<text:s/></text:span><text:span text:style-name="T1508">this</text:span><text:span text:style-name="T1509">.</text:span><text:span text:style-name="T1510">nazwaU</text:span><text:span text:style-name="T1511"><text:s/>+<text:s/></text:span><text:span text:style-name="T1512">","</text:span><text:span text:style-name="T1513"><text:s/>+<text:s/></text:span><text:span text:style-name="T1514">hasloDB</text:span><text:span text:style-name="T1515"><text:s/>+<text:s/></text:span><text:span text:style-name="T1516">","</text:span><text:span text:style-name="T1517">+<text:s/></text:span><text:span text:style-name="T1518">this</text:span><text:span text:style-name="T1519">.</text:span><text:span text:style-name="T1520">imie</text:span><text:span text:style-name="T1521"><text:s/>+<text:s/></text:span><text:span text:style-name="T1522">","</text:span><text:span text:style-name="T1523"><text:s text:c="2"/>+<text:s/></text:span><text:span text:style-name="T1524">this</text:span><text:span text:style-name="T1525">.</text:span><text:span text:style-name="T1526">wiek</text:span><text:span text:style-name="T1527"><text:s/>+<text:s/></text:span><text:span text:style-name="T1528">","</text:span><text:span text:style-name="T1529"><text:s/>+<text:s/></text:span><text:span text:style-name="T1530">this</text:span><text:span text:style-name="T1531">.</text:span><text:span text:style-name="T1532">nazwisko</text:span><text:span text:style-name="T1533"><text:s/>+<text:s/></text:span><text:span text:style-name="T1534">",NULL)"</text:span><text:span text:style-name="T1535">);</text:span></text:p>
      <text:p text:style-name="P49"><text:span text:style-name="T1535"><text:tab/><text:tab/>ConnectToDB.</text:span><text:span text:style-name="T1536">rozlacz</text:span><text:span text:style-name="T1537">();</text:span></text:p>
      <text:p text:style-name="P49"><text:span text:style-name="T1537"><text:tab/>}</text:span></text:p>
      <text:p text:style-name="P50"><text:span text:style-name="T1538">Funkcja ta dodaje u</text:span><text:span text:style-name="T1539">żytkownika do bazy danych.</text:span></text:p>
      <text:p text:style-name="P51"><text:span text:style-name="T1540"/></text:p>
      <text:p text:style-name="P51"><text:span text:style-name="T1540"/></text:p>
      <text:p text:style-name="P51"><text:span text:style-name="T1541">public</text:span><text:span text:style-name="T1542"><text:s/></text:span><text:span text:style-name="T1543">void</text:span><text:span text:style-name="T1544"><text:s/>setIdFromDB()<text:s/></text:span><text:span text:style-name="T1545">throws</text:span><text:span text:style-name="T1546"><text:s/>Exception {</text:span></text:p>
      <text:p text:style-name="P51"><text:span text:style-name="T1546"><text:tab/><text:tab/></text:span><text:span text:style-name="T1547">st</text:span><text:span text:style-name="T1548"><text:s/>= ConnectToDB.</text:span><text:span text:style-name="T1549">con</text:span><text:span text:style-name="T1550">.createStatement();</text:span></text:p>
      <text:p text:style-name="P51"><text:span text:style-name="T1550"><text:tab/><text:tab/>ResultSet<text:s/></text:span><text:span text:style-name="T1551">rs2</text:span><text:span text:style-name="T1552"><text:s/>=<text:s/></text:span><text:span text:style-name="T1553">st</text:span><text:span text:style-name="T1554">.executeQuery(</text:span><text:span text:style-name="T1555">"Select id_uzytkownik from uzytkownik"</text:span><text:span text:style-name="T1556">);</text:span></text:p>
      <text:p text:style-name="P51"><text:span text:style-name="T1556"><text:tab/><text:tab/></text:span><text:span text:style-name="T1557">while</text:span><text:span text:style-name="T1558"><text:s/>(</text:span><text:span text:style-name="T1559">rs2</text:span><text:span text:style-name="T1560">.next()) {</text:span></text:p>
      <text:p text:style-name="P51"><text:span text:style-name="T1560"><text:tab/><text:tab/><text:tab/></text:span><text:span text:style-name="T1561">this</text:span><text:span text:style-name="T1562">.</text:span><text:span text:style-name="T1563">id</text:span><text:span text:style-name="T1564">++;</text:span></text:p>
      <text:p text:style-name="P51"><text:span text:style-name="T1564"><text:tab/><text:tab/>}</text:span></text:p>
      <text:p text:style-name="P51"><text:span text:style-name="T1564"><text:tab/>}</text:span></text:p>
      <text:p text:style-name="P52"><text:span text:style-name="T1565">Ustawia kolejne id dla uzytkownika.</text:span></text:p>
      <text:p text:style-name="P53"><text:span text:style-name="T1566"/></text:p>
      <text:p text:style-name="P53"><text:span text:style-name="T1567">public</text:span><text:span text:style-name="T1568"><text:s/></text:span><text:span text:style-name="T1569">void</text:span><text:span text:style-name="T1570"><text:s/>setCurrentId()<text:s/></text:span><text:span text:style-name="T1571">throws</text:span><text:span text:style-name="T1572"><text:s/>Exception {</text:span></text:p>
      <text:p text:style-name="P53"><text:span text:style-name="T1572"><text:tab/><text:tab/></text:span></text:p>
      <text:p text:style-name="P53"><text:span text:style-name="T1572"><text:tab/><text:tab/>Statement<text:s/></text:span><text:span text:style-name="T1573">st</text:span><text:span text:style-name="T1574"><text:s/>= ConnectToDB.</text:span><text:span text:style-name="T1575">con</text:span><text:span text:style-name="T1576">.createStatement();</text:span></text:p>
      <text:p text:style-name="P53"><text:span text:style-name="T1576"><text:tab/><text:tab/>ResultSet<text:s/></text:span><text:span text:style-name="T1577">rs2</text:span><text:span text:style-name="T1578"><text:s/>=<text:s/></text:span><text:span text:style-name="T1579">st</text:span><text:span text:style-name="T1580">.executeQuery(</text:span><text:span text:style-name="T1581">"select * from zamowienie"</text:span><text:span text:style-name="T1582">);</text:span></text:p>
      <text:p text:style-name="P53"><text:span text:style-name="T1582"><text:tab/><text:tab/></text:span><text:span text:style-name="T1583">while</text:span><text:span text:style-name="T1584"><text:s/>(</text:span><text:span text:style-name="T1585">rs2</text:span><text:span text:style-name="T1586">.next()) {</text:span></text:p>
      <text:p text:style-name="P53"><text:span text:style-name="T1586"><text:tab/><text:tab/><text:tab/></text:span><text:span text:style-name="T1587">this</text:span><text:span text:style-name="T1588">.</text:span><text:span text:style-name="T1589">idZamowienia</text:span><text:span text:style-name="T1590">++;</text:span></text:p>
      <text:p text:style-name="P53"><text:span text:style-name="T1590"><text:tab/><text:tab/>}</text:span></text:p>
      <text:p text:style-name="P53"><text:span text:style-name="T1590"><text:tab/>}</text:span></text:p>
      <text:p text:style-name="P54"><text:span text:style-name="T1591">Usatwia nastepne id dla zamowienia.</text:span></text:p>
      <text:p text:style-name="P55"><text:span text:style-name="T1592"/></text:p>
      <text:p text:style-name="P55"><text:span text:style-name="T1593">public</text:span><text:span text:style-name="T1594"><text:s/></text:span><text:span text:style-name="T1595">void</text:span><text:span text:style-name="T1596"><text:s/>actionPerformed(ActionEvent<text:s/></text:span><text:span text:style-name="T1597">e</text:span><text:span text:style-name="T1598">) {</text:span></text:p>
      <text:p text:style-name="P55"><text:span text:style-name="T1598"><text:tab/><text:tab/><text:tab/></text:span><text:span text:style-name="T1599">try</text:span><text:span text:style-name="T1600"><text:s/>{</text:span></text:p>
      <text:p text:style-name="P55"><text:span text:style-name="T1600"><text:tab/><text:tab/><text:tab/><text:tab/></text:span><text:span text:style-name="T1601">textArea</text:span><text:span text:style-name="T1602">.setText(</text:span><text:span text:style-name="T1603">far</text:span><text:span text:style-name="T1604">.oczekujaceZamowienia());</text:span></text:p>
      <text:p text:style-name="P55"><text:span text:style-name="T1604"><text:tab/><text:tab/><text:tab/>}<text:s/></text:span><text:span text:style-name="T1605">catch</text:span><text:span text:style-name="T1606"><text:s/>(Exception<text:s/></text:span><text:span text:style-name="T1607">e1</text:span><text:span text:style-name="T1608">) {</text:span></text:p>
      <text:p text:style-name="P55"><text:span text:style-name="T1608"><text:tab/><text:tab/><text:tab/><text:tab/>System.</text:span><text:span text:style-name="T1609">out</text:span><text:span text:style-name="T1610">.println(</text:span><text:span text:style-name="T1611">"Exception w wypisywaniu zamowien"</text:span><text:span text:style-name="T1612">);</text:span></text:p>
      <text:p text:style-name="P55"><text:span text:style-name="T1612"><text:tab/><text:tab/><text:tab/><text:tab/></text:span><text:span text:style-name="T1613">e1</text:span><text:span text:style-name="T1614">.printStackTrace();</text:span></text:p>
      <text:p text:style-name="P55"><text:span text:style-name="T1614"><text:tab/><text:tab/><text:tab/>}</text:span></text:p>
      <text:p text:style-name="P55"><text:span text:style-name="T1614"><text:tab/><text:tab/>}</text:span></text:p>
      <text:p text:style-name="P56"><text:span text:style-name="T1615">Wypisuje wszystkie oczekujace zamowienia.</text:span></text:p>
      <text:p text:style-name="P57"><text:span text:style-name="T1616"/></text:p>
      <text:p text:style-name="P57"><text:span text:style-name="T1616"/></text:p>
      <text:p text:style-name="P57"><text:span text:style-name="T1617">public</text:span><text:span text:style-name="T1618"><text:s/></text:span><text:span text:style-name="T1619">void</text:span><text:span text:style-name="T1620"><text:s/>actionPerformed(ActionEvent<text:s/></text:span><text:span text:style-name="T1621">e</text:span><text:span text:style-name="T1622">) {</text:span></text:p>
      <text:p text:style-name="P57"><text:span text:style-name="T1622"><text:tab/><text:tab/><text:tab/></text:span><text:span text:style-name="T1623">try</text:span><text:span text:style-name="T1624"><text:s/>{</text:span></text:p>
      <text:p text:style-name="P57"><text:span text:style-name="T1624"><text:tab/><text:tab/><text:tab/><text:tab/></text:span><text:span text:style-name="T1625">textArea</text:span><text:span text:style-name="T1626">.setText(</text:span><text:span text:style-name="T1627">far</text:span><text:span text:style-name="T1628">.kasaOZ());</text:span></text:p>
      <text:p text:style-name="P57"><text:span text:style-name="T1628"><text:tab/><text:tab/><text:tab/>}<text:s/></text:span><text:span text:style-name="T1629">catch</text:span><text:span text:style-name="T1630"><text:s/>(Exception<text:s/></text:span><text:span text:style-name="T1631">e1</text:span><text:span text:style-name="T1632">) {</text:span></text:p>
      <text:p text:style-name="P57"><text:span text:style-name="T1632"><text:tab/><text:tab/><text:tab/><text:tab/>System.</text:span><text:span text:style-name="T1633">out</text:span><text:span text:style-name="T1634">.println(</text:span><text:span text:style-name="T1635">"Exception w otwarciu / zamknieciu kasy"</text:span><text:span text:style-name="T1636">);</text:span></text:p>
      <text:p text:style-name="P57"><text:span text:style-name="T1636"><text:tab/><text:tab/><text:tab/><text:tab/></text:span><text:span text:style-name="T1637">e1</text:span><text:span text:style-name="T1638">.printStackTrace();</text:span></text:p>
      <text:p text:style-name="P57"><text:span text:style-name="T1638"><text:tab/><text:tab/><text:tab/>}</text:span></text:p>
      <text:p text:style-name="P57"><text:span text:style-name="T1638"><text:tab/><text:tab/>}</text:span></text:p>
      <text:p text:style-name="P57"><text:span text:style-name="T1639"/></text:p>
      <text:p text:style-name="P58"><text:span text:style-name="T1640">Zamykanie / Otwieranie kasy.</text:span></text:p>
      <text:p text:style-name="P59"><text:span text:style-name="T1641"/></text:p>
      <text:p text:style-name="P59"><text:span text:style-name="T1642">public</text:span><text:span text:style-name="T1643"><text:s/></text:span><text:span text:style-name="T1644">void</text:span><text:span text:style-name="T1645"><text:s/>actionPerformed(ActionEvent<text:s/></text:span><text:span text:style-name="T1646">e</text:span><text:span text:style-name="T1647">) {</text:span></text:p>
      <text:p text:style-name="P59"><text:span text:style-name="T1647"><text:tab/><text:tab/><text:tab/>String[]<text:s/></text:span><text:span text:style-name="T1648">lines</text:span><text:span text:style-name="T1649"><text:s/>=<text:s/></text:span><text:span text:style-name="T1650">txtrImie</text:span><text:span text:style-name="T1651">.getText().split(</text:span><text:span text:style-name="T1652">"\n"</text:span><text:span text:style-name="T1653">);</text:span></text:p>
      <text:p text:style-name="P59"><text:span text:style-name="T1653"><text:tab/><text:tab/><text:tab/></text:span><text:span text:style-name="T1654">farm</text:span><text:span text:style-name="T1655">.setImie(</text:span><text:span text:style-name="T1656">lines</text:span><text:span text:style-name="T1657">[0]);</text:span></text:p>
      <text:p text:style-name="P59"><text:span text:style-name="T1657"><text:tab/><text:tab/><text:tab/></text:span><text:span text:style-name="T1658">farm</text:span><text:span text:style-name="T1659">.setNazwisko(</text:span><text:span text:style-name="T1660">lines</text:span><text:span text:style-name="T1661">[1]);</text:span></text:p>
      <text:p text:style-name="P59"><text:span text:style-name="T1661"><text:tab/><text:tab/><text:tab/></text:span><text:span text:style-name="T1662">farm</text:span><text:span text:style-name="T1663">.setNazwaU(</text:span><text:span text:style-name="T1664">textField</text:span><text:span text:style-name="T1665">.getText());</text:span></text:p>
      <text:p text:style-name="P59"><text:span text:style-name="T1665"><text:tab/><text:tab/><text:tab/></text:span><text:span text:style-name="T1666">farm</text:span><text:span text:style-name="T1667">.setHaslo(</text:span><text:span text:style-name="T1668">passwordField</text:span><text:span text:style-name="T1669">.getPassword());</text:span></text:p>
      <text:p text:style-name="P59"><text:span text:style-name="T1669"><text:tab/><text:tab/><text:tab/></text:span><text:span text:style-name="T1670">farm</text:span><text:span text:style-name="T1671">.setWiek(Integer.</text:span><text:span text:style-name="T1672">parseInt</text:span><text:span text:style-name="T1673">(</text:span><text:span text:style-name="T1674">lines</text:span><text:span text:style-name="T1675">[3]));</text:span></text:p>
      <text:p text:style-name="P59"><text:span text:style-name="T1675"><text:tab/><text:tab/><text:tab/></text:span><text:span text:style-name="T1676">try</text:span><text:span text:style-name="T1677"><text:s/>{</text:span></text:p>
      <text:p text:style-name="P59"><text:span text:style-name="T1677"><text:tab/><text:tab/><text:tab/><text:tab/></text:span><text:span text:style-name="T1678">farm</text:span><text:span text:style-name="T1679">.setWynagrodzenie(Integer.</text:span><text:span text:style-name="T1680">parseInt</text:span><text:span text:style-name="T1681">(</text:span><text:span text:style-name="T1682">lines</text:span><text:span text:style-name="T1683">[4]));</text:span></text:p>
      <text:p text:style-name="P59"><text:span text:style-name="T1683"><text:tab/><text:tab/><text:s text:c="3"/>}</text:span><text:span text:style-name="T1684">catch</text:span><text:span text:style-name="T1685"><text:s/>(NumberFormatException<text:s/></text:span><text:span text:style-name="T1686">e1</text:span><text:span text:style-name="T1687">){</text:span></text:p>
      <text:p text:style-name="P59"><text:span text:style-name="T1687"><text:tab/><text:tab/><text:s text:c="7"/>System.</text:span><text:span text:style-name="T1688">out</text:span><text:span text:style-name="T1689">.println(</text:span><text:span text:style-name="T1690">"Not a number"</text:span><text:span text:style-name="T1691">); </text:span></text:p>
      <text:p text:style-name="P59"><text:span text:style-name="T1691"><text:tab/><text:tab/><text:s text:c="3"/>} </text:span></text:p>
      <text:p text:style-name="P59"><text:span text:style-name="T1691"><text:tab/><text:tab/><text:tab/></text:span><text:span text:style-name="T1692">farm</text:span><text:span text:style-name="T1693">.setKontoBankowe(</text:span><text:span text:style-name="T1694">lines</text:span><text:span text:style-name="T1695">[5]);</text:span></text:p>
      <text:p text:style-name="P59"><text:span text:style-name="T1695"><text:tab/><text:tab/><text:tab/></text:span><text:span text:style-name="T1696">farm</text:span><text:span text:style-name="T1697">.setTyp(Typ.</text:span><text:span text:style-name="T1698">FARMACEUTA</text:span><text:span text:style-name="T1699">);</text:span></text:p>
      <text:p text:style-name="P59"><text:span text:style-name="T1699"><text:tab/><text:tab/><text:tab/></text:span><text:span text:style-name="T1700">farm</text:span><text:span text:style-name="T1701">.setId_farmaceuta(0);</text:span></text:p>
      <text:p text:style-name="P59"><text:span text:style-name="T1701"><text:tab/><text:tab/><text:tab/></text:span><text:span text:style-name="T1702">farm</text:span><text:span text:style-name="T1703">.setId(0);</text:span></text:p>
      <text:p text:style-name="P59"><text:span text:style-name="T1703"><text:tab/><text:tab/><text:tab/></text:span><text:span text:style-name="T1704">try</text:span><text:span text:style-name="T1705"><text:s/>{</text:span></text:p>
      <text:p text:style-name="P59"><text:span text:style-name="T1705"><text:tab/><text:tab/><text:tab/><text:tab/></text:span><text:span text:style-name="T1706">farm</text:span><text:span text:style-name="T1707">.dodajUzytkownikaDB();</text:span></text:p>
      <text:p text:style-name="P59"><text:span text:style-name="T1707"><text:tab/><text:tab/><text:tab/>}<text:s/></text:span><text:span text:style-name="T1708">catch</text:span><text:span text:style-name="T1709"><text:s/>(Exception<text:s/></text:span><text:span text:style-name="T1710">e1</text:span><text:span text:style-name="T1711">) {</text:span></text:p>
      <text:p text:style-name="P59"><text:span text:style-name="T1711"><text:tab/><text:tab/><text:tab/><text:tab/>System.</text:span><text:span text:style-name="T1712">out</text:span><text:span text:style-name="T1713">.println(</text:span><text:span text:style-name="T1714">"Exception w dodawaniu farmaceuty do bazy danych"</text:span><text:span text:style-name="T1715">);</text:span></text:p>
      <text:p text:style-name="P59"><text:span text:style-name="T1715"><text:tab/><text:tab/><text:tab/><text:tab/></text:span><text:span text:style-name="T1716">e1</text:span><text:span text:style-name="T1717">.printStackTrace();</text:span></text:p>
      <text:p text:style-name="P59"><text:span text:style-name="T1717"><text:tab/><text:tab/><text:tab/>}</text:span></text:p>
      <text:p text:style-name="P59"><text:span text:style-name="T1717"><text:tab/><text:tab/>}</text:span></text:p>
      <text:p text:style-name="P60"><text:span text:style-name="T1718">Dodawanie farmaceuty do bazy danych.</text:span></text:p>
      <text:p text:style-name="P61"><text:span text:style-name="T1719"/></text:p>
      <text:p text:style-name="P61"><text:span text:style-name="T1720">public</text:span><text:span text:style-name="T1721"><text:s/></text:span><text:span text:style-name="T1722">void</text:span><text:span text:style-name="T1723"><text:s/>actionPerformed(ActionEvent<text:s/></text:span><text:span text:style-name="T1724">e</text:span><text:span text:style-name="T1725">) {</text:span></text:p>
      <text:p text:style-name="P61"><text:span text:style-name="T1725"><text:tab/><text:tab/><text:tab/>String[]<text:s/></text:span><text:span text:style-name="T1726">lines</text:span><text:span text:style-name="T1727"><text:s/>=<text:s/></text:span><text:span text:style-name="T1728">txtrImie</text:span><text:span text:style-name="T1729">.getText().split(</text:span><text:span text:style-name="T1730">" "</text:span><text:span text:style-name="T1731">);</text:span></text:p>
      <text:p text:style-name="P61"><text:span text:style-name="T1731"><text:tab/><text:tab/><text:tab/></text:span><text:span text:style-name="T1732">try</text:span><text:span text:style-name="T1733"><text:s/>{</text:span></text:p>
      <text:p text:style-name="P61"><text:span text:style-name="T1733"><text:tab/><text:tab/><text:tab/><text:tab/></text:span></text:p>
      <text:p text:style-name="P61"><text:span text:style-name="T1733"><text:tab/><text:tab/><text:tab/><text:tab/></text:span><text:span text:style-name="T1734">txtrImie</text:span><text:span text:style-name="T1735">.setText(</text:span><text:span text:style-name="T1736">kierownik</text:span><text:span text:style-name="T1737">.zlozZamowienie(</text:span><text:span text:style-name="T1738">lines</text:span><text:span text:style-name="T1739">));</text:span></text:p>
      <text:p text:style-name="P61"><text:span text:style-name="T1739"><text:tab/><text:tab/><text:tab/>}<text:s/></text:span><text:span text:style-name="T1740">catch</text:span><text:span text:style-name="T1741"><text:s/>(Exception<text:s/></text:span><text:span text:style-name="T1742">e1</text:span><text:span text:style-name="T1743">) {</text:span></text:p>
      <text:p text:style-name="P61"><text:span text:style-name="T1743"><text:tab/><text:tab/><text:tab/><text:tab/>System.</text:span><text:span text:style-name="T1744">out</text:span><text:span text:style-name="T1745">.println(</text:span><text:span text:style-name="T1746">"Exception w skladaniu zamowienia przez kierownika"</text:span><text:span text:style-name="T1747">);</text:span></text:p>
      <text:p text:style-name="P61"><text:span text:style-name="T1747"><text:tab/><text:tab/><text:tab/><text:tab/></text:span><text:span text:style-name="T1748">e1</text:span><text:span text:style-name="T1749">.printStackTrace();</text:span></text:p>
      <text:p text:style-name="P61"><text:span text:style-name="T1749"><text:tab/><text:tab/><text:tab/>}</text:span></text:p>
      <text:p text:style-name="P61"><text:span text:style-name="T1749"><text:tab/><text:tab/>}</text:span></text:p>
      <text:p text:style-name="P62"><text:span text:style-name="T1750">Skladanie zamowienia przez kierownika.</text:span></text:p>
      <text:p text:style-name="P63"><text:span text:style-name="T1751"/></text:p>
      <text:p text:style-name="P64"><text:span text:style-name="T1751"/></text:p>
      <text:p text:style-name="P65"><text:span text:style-name="T1751"/></text:p>
      <text:p text:style-name="P65"><text:span text:style-name="T1752">public</text:span><text:span text:style-name="T1753"><text:s/></text:span><text:span text:style-name="T1754">void</text:span><text:span text:style-name="T1755"><text:s/>actionPerformed(ActionEvent<text:s/></text:span><text:span text:style-name="T1756">e</text:span><text:span text:style-name="T1757">) {</text:span></text:p>
      <text:p text:style-name="P65"><text:span text:style-name="T1757"><text:tab/><text:tab/><text:tab/></text:span><text:span text:style-name="T1758">try</text:span><text:span text:style-name="T1759"><text:s/>{</text:span></text:p>
      <text:p text:style-name="P65"><text:span text:style-name="T1759"><text:tab/><text:tab/><text:tab/><text:tab/>String<text:s/></text:span><text:span text:style-name="T1760">nazwa</text:span><text:span text:style-name="T1761"><text:s/>=<text:s/></text:span><text:span text:style-name="T1762">txtTuWyswietliSi</text:span><text:span text:style-name="T1763">.getText();</text:span></text:p>
      <text:p text:style-name="P65"><text:span text:style-name="T1763"><text:tab/><text:tab/><text:tab/><text:tab/>ConnectToDB.</text:span><text:span text:style-name="T1764">polacz</text:span><text:span text:style-name="T1765">();</text:span></text:p>
      <text:p text:style-name="P65"><text:span text:style-name="T1765"><text:tab/><text:tab/><text:tab/><text:tab/>Statement<text:s/></text:span><text:span text:style-name="T1766">st</text:span><text:span text:style-name="T1767"><text:s/>= ConnectToDB.</text:span><text:span text:style-name="T1768">con</text:span><text:span text:style-name="T1769">.createStatement();</text:span></text:p>
      <text:p text:style-name="P65"><text:span text:style-name="T1769"><text:tab/><text:tab/><text:tab/><text:tab/>ResultSet<text:s/></text:span><text:span text:style-name="T1770">rs</text:span><text:span text:style-name="T1771"><text:s/>=<text:s/></text:span><text:span text:style-name="T1772">st</text:span><text:span text:style-name="T1773">.executeQuery(</text:span><text:span text:style-name="T1774">"Select \"id_produkty\", nazwa, ilosc from produkty"</text:span><text:span text:style-name="T1775">);</text:span></text:p>
      <text:p text:style-name="P65"><text:span text:style-name="T1775"><text:tab/><text:tab/><text:tab/><text:tab/></text:span><text:span text:style-name="T1776">while</text:span><text:span text:style-name="T1777"><text:s/>(</text:span><text:span text:style-name="T1778">rs</text:span><text:span text:style-name="T1779">.next()) {</text:span></text:p>
      <text:p text:style-name="P65"><text:span text:style-name="T1779"><text:tab/><text:tab/><text:tab/><text:tab/><text:tab/></text:span><text:span text:style-name="T1780">produkt</text:span><text:span text:style-name="T1781">.setId(</text:span><text:span text:style-name="T1782">rs</text:span><text:span text:style-name="T1783">.getInt(1));</text:span></text:p>
      <text:p text:style-name="P65"><text:span text:style-name="T1783"><text:tab/><text:tab/><text:tab/><text:tab/><text:tab/></text:span><text:span text:style-name="T1784">produkt</text:span><text:span text:style-name="T1785">.setNazwa(</text:span><text:span text:style-name="T1786">rs</text:span><text:span text:style-name="T1787">.getString(2));</text:span></text:p>
      <text:p text:style-name="P65"><text:span text:style-name="T1787"><text:tab/><text:tab/><text:tab/><text:tab/><text:tab/></text:span><text:span text:style-name="T1788">produkt</text:span><text:span text:style-name="T1789">.setIlosc(</text:span><text:span text:style-name="T1790">rs</text:span><text:span text:style-name="T1791">.getInt(3));</text:span></text:p>
      <text:p text:style-name="P65"><text:span text:style-name="T1791"><text:tab/><text:tab/><text:tab/><text:tab/><text:tab/></text:span><text:span text:style-name="T1792">if</text:span><text:span text:style-name="T1793">(</text:span><text:span text:style-name="T1794">nazwa</text:span><text:span text:style-name="T1795">.equals(</text:span><text:span text:style-name="T1796">produkt</text:span><text:span text:style-name="T1797">.getNazwa())) {</text:span></text:p>
      <text:p text:style-name="P65"><text:span text:style-name="T1797"><text:tab/><text:tab/><text:tab/><text:tab/><text:tab/><text:tab/></text:span><text:span text:style-name="T1798">txtTuWyswietliSi</text:span><text:span text:style-name="T1799">.setText(</text:span><text:span text:style-name="T1800">"Lek "</text:span><text:span text:style-name="T1801">+<text:s/></text:span><text:span text:style-name="T1802">produkt</text:span><text:span text:style-name="T1803">.getNazwa() +<text:s/></text:span><text:span text:style-name="T1804">" jest dostepny w ilosci: "</text:span><text:span text:style-name="T1805"><text:s/>+<text:s/></text:span><text:span text:style-name="T1806">produkt</text:span><text:span text:style-name="T1807">.getIlosc());</text:span></text:p>
      <text:p text:style-name="P65"><text:span text:style-name="T1807"><text:tab/><text:tab/><text:tab/><text:tab/><text:tab/>}</text:span></text:p>
      <text:p text:style-name="P65"><text:span text:style-name="T1807"><text:tab/><text:tab/><text:tab/><text:tab/>}</text:span></text:p>
      <text:p text:style-name="P65"><text:span text:style-name="T1807"><text:tab/><text:tab/><text:tab/><text:tab/></text:span></text:p>
      <text:p text:style-name="P65"><text:span text:style-name="T1807"><text:tab/><text:tab/><text:tab/><text:tab/>ConnectToDB.</text:span><text:span text:style-name="T1808">rozlacz</text:span><text:span text:style-name="T1809">();</text:span></text:p>
      <text:p text:style-name="P65"><text:span text:style-name="T1809"><text:tab/><text:tab/><text:tab/>}<text:s/></text:span><text:span text:style-name="T1810">catch</text:span><text:span text:style-name="T1811"><text:s/>(Exception<text:s/></text:span><text:span text:style-name="T1812">e1</text:span><text:span text:style-name="T1813">) {</text:span></text:p>
      <text:p text:style-name="P65"><text:span text:style-name="T1813"><text:tab/><text:tab/><text:tab/><text:tab/>System.</text:span><text:span text:style-name="T1814">out</text:span><text:span text:style-name="T1815">.println(</text:span><text:span text:style-name="T1816">"Exeption w sprawdzaniu dosepnosci z bazy danych"</text:span><text:span text:style-name="T1817">);</text:span></text:p>
      <text:p text:style-name="P65"><text:span text:style-name="T1817"><text:tab/><text:tab/><text:tab/><text:tab/></text:span><text:span text:style-name="T1818">e1</text:span><text:span text:style-name="T1819">.printStackTrace();</text:span></text:p>
      <text:p text:style-name="P65"><text:span text:style-name="T1819"><text:tab/><text:tab/><text:tab/>}</text:span></text:p>
      <text:p text:style-name="P65"><text:span text:style-name="T1819"><text:tab/><text:tab/>}</text:span></text:p>
      <text:p text:style-name="P66"><text:span text:style-name="T1820">Sprawdzanie dostepnosci konkretnego leku.</text:span></text:p>
      <text:p text:style-name="P67"><text:span text:style-name="T1821"/></text:p>
      <text:p text:style-name="P67"><text:span text:style-name="T1822">public</text:span><text:span text:style-name="T1823"><text:s/></text:span><text:span text:style-name="T1824">void</text:span><text:span text:style-name="T1825"><text:s/>actionPerformed(ActionEvent<text:s/></text:span><text:span text:style-name="T1826">e</text:span><text:span text:style-name="T1827">) {</text:span></text:p>
      <text:p text:style-name="P67"><text:span text:style-name="T1827"><text:tab/><text:tab/><text:tab/>String[]<text:s/></text:span><text:span text:style-name="T1828">lines</text:span><text:span text:style-name="T1829"><text:s/>=<text:s/></text:span><text:span text:style-name="T1830">txtPodajNazweLeku</text:span><text:span text:style-name="T1831">.getText().split(</text:span><text:span text:style-name="T1832">" "</text:span><text:span text:style-name="T1833">);</text:span></text:p>
      <text:p text:style-name="P67"><text:span text:style-name="T1833"><text:tab/><text:tab/><text:tab/></text:span><text:span text:style-name="T1834">txtPodajNazweLeku</text:span><text:span text:style-name="T1835">.setText(</text:span><text:span text:style-name="T1836">klient</text:span><text:span text:style-name="T1837">.zamowLeki(</text:span><text:span text:style-name="T1838">lines</text:span><text:span text:style-name="T1839">));</text:span></text:p>
      <text:p text:style-name="P67"><text:span text:style-name="T1839"><text:tab/><text:tab/>}</text:span></text:p>
      <text:p text:style-name="P67"><text:span text:style-name="T1839"><text:tab/>}</text:span></text:p>
      <text:p text:style-name="P68"><text:span text:style-name="T1840">Metoda do zamawiania lekow przez klienta.</text:span></text:p>
      <text:p text:style-name="P69"><text:span text:style-name="T1841"/></text:p>
      <text:p text:style-name="P69"><text:span text:style-name="T1842">public</text:span><text:span text:style-name="T1843"><text:s/></text:span><text:span text:style-name="T1844">void</text:span><text:span text:style-name="T1845"><text:s/>actionPerformed(ActionEvent<text:s/></text:span><text:span text:style-name="T1846">e</text:span><text:span text:style-name="T1847">) {</text:span></text:p>
      <text:p text:style-name="P69"><text:span text:style-name="T1847"><text:tab/><text:tab/><text:tab/></text:span><text:span text:style-name="T1848">try</text:span><text:span text:style-name="T1849"><text:s/>{</text:span></text:p>
      <text:p text:style-name="P69"><text:span text:style-name="T1849"><text:tab/><text:tab/><text:tab/></text:span><text:span text:style-name="T1850">textPola</text:span><text:span text:style-name="T1851"><text:s/>=<text:s/></text:span><text:span text:style-name="T1852">""</text:span><text:span text:style-name="T1853">;</text:span></text:p>
      <text:p text:style-name="P69"><text:span text:style-name="T1853"><text:tab/><text:tab/><text:tab/>ConnectToDB.</text:span><text:span text:style-name="T1854">polacz</text:span><text:span text:style-name="T1855">();</text:span></text:p>
      <text:p text:style-name="P69"><text:span text:style-name="T1855"><text:tab/><text:tab/><text:tab/>Statement<text:s/></text:span><text:span text:style-name="T1856">st</text:span><text:span text:style-name="T1857"><text:s/>= ConnectToDB.</text:span><text:span text:style-name="T1858">con</text:span><text:span text:style-name="T1859">.createStatement();</text:span></text:p>
      <text:p text:style-name="P69"><text:span text:style-name="T1859"><text:tab/><text:tab/><text:tab/>ResultSet<text:s/></text:span><text:span text:style-name="T1860">rs</text:span><text:span text:style-name="T1861"><text:s/>=<text:s/></text:span><text:span text:style-name="T1862">st</text:span><text:span text:style-name="T1863">.executeQuery(</text:span><text:span text:style-name="T1864">"Select \"id_produkty\", nazwa, ilosc from produkty"</text:span><text:span text:style-name="T1865">);</text:span></text:p>
      <text:p text:style-name="P69"><text:span text:style-name="T1865"><text:tab/><text:tab/><text:tab/></text:span><text:span text:style-name="T1866">while</text:span><text:span text:style-name="T1867"><text:s/>(</text:span><text:span text:style-name="T1868">rs</text:span><text:span text:style-name="T1869">.next()) {</text:span></text:p>
      <text:p text:style-name="P69"><text:span text:style-name="T1869"><text:tab/><text:tab/><text:tab/><text:tab/></text:span><text:span text:style-name="T1870">produkt</text:span><text:span text:style-name="T1871">.setId(</text:span><text:span text:style-name="T1872">rs</text:span><text:span text:style-name="T1873">.getInt(1));</text:span></text:p>
      <text:p text:style-name="P69"><text:span text:style-name="T1873"><text:tab/><text:tab/><text:tab/><text:tab/></text:span><text:span text:style-name="T1874">produkt</text:span><text:span text:style-name="T1875">.setNazwa(</text:span><text:span text:style-name="T1876">rs</text:span><text:span text:style-name="T1877">.getString(2));</text:span></text:p>
      <text:p text:style-name="P69"><text:span text:style-name="T1877"><text:tab/><text:tab/><text:tab/><text:tab/></text:span><text:span text:style-name="T1878">produkt</text:span><text:span text:style-name="T1879">.setIlosc(</text:span><text:span text:style-name="T1880">rs</text:span><text:span text:style-name="T1881">.getInt(3));</text:span></text:p>
      <text:p text:style-name="P69"><text:span text:style-name="T1881"><text:tab/><text:tab/><text:tab/><text:tab/></text:span><text:span text:style-name="T1882">if</text:span><text:span text:style-name="T1883">(</text:span><text:span text:style-name="T1884">produkt</text:span><text:span text:style-name="T1885">.getIlosc() &gt; 0) {</text:span></text:p>
      <text:p text:style-name="P69"><text:span text:style-name="T1885"><text:tab/><text:tab/><text:tab/><text:tab/><text:tab/></text:span><text:span text:style-name="T1886">textPola</text:span><text:span text:style-name="T1887"><text:s/>+=<text:s/></text:span><text:span text:style-name="T1888">"Lek "</text:span><text:span text:style-name="T1889">+<text:s/></text:span><text:span text:style-name="T1890">produkt</text:span><text:span text:style-name="T1891">.getNazwa() +<text:s/></text:span><text:span text:style-name="T1892">" jest dostepny w ilosci: "</text:span><text:span text:style-name="T1893"><text:s/>+<text:s/></text:span><text:span text:style-name="T1894">produkt</text:span><text:span text:style-name="T1895">.getIlosc() +<text:s/></text:span><text:span text:style-name="T1896">"\n"</text:span><text:span text:style-name="T1897">;</text:span></text:p>
      <text:p text:style-name="P69"><text:span text:style-name="T1897"><text:tab/><text:tab/><text:tab/><text:tab/>}</text:span></text:p>
      <text:p text:style-name="P69"><text:span text:style-name="T1897"><text:tab/><text:tab/><text:tab/>}</text:span></text:p>
      <text:p text:style-name="P69"><text:span text:style-name="T1897"><text:tab/><text:tab/><text:tab/></text:span><text:span text:style-name="T1898">txtrTuWyswietlaSie</text:span><text:span text:style-name="T1899">.setText(</text:span><text:span text:style-name="T1900">textPola</text:span><text:span text:style-name="T1901">);</text:span></text:p>
      <text:p text:style-name="P69"><text:span text:style-name="T1901"><text:tab/><text:tab/><text:tab/></text:span></text:p>
      <text:p text:style-name="P69"><text:span text:style-name="T1901"><text:tab/><text:tab/><text:tab/>ConnectToDB.</text:span><text:span text:style-name="T1902">rozlacz</text:span><text:span text:style-name="T1903">();</text:span></text:p>
      <text:p text:style-name="P69"><text:span text:style-name="T1903"><text:tab/><text:tab/><text:tab/>}</text:span><text:span text:style-name="T1904">catch</text:span><text:span text:style-name="T1905"><text:s/>(Exception<text:s/></text:span><text:span text:style-name="T1906">e1</text:span><text:span text:style-name="T1907">){</text:span></text:p>
      <text:p text:style-name="P69"><text:span text:style-name="T1907"><text:tab/><text:tab/><text:tab/><text:tab/>System.</text:span><text:span text:style-name="T1908">out</text:span><text:span text:style-name="T1909">.println(</text:span><text:span text:style-name="T1910">"Exception w wyswietlaniu produktow."</text:span><text:span text:style-name="T1911">);</text:span></text:p>
      <text:p text:style-name="P69"><text:span text:style-name="T1911"><text:tab/><text:tab/><text:tab/><text:tab/></text:span><text:span text:style-name="T1912">e1</text:span><text:span text:style-name="T1913">.printStackTrace();</text:span></text:p>
      <text:p text:style-name="P69"><text:span text:style-name="T1913"><text:tab/><text:tab/><text:tab/>}</text:span></text:p>
      <text:p text:style-name="P69"><text:span text:style-name="T1913"><text:tab/>}</text:span></text:p>
      <text:p text:style-name="P69"><text:span text:style-name="T1914"/></text:p>
      <text:p text:style-name="P70"><text:span text:style-name="T1915">ActionEvent do wyswietlania wszystkich dostepnych produktow.</text:span></text:p>
      <text:p text:style-name="P70"><text:span text:style-name="T1916"/></text:p>
      <text:p text:style-name="P71"><text:span text:style-name="T1917">public</text:span><text:span text:style-name="T1918"><text:s/></text:span><text:span text:style-name="T1919">void</text:span><text:span text:style-name="T1920"><text:s/>actionPerformed(ActionEvent<text:s/></text:span><text:span text:style-name="T1921">e</text:span><text:span text:style-name="T1922">) {</text:span></text:p>
      <text:p text:style-name="P71"><text:span text:style-name="T1922"><text:tab/><text:tab/><text:tab/></text:span><text:span text:style-name="T1923">txtTuWyswietliSi</text:span><text:span text:style-name="T1924">.setText(</text:span><text:span text:style-name="T1925">null</text:span><text:span text:style-name="T1926">);</text:span></text:p>
      <text:p text:style-name="P71"><text:span text:style-name="T1926"><text:tab/><text:tab/><text:tab/></text:span><text:span text:style-name="T1927">txtPodajNazweLeku</text:span><text:span text:style-name="T1928">.setText(</text:span><text:span text:style-name="T1929">null</text:span><text:span text:style-name="T1930">);</text:span></text:p>
      <text:p text:style-name="P71"><text:span text:style-name="T1930"><text:tab/><text:tab/><text:tab/></text:span><text:span text:style-name="T1931">txtrTuWyswietlaSie</text:span><text:span text:style-name="T1932">.setText(</text:span><text:span text:style-name="T1933">null</text:span><text:span text:style-name="T1934">);</text:span></text:p>
      <text:p text:style-name="P72"><text:span text:style-name="T1934"><text:tab/><text:tab/>}</text:span></text:p>
      <text:p text:style-name="P72"><text:span text:style-name="T1935"/></text:p>
      <text:p text:style-name="P72"><text:span text:style-name="T1936">Metoda czy</text:span><text:span text:style-name="T1937">ści wszystkie pola tekstowe.</text:span></text:p>
      <text:p text:style-name="P73"><text:span text:style-name="T1938"/></text:p>
      <text:p text:style-name="P73"><text:span text:style-name="T1939">public</text:span><text:span text:style-name="T1940"><text:s/></text:span><text:span text:style-name="T1941">void</text:span><text:span text:style-name="T1942"><text:s/>actionPerformed(ActionEvent<text:s/></text:span><text:span text:style-name="T1943">e</text:span><text:span text:style-name="T1944">) {</text:span></text:p>
      <text:p text:style-name="P73"><text:span text:style-name="T1944"><text:tab/><text:tab/><text:tab/></text:span><text:span text:style-name="T1945">txtrTuWyswietlaSie</text:span><text:span text:style-name="T1946">.setText(</text:span><text:span text:style-name="T1947">null</text:span><text:span text:style-name="T1948">);</text:span></text:p>
      <text:p text:style-name="P73"><text:span text:style-name="T1948"><text:tab/><text:tab/><text:tab/></text:span><text:span text:style-name="T1949">txtrTuWyswietlaSie</text:span><text:span text:style-name="T1950">.setText(</text:span><text:span text:style-name="T1951">klient</text:span><text:span text:style-name="T1952">.wyswietlZamowienia());</text:span></text:p>
      <text:p text:style-name="P73"><text:span text:style-name="T1952"><text:tab/><text:tab/>}</text:span></text:p>
      <text:p text:style-name="P73"><text:span text:style-name="T1952"><text:tab/>}</text:span></text:p>
      <text:p text:style-name="P73"><text:span text:style-name="T1953"/></text:p>
      <text:p text:style-name="P74"><text:span text:style-name="T1954">Action event dla przycisku sprawdzania zamowien.</text:span></text:p>
      <text:p text:style-name="P75"><text:span text:style-name="T1955"/></text:p>
      <text:p text:style-name="P75"><text:span text:style-name="T1956">public</text:span><text:span text:style-name="T1957"><text:s/></text:span><text:span text:style-name="T1958">void</text:span><text:span text:style-name="T1959"><text:s/>actionPerformed(ActionEvent<text:s/></text:span><text:span text:style-name="T1960">e</text:span><text:span text:style-name="T1961">) {</text:span></text:p>
      <text:p text:style-name="P75"><text:span text:style-name="T1961"><text:tab/><text:tab/><text:tab/></text:span><text:span text:style-name="T1962">try</text:span><text:span text:style-name="T1963"><text:s/>{</text:span></text:p>
      <text:p text:style-name="P75"><text:span text:style-name="T1963"><text:tab/><text:tab/><text:tab/><text:tab/>ConnectToDB.</text:span><text:span text:style-name="T1964">polacz</text:span><text:span text:style-name="T1965">();</text:span></text:p>
      <text:p text:style-name="P75"><text:span text:style-name="T1966"/></text:p>
      <text:p text:style-name="P75"><text:span text:style-name="T1967"><text:tab/><text:tab/><text:tab/><text:tab/>Statement<text:s/></text:span><text:span text:style-name="T1968">st</text:span><text:span text:style-name="T1969"><text:s/>= ConnectToDB.</text:span><text:span text:style-name="T1970">con</text:span><text:span text:style-name="T1971">.createStatement();</text:span></text:p>
      <text:p text:style-name="P75"><text:span text:style-name="T1971"><text:tab/><text:tab/><text:tab/><text:tab/>ResultSet<text:s/></text:span><text:span text:style-name="T1972">rs</text:span><text:span text:style-name="T1973"><text:s/>=<text:s/></text:span><text:span text:style-name="T1974">st</text:span><text:span text:style-name="T1975">.executeQuery(</text:span><text:span text:style-name="T1976">"Select nazwau, haslo, typ, imie, nazwisko from uzytkownik"</text:span><text:span text:style-name="T1977">);</text:span></text:p>
      <text:p text:style-name="P75"><text:span text:style-name="T1977"><text:tab/><text:tab/><text:tab/><text:tab/></text:span><text:span text:style-name="T1978">while</text:span><text:span text:style-name="T1979"><text:s/>(</text:span><text:span text:style-name="T1980">rs</text:span><text:span text:style-name="T1981">.next()) {</text:span></text:p>
      <text:p text:style-name="P75"><text:span text:style-name="T1981"><text:tab/><text:tab/><text:tab/><text:tab/><text:tab/></text:span><text:span text:style-name="T1982">user</text:span><text:span text:style-name="T1983">.setNazwaU(</text:span><text:span text:style-name="T1984">rs</text:span><text:span text:style-name="T1985">.getString(1));</text:span></text:p>
      <text:p text:style-name="P75"><text:span text:style-name="T1985"><text:tab/><text:tab/><text:tab/><text:tab/><text:tab/></text:span><text:span text:style-name="T1986">user</text:span><text:span text:style-name="T1987">.setHaslo(</text:span><text:span text:style-name="T1988">rs</text:span><text:span text:style-name="T1989">.getString(2).toCharArray());</text:span></text:p>
      <text:p text:style-name="P75"><text:span text:style-name="T1989"><text:tab/><text:tab/><text:tab/><text:tab/><text:tab/></text:span><text:span text:style-name="T1990">user</text:span><text:span text:style-name="T1991">.setTyp(Typ.</text:span><text:span text:style-name="T1992">valueOf</text:span><text:span text:style-name="T1993">(</text:span><text:span text:style-name="T1994">rs</text:span><text:span text:style-name="T1995">.getString(3)));</text:span></text:p>
      <text:p text:style-name="P75"><text:span text:style-name="T1995"><text:tab/><text:tab/><text:tab/><text:tab/><text:tab/></text:span><text:span text:style-name="T1996">user</text:span><text:span text:style-name="T1997">.setImie(</text:span><text:span text:style-name="T1998">rs</text:span><text:span text:style-name="T1999">.getString(4));</text:span></text:p>
      <text:p text:style-name="P75"><text:span text:style-name="T1999"><text:tab/><text:tab/><text:tab/><text:tab/><text:tab/></text:span><text:span text:style-name="T2000">user</text:span><text:span text:style-name="T2001">.setNazwisko(</text:span><text:span text:style-name="T2002">rs</text:span><text:span text:style-name="T2003">.getString(5));</text:span></text:p>
      <text:p text:style-name="P75"><text:span text:style-name="T2003"><text:tab/><text:tab/><text:tab/><text:tab/><text:tab/></text:span><text:span text:style-name="T2004">login</text:span><text:span text:style-name="T2005"><text:s/>=<text:s/></text:span><text:span text:style-name="T2006">user</text:span><text:span text:style-name="T2007">.getNazwaU();</text:span></text:p>
      <text:p text:style-name="P75"><text:span text:style-name="T2007"><text:tab/><text:tab/><text:tab/><text:tab/><text:tab/></text:span><text:span text:style-name="T2008">typ</text:span><text:span text:style-name="T2009"><text:s/>=<text:s/></text:span><text:span text:style-name="T2010">user</text:span><text:span text:style-name="T2011">.getTyp();</text:span></text:p>
      <text:p text:style-name="P75"><text:span text:style-name="T2011"><text:tab/><text:tab/><text:tab/><text:tab/><text:tab/></text:span><text:span text:style-name="T2012">input</text:span><text:span text:style-name="T2013"><text:s/>=<text:s/></text:span><text:span text:style-name="T2014">passwordField</text:span><text:span text:style-name="T2015">.getPassword();</text:span></text:p>
      <text:p text:style-name="P75"><text:span text:style-name="T2015"><text:tab/><text:tab/><text:tab/><text:tab/><text:tab/>String<text:s/></text:span><text:span text:style-name="T2016">haslo</text:span><text:span text:style-name="T2017"><text:s/>=<text:s/></text:span><text:span text:style-name="T2018">new</text:span><text:span text:style-name="T2019"><text:s/>String(</text:span><text:span text:style-name="T2020">input</text:span><text:span text:style-name="T2021">);</text:span></text:p>
      <text:p text:style-name="P75"><text:span text:style-name="T2021"><text:tab/><text:tab/><text:tab/><text:tab/><text:tab/>System.</text:span><text:span text:style-name="T2022">out</text:span><text:span text:style-name="T2023">.println(</text:span><text:span text:style-name="T2024">login</text:span><text:span text:style-name="T2025"><text:s/>+<text:s/></text:span><text:span text:style-name="T2026">" "</text:span><text:span text:style-name="T2027"><text:s/>+<text:s/></text:span><text:span text:style-name="T2028">haslo</text:span><text:span text:style-name="T2029"><text:s/>+<text:s/></text:span><text:span text:style-name="T2030">" "</text:span><text:span text:style-name="T2031"><text:s/>+<text:s/></text:span><text:span text:style-name="T2032">typ</text:span><text:span text:style-name="T2033">);</text:span></text:p>
      <text:p text:style-name="P75"><text:span text:style-name="T2033"><text:tab/><text:tab/><text:tab/><text:tab/><text:tab/></text:span><text:span text:style-name="T2034">if</text:span><text:span text:style-name="T2035"><text:s/>(</text:span><text:span text:style-name="T2036">login</text:span><text:span text:style-name="T2037">.equals(</text:span><text:span text:style-name="T2038">textField</text:span><text:span text:style-name="T2039">.getText()) &amp;&amp; isPasswordCorrect(</text:span><text:span text:style-name="T2040">input</text:span><text:span text:style-name="T2041">)) {</text:span></text:p>
      <text:p text:style-name="P75"><text:span text:style-name="T2041"><text:tab/><text:tab/><text:tab/><text:tab/><text:tab/><text:tab/></text:span><text:span text:style-name="T2042">switch</text:span><text:span text:style-name="T2043"><text:s/>(</text:span><text:span text:style-name="T2044">typ</text:span><text:span text:style-name="T2045">) {</text:span></text:p>
      <text:p text:style-name="P75"><text:span text:style-name="T2045"><text:tab/><text:tab/><text:tab/><text:tab/><text:tab/><text:tab/></text:span><text:span text:style-name="T2046">case</text:span><text:span text:style-name="T2047"><text:s/></text:span><text:span text:style-name="T2048">KIEROWNIK</text:span><text:span text:style-name="T2049">:</text:span></text:p>
      <text:p text:style-name="P75"><text:span text:style-name="T2049"><text:tab/><text:tab/><text:tab/><text:tab/><text:tab/><text:tab/><text:tab/></text:span><text:span text:style-name="T2050">frame</text:span><text:span text:style-name="T2051">.dispose();</text:span></text:p>
      <text:p text:style-name="P75"><text:span text:style-name="T2051"><text:tab/><text:tab/><text:tab/><text:tab/><text:tab/><text:tab/><text:tab/>KierownikMenu<text:s/></text:span><text:span text:style-name="T2052">kierWindow</text:span><text:span text:style-name="T2053"><text:s/>=<text:s/></text:span><text:span text:style-name="T2054">new</text:span><text:span text:style-name="T2055"><text:s/>KierownikMenu();</text:span></text:p>
      <text:p text:style-name="P75"><text:span text:style-name="T2055"><text:tab/><text:tab/><text:tab/><text:tab/><text:tab/><text:tab/><text:tab/></text:span><text:span text:style-name="T2056">break</text:span><text:span text:style-name="T2057">;</text:span></text:p>
      <text:p text:style-name="P75"><text:span text:style-name="T2057"><text:tab/><text:tab/><text:tab/><text:tab/><text:tab/><text:tab/></text:span><text:span text:style-name="T2058">case</text:span><text:span text:style-name="T2059"><text:s/></text:span><text:span text:style-name="T2060">FARMACEUTA</text:span><text:span text:style-name="T2061">:</text:span></text:p>
      <text:p text:style-name="P75"><text:span text:style-name="T2061"><text:tab/><text:tab/><text:tab/><text:tab/><text:tab/><text:tab/><text:tab/></text:span><text:span text:style-name="T2062">frame</text:span><text:span text:style-name="T2063">.dispose();</text:span></text:p>
      <text:p text:style-name="P75"><text:span text:style-name="T2063"><text:tab/><text:tab/><text:tab/><text:tab/><text:tab/><text:tab/><text:tab/>FarmaceutaMenu<text:s/></text:span><text:span text:style-name="T2064">farWindow</text:span><text:span text:style-name="T2065"><text:s/>=<text:s/></text:span><text:span text:style-name="T2066">new</text:span><text:span text:style-name="T2067"><text:s/>FarmaceutaMenu();</text:span></text:p>
      <text:p text:style-name="P75"><text:span text:style-name="T2067"><text:tab/><text:tab/><text:tab/><text:tab/><text:tab/><text:tab/><text:tab/></text:span><text:span text:style-name="T2068">break</text:span><text:span text:style-name="T2069">;</text:span></text:p>
      <text:p text:style-name="P75"><text:span text:style-name="T2069"><text:tab/><text:tab/><text:tab/><text:tab/><text:tab/><text:tab/></text:span><text:span text:style-name="T2070">case</text:span><text:span text:style-name="T2071"><text:s/></text:span><text:span text:style-name="T2072">KLIENT</text:span><text:span text:style-name="T2073">:</text:span></text:p>
      <text:p text:style-name="P75"><text:span text:style-name="T2073"><text:tab/><text:tab/><text:tab/><text:tab/><text:tab/><text:tab/><text:tab/></text:span><text:span text:style-name="T2074">frame</text:span><text:span text:style-name="T2075">.dispose();</text:span></text:p>
      <text:p text:style-name="P75"><text:span text:style-name="T2075"><text:tab/><text:tab/><text:tab/><text:tab/><text:tab/><text:tab/><text:tab/>KlientMenu<text:s/></text:span><text:span text:style-name="T2076">kliWindow</text:span><text:span text:style-name="T2077"><text:s/>=<text:s/></text:span><text:span text:style-name="T2078">new</text:span><text:span text:style-name="T2079"><text:s/>KlientMenu();</text:span></text:p>
      <text:p text:style-name="P75"><text:span text:style-name="T2079"><text:tab/><text:tab/><text:tab/><text:tab/><text:tab/><text:tab/></text:span><text:span text:style-name="T2080">default</text:span><text:span text:style-name="T2081">:</text:span></text:p>
      <text:p text:style-name="P75"><text:span text:style-name="T2081"><text:tab/><text:tab/><text:tab/><text:tab/><text:tab/><text:tab/><text:tab/></text:span><text:span text:style-name="T2082">frame</text:span><text:span text:style-name="T2083">.dispose();</text:span></text:p>
      <text:p text:style-name="P75"><text:span text:style-name="T2083"><text:tab/><text:tab/><text:tab/><text:tab/><text:tab/><text:tab/>}</text:span></text:p>
      <text:p text:style-name="P75"><text:span text:style-name="T2083"><text:tab/><text:tab/><text:tab/><text:tab/><text:tab/><text:tab/></text:span><text:span text:style-name="T2084">break</text:span><text:span text:style-name="T2085">;</text:span></text:p>
      <text:p text:style-name="P75"><text:span text:style-name="T2085"><text:tab/><text:tab/><text:tab/><text:tab/><text:tab/>}</text:span></text:p>
      <text:p text:style-name="P75"><text:span text:style-name="T2085"><text:tab/><text:tab/><text:tab/><text:tab/>}</text:span></text:p>
      <text:p text:style-name="P75"><text:span text:style-name="T2085"><text:tab/><text:tab/><text:tab/><text:tab/>ConnectToDB.</text:span><text:span text:style-name="T2086">rozlacz</text:span><text:span text:style-name="T2087">();</text:span></text:p>
      <text:p text:style-name="P75"><text:span text:style-name="T2087"><text:tab/><text:tab/><text:tab/>}<text:s/></text:span><text:span text:style-name="T2088">catch</text:span><text:span text:style-name="T2089"><text:s/>(Exception<text:s/></text:span><text:span text:style-name="T2090">e1</text:span><text:span text:style-name="T2091">) {</text:span></text:p>
      <text:p text:style-name="P75"><text:span text:style-name="T2091"><text:tab/><text:tab/><text:tab/><text:tab/>System.</text:span><text:span text:style-name="T2092">out</text:span><text:span text:style-name="T2093">.println(</text:span><text:span text:style-name="T2094">"checking user from database Exception"</text:span><text:span text:style-name="T2095">);</text:span></text:p>
      <text:p text:style-name="P75"><text:span text:style-name="T2095"><text:tab/><text:tab/><text:tab/><text:tab/></text:span><text:span text:style-name="T2096">e1</text:span><text:span text:style-name="T2097">.printStackTrace();</text:span></text:p>
      <text:p text:style-name="P75"><text:span text:style-name="T2097"><text:tab/><text:tab/><text:tab/>}</text:span></text:p>
      <text:p text:style-name="P75"><text:span text:style-name="T2097"><text:tab/><text:tab/><text:tab/></text:span><text:span text:style-name="T2098">if</text:span><text:span text:style-name="T2099"><text:s/>(isPasswordCorrect(</text:span><text:span text:style-name="T2100">input</text:span><text:span text:style-name="T2101">)) {</text:span></text:p>
      <text:p text:style-name="P75"><text:span text:style-name="T2101"><text:tab/><text:tab/><text:tab/><text:tab/>Error<text:s/></text:span><text:span text:style-name="T2102">error</text:span><text:span text:style-name="T2103"><text:s/>=<text:s/></text:span><text:span text:style-name="T2104">new</text:span><text:span text:style-name="T2105"><text:s/>Error();</text:span></text:p>
      <text:p text:style-name="P75"><text:span text:style-name="T2105"><text:tab/><text:tab/><text:tab/>}</text:span></text:p>
      <text:p text:style-name="P75"><text:span text:style-name="T2105"><text:tab/><text:tab/>}</text:span></text:p>
      <text:p text:style-name="P75"><text:span text:style-name="T2106"/></text:p>
      <text:p text:style-name="P75"><text:span text:style-name="T2107"><text:tab/><text:tab/></text:span><text:span text:style-name="T2108">private</text:span><text:span text:style-name="T2109"><text:s/></text:span><text:span text:style-name="T2110">boolean</text:span><text:span text:style-name="T2111"><text:s/>isPasswordCorrect(</text:span><text:span text:style-name="T2112">char</text:span><text:span text:style-name="T2113">[]<text:s/></text:span><text:span text:style-name="T2114">input</text:span><text:span text:style-name="T2115">) {</text:span></text:p>
      <text:p text:style-name="P75"><text:span text:style-name="T2115"><text:tab/><text:tab/><text:tab/></text:span><text:span text:style-name="T2116">boolean</text:span><text:span text:style-name="T2117"><text:s/></text:span><text:span text:style-name="T2118">isCorrect</text:span><text:span text:style-name="T2119"><text:s/>=<text:s/></text:span><text:span text:style-name="T2120">true</text:span><text:span text:style-name="T2121">;</text:span></text:p>
      <text:p text:style-name="P75"><text:span text:style-name="T2121"><text:tab/><text:tab/><text:tab/></text:span><text:span text:style-name="T2122">char</text:span><text:span text:style-name="T2123">[]<text:s/></text:span><text:span text:style-name="T2124">correctPassword</text:span><text:span text:style-name="T2125"><text:s/>=<text:s/></text:span><text:span text:style-name="T2126">user</text:span><text:span text:style-name="T2127">.getHaslo();</text:span></text:p>
      <text:p text:style-name="P75"><text:span text:style-name="T2127"><text:tab/><text:tab/><text:tab/>;</text:span></text:p>
      <text:p text:style-name="P75"><text:span text:style-name="T2128"/></text:p>
      <text:p text:style-name="P75"><text:span text:style-name="T2129"><text:tab/><text:tab/><text:tab/></text:span><text:span text:style-name="T2130">if</text:span><text:span text:style-name="T2131"><text:s/>(</text:span><text:span text:style-name="T2132">input</text:span><text:span text:style-name="T2133">.</text:span><text:span text:style-name="T2134">length</text:span><text:span text:style-name="T2135"><text:s/>!=<text:s/></text:span><text:span text:style-name="T2136">correctPassword</text:span><text:span text:style-name="T2137">.</text:span><text:span text:style-name="T2138">length</text:span><text:span text:style-name="T2139">) {</text:span></text:p>
      <text:p text:style-name="P75"><text:span text:style-name="T2139"><text:tab/><text:tab/><text:tab/><text:tab/></text:span><text:span text:style-name="T2140">isCorrect</text:span><text:span text:style-name="T2141"><text:s/>=<text:s/></text:span><text:span text:style-name="T2142">false</text:span><text:span text:style-name="T2143">;</text:span></text:p>
      <text:p text:style-name="P75"><text:span text:style-name="T2143"><text:tab/><text:tab/><text:tab/>}<text:s/></text:span><text:span text:style-name="T2144">else</text:span><text:span text:style-name="T2145"><text:s/>{</text:span></text:p>
      <text:p text:style-name="P75"><text:span text:style-name="T2145"><text:tab/><text:tab/><text:tab/><text:tab/></text:span><text:span text:style-name="T2146">isCorrect</text:span><text:span text:style-name="T2147"><text:s/>= Arrays.</text:span><text:span text:style-name="T2148">equals</text:span><text:span text:style-name="T2149">(</text:span><text:span text:style-name="T2150">input</text:span><text:span text:style-name="T2151">,<text:s/></text:span><text:span text:style-name="T2152">correctPassword</text:span><text:span text:style-name="T2153">);</text:span></text:p>
      <text:p text:style-name="P75"><text:span text:style-name="T2153"><text:tab/><text:tab/><text:tab/>}</text:span></text:p>
      <text:p text:style-name="P75"><text:span text:style-name="T2154"/></text:p>
      <text:p text:style-name="P75"><text:span text:style-name="T2155"><text:tab/><text:tab/><text:tab/></text:span><text:span text:style-name="T2156">// Zero out the password.</text:span></text:p>
      <text:p text:style-name="P75"><text:span text:style-name="T2157"><text:tab/><text:tab/><text:tab/>Arrays.</text:span><text:span text:style-name="T2158">fill</text:span><text:span text:style-name="T2159">(</text:span><text:span text:style-name="T2160">correctPassword</text:span><text:span text:style-name="T2161">,<text:s/></text:span><text:span text:style-name="T2162">'0'</text:span><text:span text:style-name="T2163">);</text:span></text:p>
      <text:p text:style-name="P75"><text:span text:style-name="T2164"/></text:p>
      <text:p text:style-name="P75"><text:span text:style-name="T2165"><text:tab/><text:tab/><text:tab/></text:span><text:span text:style-name="T2166">return</text:span><text:span text:style-name="T2167"><text:s/></text:span><text:span text:style-name="T2168">isCorrect</text:span><text:span text:style-name="T2169">;</text:span></text:p>
      <text:p text:style-name="P75"><text:span text:style-name="T2169"><text:tab/><text:tab/>}</text:span></text:p>
      <text:p text:style-name="P75"><text:span text:style-name="T2169"><text:tab/>}</text:span></text:p>
      <text:p text:style-name="P76"><text:span text:style-name="T2170">Metoda do logowania.</text:span></text:p>
      <text:p text:style-name="P77"><text:span text:style-name="T2171"/></text:p>
      <text:p text:style-name="P77"><text:span text:style-name="T2172">public</text:span><text:span text:style-name="T2173"><text:s/></text:span><text:span text:style-name="T2174">void</text:span><text:span text:style-name="T2175"><text:s/>actionPerformed(ActionEvent<text:s/></text:span><text:span text:style-name="T2176">e</text:span><text:span text:style-name="T2177">) {</text:span></text:p>
      <text:p text:style-name="P77"><text:span text:style-name="T2177"><text:tab/><text:tab/><text:tab/></text:span><text:span text:style-name="T2178">frame</text:span><text:span text:style-name="T2179">.dispose();</text:span></text:p>
      <text:p text:style-name="P77"><text:span text:style-name="T2179"><text:tab/><text:tab/><text:tab/>Rejestracja<text:s/></text:span><text:span text:style-name="T2180">window</text:span><text:span text:style-name="T2181"><text:s/>=<text:s/></text:span><text:span text:style-name="T2182">new</text:span><text:span text:style-name="T2183"><text:s/>Rejestracja();</text:span></text:p>
      <text:p text:style-name="P77"><text:span text:style-name="T2183"><text:tab/><text:tab/>}</text:span></text:p>
      <text:p text:style-name="P77"><text:span text:style-name="T2184"><text:tab/>Metoda przenosi do rejestracji.</text:span></text:p>
      <text:p text:style-name="P77"><text:span text:style-name="T2185"/></text:p>
      <text:p text:style-name="P77"><text:span text:style-name="T2186">public</text:span><text:span text:style-name="T2187"><text:s/></text:span><text:span text:style-name="T2188">void</text:span><text:span text:style-name="T2189"><text:s/>actionPerformed(ActionEvent<text:s/></text:span><text:span text:style-name="T2190">e</text:span><text:span text:style-name="T2191">) {</text:span></text:p>
      <text:p text:style-name="P77"><text:span text:style-name="T2191"><text:tab/><text:tab/><text:tab/>OdnowHaslo<text:s/></text:span><text:span text:style-name="T2192">window</text:span><text:span text:style-name="T2193"><text:s/>=<text:s/></text:span><text:span text:style-name="T2194">new</text:span><text:span text:style-name="T2195"><text:s/>OdnowHaslo();</text:span></text:p>
      <text:p text:style-name="P77"><text:span text:style-name="T2195"><text:tab/><text:tab/>}</text:span></text:p>
      <text:p text:style-name="P77"><text:span text:style-name="T2196"><text:tab/>Metoda przenosi do okna odnawiania has</text:span><text:span text:style-name="T2197">ła.</text:span></text:p>
      <text:p text:style-name="P77"><text:span text:style-name="T2198"/></text:p>
      <text:p text:style-name="P77"><text:span text:style-name="T2199">public</text:span><text:span text:style-name="T2200"><text:s/></text:span><text:span text:style-name="T2201">void</text:span><text:span text:style-name="T2202"><text:s/>actionPerformed(ActionEvent<text:s/></text:span><text:span text:style-name="T2203">e</text:span><text:span text:style-name="T2204">) {</text:span></text:p>
      <text:p text:style-name="P77"><text:span text:style-name="T2204"><text:tab/><text:tab/><text:tab/></text:span><text:span text:style-name="T2205">frame</text:span><text:span text:style-name="T2206">.dispose();</text:span></text:p>
      <text:p text:style-name="P77"><text:span text:style-name="T2206"><text:tab/><text:tab/><text:tab/>GlowneMenu<text:s/></text:span><text:span text:style-name="T2207">window</text:span><text:span text:style-name="T2208"><text:s/>=<text:s/></text:span><text:span text:style-name="T2209">new</text:span><text:span text:style-name="T2210"><text:s/>GlowneMenu();</text:span></text:p>
      <text:p text:style-name="P77"><text:span text:style-name="T2210"><text:tab/><text:tab/>}</text:span></text:p>
      <text:p text:style-name="P77"><text:span text:style-name="T2211"><text:tab/>Metoda s</text:span><text:span text:style-name="T2212">łuży do powrotu do gł</text:span><text:span text:style-name="T2213">ównego menu.</text:span></text:p>
      <text:p text:style-name="P77"><text:span text:style-name="T2214"/></text:p>
      <text:p text:style-name="P77"><text:span text:style-name="T2215">public</text:span><text:span text:style-name="T2216"><text:s/></text:span><text:span text:style-name="T2217">void</text:span><text:span text:style-name="T2218"><text:s/>actionPerformed(ActionEvent<text:s/></text:span><text:span text:style-name="T2219">e</text:span><text:span text:style-name="T2220">) {</text:span></text:p>
      <text:p text:style-name="P77"><text:span text:style-name="T2220"><text:tab/><text:tab/><text:tab/></text:span><text:span text:style-name="T2221">klient</text:span><text:span text:style-name="T2222">.setImie(</text:span><text:span text:style-name="T2223">txtImie</text:span><text:span text:style-name="T2224">.getText());</text:span></text:p>
      <text:p text:style-name="P77"><text:span text:style-name="T2224"><text:tab/><text:tab/><text:tab/></text:span><text:span text:style-name="T2225">klient</text:span><text:span text:style-name="T2226">.setHaslo(</text:span><text:span text:style-name="T2227">pwdHaslo</text:span><text:span text:style-name="T2228">.getPassword());</text:span></text:p>
      <text:p text:style-name="P77"><text:span text:style-name="T2228"><text:tab/><text:tab/><text:tab/></text:span><text:span text:style-name="T2229">klient</text:span><text:span text:style-name="T2230">.setNazwaU(</text:span><text:span text:style-name="T2231">textField</text:span><text:span text:style-name="T2232">.getText());</text:span></text:p>
      <text:p text:style-name="P77"><text:span text:style-name="T2232"><text:tab/><text:tab/><text:tab/></text:span><text:span text:style-name="T2233">klient</text:span><text:span text:style-name="T2234">.setNazwisko(</text:span><text:span text:style-name="T2235">txtNazwisko</text:span><text:span text:style-name="T2236">.getText());</text:span></text:p>
      <text:p text:style-name="P77"><text:span text:style-name="T2236"><text:tab/><text:tab/><text:tab/></text:span><text:span text:style-name="T2237">klient</text:span><text:span text:style-name="T2238">.setTyp(Typ.</text:span><text:span text:style-name="T2239">KLIENT</text:span><text:span text:style-name="T2240">);</text:span></text:p>
      <text:p text:style-name="P77"><text:span text:style-name="T2240"><text:tab/><text:tab/><text:tab/></text:span><text:span text:style-name="T2241">klient</text:span><text:span text:style-name="T2242">.setWiek(Integer.</text:span><text:span text:style-name="T2243">parseInt</text:span><text:span text:style-name="T2244">(</text:span><text:span text:style-name="T2245">txtWiek</text:span><text:span text:style-name="T2246">.getText()));</text:span></text:p>
      <text:p text:style-name="P77"><text:span text:style-name="T2246"><text:tab/><text:tab/><text:tab/></text:span><text:span text:style-name="T2247">klient</text:span><text:span text:style-name="T2248">.setId_klient(0);</text:span></text:p>
      <text:p text:style-name="P77"><text:span text:style-name="T2248"><text:tab/><text:tab/><text:tab/></text:span><text:span text:style-name="T2249">klient</text:span><text:span text:style-name="T2250">.setId(0);</text:span></text:p>
      <text:p text:style-name="P77"><text:span text:style-name="T2250"><text:tab/><text:tab/><text:tab/></text:span><text:span text:style-name="T2251">try</text:span><text:span text:style-name="T2252"><text:s/>{</text:span></text:p>
      <text:p text:style-name="P77"><text:span text:style-name="T2252"><text:tab/><text:tab/><text:tab/><text:tab/></text:span><text:span text:style-name="T2253">klient</text:span><text:span text:style-name="T2254">.dodajUzytkownikaDB();</text:span></text:p>
      <text:p text:style-name="P77"><text:span text:style-name="T2254"><text:tab/><text:tab/><text:tab/>}<text:s/></text:span><text:span text:style-name="T2255">catch</text:span><text:span text:style-name="T2256"><text:s/>(Exception<text:s/></text:span><text:span text:style-name="T2257">e1</text:span><text:span text:style-name="T2258">) {</text:span></text:p>
      <text:p text:style-name="P77"><text:span text:style-name="T2258"><text:tab/><text:tab/><text:tab/><text:tab/>System.</text:span><text:span text:style-name="T2259">out</text:span><text:span text:style-name="T2260">.println(</text:span><text:span text:style-name="T2261">"Adding klient to database Exception"</text:span><text:span text:style-name="T2262">);</text:span></text:p>
      <text:p text:style-name="P77"><text:span text:style-name="T2262"><text:tab/><text:tab/><text:tab/><text:tab/></text:span><text:span text:style-name="T2263">e1</text:span><text:span text:style-name="T2264">.printStackTrace();</text:span></text:p>
      <text:p text:style-name="P77"><text:span text:style-name="T2264"><text:tab/><text:tab/><text:tab/>}</text:span></text:p>
      <text:p text:style-name="P77"><text:span text:style-name="T2264"><text:tab/><text:tab/>}</text:span></text:p>
      <text:p text:style-name="P77"><text:span text:style-name="T2265"><text:tab/>Metoda dodaje uzytkownika do bazy danych.</text:span></text:p>
      <text:p text:style-name="P77"><text:span text:style-name="T2266"/></text:p>
      <text:p text:style-name="P77"><text:span text:style-name="T2266"/></text:p>
      <text:p text:style-name="P77"><text:span text:style-name="T2266">Wzorce:</text:span></text:p>
      <text:p text:style-name="P77"><text:span text:style-name="T2266">ActionProxy - Zmienilem logowanie, teraz Kierownik i Farmaceuta maja jedno Menu i tu wykorzystujemy proxy. Dzieki niemu sprawdzamy kto jest aktualnie zalogowany i ewentualnie udost</text:span><text:span text:style-name="T2267">ępniamy mu przyciski.</text:span></text:p>
      <text:p text:style-name="P77"><text:span text:style-name="T2267"/></text:p>
      <text:p text:style-name="P77"><text:span text:style-name="T2268">package Wzorce;</text:span></text:p>
      <text:p text:style-name="P77"><text:span text:style-name="T2268"/></text:p>
      <text:p text:style-name="P77"><text:span text:style-name="T2268">import java.awt.event.ActionEvent;</text:span></text:p>
      <text:p text:style-name="P77"><text:span text:style-name="T2268"/></text:p>
      <text:p text:style-name="P77"><text:span text:style-name="T2268">import javax.swing.AbstractAction;</text:span></text:p>
      <text:p text:style-name="P77"><text:span text:style-name="T2268">import javax.swing.Action;</text:span></text:p>
      <text:p text:style-name="P77"><text:span text:style-name="T2268"/></text:p>
      <text:p text:style-name="P77"><text:span text:style-name="T2268">import database.Typ;</text:span></text:p>
      <text:p text:style-name="P77"><text:span text:style-name="T2268">import database.Uzytkownik;</text:span></text:p>
      <text:p text:style-name="P77"><text:span text:style-name="T2268"/></text:p>
      <text:p text:style-name="P77"><text:span text:style-name="T2268">public class ActionProxy extends AbstractAction {</text:span></text:p>
      <text:p text:style-name="P77"><text:span text:style-name="T2268"><text:tab/>private Action action;</text:span></text:p>
      <text:p text:style-name="P77"><text:span text:style-name="T2268"><text:tab/>private Uzytkownik user;</text:span></text:p>
      <text:p text:style-name="P77"><text:span text:style-name="T2268"/></text:p>
      <text:p text:style-name="P77"><text:span text:style-name="T2268"><text:tab/>public ActionProxy(Action action_1, Uzytkownik user, String name, String desc) {</text:span></text:p>
      <text:p text:style-name="P77"><text:span text:style-name="T2268"><text:tab/><text:tab/>super();</text:span></text:p>
      <text:p text:style-name="P77"><text:span text:style-name="T2268"><text:tab/><text:tab/>putValue(NAME, name);</text:span></text:p>
      <text:p text:style-name="P77"><text:span text:style-name="T2268"><text:tab/><text:tab/>putValue(SHORT_DESCRIPTION, desc);</text:span></text:p>
      <text:p text:style-name="P77"><text:span text:style-name="T2268"><text:tab/><text:tab/>this.action = action_1;</text:span></text:p>
      <text:p text:style-name="P77"><text:span text:style-name="T2268"><text:tab/><text:tab/>this.user = user;</text:span></text:p>
      <text:p text:style-name="P77"><text:span text:style-name="T2268"><text:tab/>}</text:span></text:p>
      <text:p text:style-name="P77"><text:span text:style-name="T2268"/></text:p>
      <text:p text:style-name="P77"><text:span text:style-name="T2268"><text:tab/>private boolean checkRole(Typ typ) {</text:span></text:p>
      <text:p text:style-name="P77"><text:span text:style-name="T2268"><text:tab/><text:tab/>return user.getTyp().equals(typ);</text:span></text:p>
      <text:p text:style-name="P77"><text:span text:style-name="T2268"><text:tab/>}</text:span></text:p>
      <text:p text:style-name="P77"><text:span text:style-name="T2268"/></text:p>
      <text:p text:style-name="P77"><text:span text:style-name="T2268"><text:tab/>@Override</text:span></text:p>
      <text:p text:style-name="P77"><text:span text:style-name="T2268"><text:tab/>public void actionPerformed(ActionEvent e) {</text:span></text:p>
      <text:p text:style-name="P77"><text:span text:style-name="T2268"><text:tab/><text:tab/>if (checkRole(Typ.KIEROWNIK)) {</text:span></text:p>
      <text:p text:style-name="P77"><text:span text:style-name="T2268"><text:tab/><text:tab/><text:tab/>action.actionPerformed(e);</text:span></text:p>
      <text:p text:style-name="P77"><text:span text:style-name="T2268"><text:tab/><text:tab/>} else {</text:span></text:p>
      <text:p text:style-name="P77"><text:span text:style-name="T2268"><text:tab/><text:tab/><text:tab/>System.out.println("Tylko uzytkownik o typu " + Typ.KIEROWNIK + " ma dostep do tego przycisku");</text:span></text:p>
      <text:p text:style-name="P77"><text:span text:style-name="T2268"><text:tab/><text:tab/>}</text:span></text:p>
      <text:p text:style-name="P77"><text:span text:style-name="T2268"/></text:p>
      <text:p text:style-name="P77"><text:span text:style-name="T2268"><text:tab/>}</text:span></text:p>
      <text:p text:style-name="P77"><text:span text:style-name="T2268">}</text:span></text:p>
      <text:p text:style-name="P77"><text:span text:style-name="T2268"/></text:p>
      <text:p text:style-name="P77"><text:span text:style-name="T2269">MenuFactory - standoardowa fabryka do tworzenia obiektu Menu.</text:span></text:p>
      <text:p text:style-name="P77"><text:span text:style-name="T2269"/></text:p>
      <text:p text:style-name="P77"><text:span text:style-name="T2270">package Wzorce;</text:span></text:p>
      <text:p text:style-name="P77"><text:span text:style-name="T2270"/></text:p>
      <text:p text:style-name="P77"><text:span text:style-name="T2270">import Menu.KlientMenu;</text:span></text:p>
      <text:p text:style-name="P77"><text:span text:style-name="T2270">import Menu.Menu;</text:span></text:p>
      <text:p text:style-name="P77"><text:span text:style-name="T2270">import Menu.PracownikMenu;</text:span></text:p>
      <text:p text:style-name="P77"><text:span text:style-name="T2270">import database.Typ;</text:span></text:p>
      <text:p text:style-name="P77"><text:span text:style-name="T2270">import database.Uzytkownik;</text:span></text:p>
      <text:p text:style-name="P77"><text:span text:style-name="T2270"/></text:p>
      <text:p text:style-name="P77"><text:span text:style-name="T2270">public class MenuFactory {</text:span></text:p>
      <text:p text:style-name="P77"><text:span text:style-name="T2270"><text:tab/>public static Menu createMenu(Typ typ, Uzytkownik user){</text:span></text:p>
      <text:p text:style-name="P77"><text:span text:style-name="T2270"><text:tab/><text:s text:c="6"/>Menu menu = null;</text:span></text:p>
      <text:p text:style-name="P77"><text:span text:style-name="T2270"><text:tab/><text:s text:c="5"/>switch (typ) {</text:span></text:p>
      <text:p text:style-name="P77"><text:span text:style-name="T2270"><text:tab/><text:tab/><text:tab/><text:tab/><text:tab/><text:tab/><text:tab/>case KIEROWNIK:<text:tab/></text:span></text:p>
      <text:p text:style-name="P77"><text:span text:style-name="T2270"><text:tab/><text:tab/><text:tab/><text:tab/><text:tab/><text:tab/><text:tab/><text:tab/>menu = new PracownikMenu();</text:span></text:p>
      <text:p text:style-name="P77"><text:span text:style-name="T2270"><text:tab/><text:tab/><text:tab/><text:tab/><text:tab/><text:tab/><text:tab/><text:tab/>break;</text:span></text:p>
      <text:p text:style-name="P77"><text:span text:style-name="T2270"><text:tab/><text:tab/><text:tab/><text:tab/><text:tab/><text:tab/><text:tab/>case FARMACEUTA:</text:span></text:p>
      <text:p text:style-name="P77"><text:span text:style-name="T2270"><text:tab/><text:tab/><text:tab/><text:tab/><text:tab/><text:tab/><text:tab/><text:tab/>menu = new PracownikMenu();</text:span></text:p>
      <text:p text:style-name="P77"><text:span text:style-name="T2270"><text:tab/><text:tab/><text:tab/><text:tab/><text:tab/><text:tab/><text:tab/><text:tab/>break;</text:span></text:p>
      <text:p text:style-name="P77"><text:span text:style-name="T2270"><text:tab/><text:tab/><text:tab/><text:tab/><text:tab/><text:tab/><text:tab/>case KLIENT:</text:span></text:p>
      <text:p text:style-name="P77"><text:span text:style-name="T2270"><text:tab/><text:tab/><text:tab/><text:tab/><text:tab/><text:tab/><text:tab/><text:tab/>menu = new KlientMenu();</text:span></text:p>
      <text:p text:style-name="P77"><text:span text:style-name="T2270"><text:tab/><text:tab/><text:tab/><text:tab/><text:tab/><text:tab/><text:tab/><text:tab/>break;</text:span></text:p>
      <text:p text:style-name="P77"><text:span text:style-name="T2270"><text:tab/><text:tab/><text:tab/><text:tab/><text:tab/><text:tab/><text:tab/>default:</text:span></text:p>
      <text:p text:style-name="P77"><text:span text:style-name="T2270"><text:tab/><text:tab/><text:tab/><text:tab/><text:tab/><text:tab/><text:tab/><text:tab/>System.out.println("Zly typ uzytkownika");</text:span></text:p>
      <text:p text:style-name="P77"><text:span text:style-name="T2270"><text:tab/><text:tab/><text:tab/><text:tab/><text:tab/><text:tab/><text:tab/>}</text:span></text:p>
      <text:p text:style-name="P77"><text:span text:style-name="T2270"><text:tab/><text:tab/><text:tab/><text:tab/><text:tab/><text:tab/></text:span></text:p>
      <text:p text:style-name="P77"><text:span text:style-name="T2270"><text:tab/><text:s text:c="4"/><text:tab/>menu.setUser(user);</text:span></text:p>
      <text:p text:style-name="P77"><text:span text:style-name="T2270"><text:tab/><text:s text:c="4"/><text:tab/>return menu;</text:span></text:p>
      <text:p text:style-name="P77"><text:span text:style-name="T2270"><text:tab/><text:s text:c="4"/>}</text:span></text:p>
      <text:p text:style-name="P77"><text:span text:style-name="T2270"><text:tab/>}</text:span></text:p>
      <text:p text:style-name="P77"><text:span text:style-name="T2270"/></text:p>
      <text:p text:style-name="P77"><text:span text:style-name="T2271">UserMapper - Sluzy do transferu danych uzytkownika z bazy danych do obiektu Uzytkownik.</text:span></text:p>
      <text:p text:style-name="P77"><text:span text:style-name="T2271"/></text:p>
      <text:p text:style-name="P77"><text:span text:style-name="T2272">package Wzorce;</text:span></text:p>
      <text:p text:style-name="P77"><text:span text:style-name="T2272"/></text:p>
      <text:p text:style-name="P77"><text:span text:style-name="T2272">import java.sql.ResultSet;</text:span></text:p>
      <text:p text:style-name="P77"><text:span text:style-name="T2272">import java.sql.SQLException;</text:span></text:p>
      <text:p text:style-name="P77"><text:span text:style-name="T2272"/></text:p>
      <text:p text:style-name="P77"><text:span text:style-name="T2272">import database.Typ;</text:span></text:p>
      <text:p text:style-name="P77"><text:span text:style-name="T2272">import database.Uzytkownik;</text:span></text:p>
      <text:p text:style-name="P77"><text:span text:style-name="T2272"/></text:p>
      <text:p text:style-name="P77"><text:span text:style-name="T2272">public class UserMapper {</text:span></text:p>
      <text:p text:style-name="P77"><text:span text:style-name="T2272"><text:tab/><text:s text:c="2"/>public static Uzytkownik map(ResultSet rs) throws SQLException{</text:span></text:p>
      <text:p text:style-name="P77"><text:span text:style-name="T2272"><text:tab/><text:s text:c="4"/>Uzytkownik user = new Uzytkownik();</text:span></text:p>
      <text:p text:style-name="P77"><text:span text:style-name="T2272"><text:tab/><text:s text:c="2"/><text:tab/>while (rs.next()) {</text:span></text:p>
      <text:p text:style-name="P77"><text:span text:style-name="T2272"><text:tab/><text:s text:c="2"/><text:tab/><text:tab/><text:tab/><text:tab/><text:tab/>user.setId(rs.getInt(1));</text:span></text:p>
      <text:p text:style-name="P77"><text:span text:style-name="T2272"><text:tab/><text:tab/><text:tab/><text:tab/><text:tab/><text:tab/>user.setNazwaU(rs.getString(2));</text:span></text:p>
      <text:p text:style-name="P77"><text:span text:style-name="T2272"><text:tab/><text:tab/><text:tab/><text:tab/><text:tab/><text:tab/>user.setHaslo(rs.getString(3).toCharArray());</text:span></text:p>
      <text:p text:style-name="P77"><text:span text:style-name="T2272"><text:tab/><text:tab/><text:tab/><text:tab/><text:tab/><text:tab/>user.setTyp(Typ.valueOf(rs.getString(4)));</text:span></text:p>
      <text:p text:style-name="P77"><text:span text:style-name="T2272"><text:tab/><text:tab/><text:tab/><text:tab/><text:tab/><text:tab/>user.setImie(rs.getString(5));</text:span></text:p>
      <text:p text:style-name="P77"><text:span text:style-name="T2272"><text:tab/><text:tab/><text:tab/><text:tab/><text:tab/><text:tab/>user.setNazwisko(rs.getString(6));</text:span></text:p>
      <text:p text:style-name="P77"><text:span text:style-name="T2272"><text:tab/><text:tab/><text:tab/><text:tab/><text:tab/><text:tab/></text:span></text:p>
      <text:p text:style-name="P77"><text:span text:style-name="T2272"><text:tab/><text:s text:c="4"/>return user;</text:span></text:p>
      <text:p text:style-name="P77"><text:span text:style-name="T2272"><text:tab/><text:s text:c="2"/>}</text:span></text:p>
      <text:p text:style-name="P77"><text:span text:style-name="T2272"><text:tab/><text:s text:c="4"/></text:span></text:p>
      <text:p text:style-name="P77"><text:span text:style-name="T2272"><text:tab/><text:s text:c="4"/>return null;</text:span></text:p>
      <text:p text:style-name="P77"><text:span text:style-name="T2272"><text:tab/><text:s text:c="2"/>}</text:span></text:p>
      <text:p text:style-name="P77"><text:span text:style-name="T2272"><text:tab/>}</text:span><text:span text:style-name="T2273"/></text:p>
      <text:p text:style-name="P77"><text:span text:style-name="T2274"/></text:p>
      <text:p text:style-name="P77"><text:span text:style-name="T2274"/></text:p>
      <text:p text:style-name="P77"><text:span text:style-name="T2274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